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398cm"/>
    </style:style>
    <style:style style:family="table-column" style:name="co2">
      <style:table-column-properties fo:break-before="auto" style:column-width="3.189cm"/>
    </style:style>
    <style:style style:family="table-column" style:name="co3">
      <style:table-column-properties fo:break-before="auto" style:column-width="4.838cm"/>
    </style:style>
    <style:style style:family="table-column" style:name="co4">
      <style:table-column-properties fo:break-before="auto" style:column-width="0.644cm"/>
    </style:style>
    <style:style style:family="table-column" style:name="co5">
      <style:table-column-properties fo:break-before="auto" style:column-width="1.774cm"/>
    </style:style>
    <style:style style:family="table-column" style:name="co6">
      <style:table-column-properties fo:break-before="auto" style:column-width="2.125cm"/>
    </style:style>
    <style:style style:family="table-column" style:name="co7">
      <style:table-column-properties fo:break-before="auto" style:column-width="1.79cm"/>
    </style:style>
    <style:style style:family="table-column" style:name="co8">
      <style:table-column-properties fo:break-before="auto" style:column-width="3.85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Dere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number:text-style style:name="N100">
      <number:text-content/>
    </number:text-style>
    <style:style style:family="table-cell" style:parent-style-name="Default" style:name="ce2">
      <style:table-cell-properties fo:padding="0.071cm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Normal_5f_Sheet1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Normal_5f_Sheet1" style:name="ce1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1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Normal_5f_Sheet1" style:name="ce2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Normal_5f_Sheet1" style:name="ce2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8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Normal_5f_Sheet1" style:name="ce2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</style:style>
    <style:style style:family="table-cell" style:parent-style-name="Normal_5f_Sheet1" style:name="ce3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3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Default" style:name="ce3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3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4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5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6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fo:padding="0.071cm"/>
      <style:text-properties style:text-outline="false" style:text-line-through-type="none" fo:font-style="italic" style:font-style-asian="italic" style:text-line-through-style="none" style:font-size-complex="10pt" style:font-size-asian="10pt" style:font-style-complex="italic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ede gedeelte">
        <office:forms form:apply-design-mode="false" form:automatic-focus="false"/>
        <table:table-column table:style-name="co1" table:default-cell-style-name="ce2"/>
        <table:table-column table:style-name="co2" table:default-cell-style-name="ce15"/>
        <table:table-column table:style-name="co3" table:default-cell-style-name="ce2"/>
        <table:table-column table:style-name="co4" table:default-cell-style-name="ce2"/>
        <table:table-column table:style-name="co5" table:default-cell-style-name="Default" table:number-columns-repeated="8"/>
        <table:table-column table:style-name="co6" table:default-cell-style-name="ce2"/>
        <table:table-column table:style-name="co7" table:default-cell-style-name="ce61" table:number-columns-repeated="6"/>
        <table:table-column table:style-name="co5" table:default-cell-style-name="Default" table:number-columns-repeated="1005"/>
        <table:table-row table:style-name="ro1">
          <table:table-cell ns41:value-type="string" table:style-name="TL Title" office:value-type="string">
            <text:p>PROVINCIE GELDERLAND. DERDE GEDEELTE. INDEELING DER BEVOLKING NAAR DEN OUDERDOM.</text:p>
          </table:table-cell>
          <table:table-cell table:style-name="ce10"/>
          <table:table-cell table:style-name="ce20"/>
          <table:table-cell table:style-name="ce29"/>
          <table:table-cell table:style-name="ce31" table:number-columns-repeated="8"/>
          <table:table-cell table:style-name="ce51"/>
          <table:table-cell table:style-name="ce60" table:number-columns-repeated="6"/>
          <table:table-cell table:number-columns-repeated="1005"/>
        </table:table-row>
        <table:table-row table:style-name="ro1">
          <table:table-cell/>
          <table:table-cell table:style-name="ce11" table:number-columns-repeated="12"/>
          <table:table-cell table:number-columns-repeated="1011"/>
        </table:table-row>
        <table:table-row table:style-name="ro2">
          <table:table-cell ns41:value-type="string" table:number-rows-spanned="4" table:style-name="TL RowProperty" table:number-columns-spanned="1" office:value-type="string">
            <text:p>Steden/gemeenten</text:p>
          </table:table-cell>
          <table:table-cell ns41:value-type="string" table:number-rows-spanned="4" table:style-name="TL RowProperty" table:number-columns-spanned="1" office:value-type="string">
            <text:p>GEBOORTEJAAR</text:p>
          </table:table-cell>
          <table:table-cell ns41:value-type="string" table:number-rows-spanned="4" table:style-name="TL RowProperty" table:number-columns-spanned="1" office:value-type="string">
            <text:p>OUDERDOM.</text:p>
          </table:table-cell>
          <table:table-cell table:style-name="ce30"/>
          <table:table-cell ns41:value-type="string" table:number-rows-spanned="1" table:style-name="TL ColHeader" table:number-columns-spanned="4" office:value-type="string">
            <text:p>MANNELIJK GESLACHT.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.</text:p>
          </table:table-cell>
          <table:covered-table-cell table:style-name="TL ColHeader" table:number-columns-repeated="3"/>
          <table:table-cell ns41:value-type="string" table:number-rows-spanned="4" table:style-name="TL ColHeader" table:number-columns-spanned="1" office:value-type="string">
            <text:p>Algemeen Totaal</text:p>
          </table:table-cell>
          <table:table-cell ns41:value-type="string" table:number-rows-spanned="4" table:style-name="ce62" table:number-columns-spanned="1" office:value-type="string">
            <text:p>Telling</text:p>
          </table:table-cell>
          <table:table-cell ns41:value-type="string" table:number-rows-spanned="4" table:style-name="ce65" table:number-columns-spanned="1" office:value-type="string">
            <text:p>Tabel</text:p>
          </table:table-cell>
          <table:table-cell ns41:value-type="string" table:number-rows-spanned="4" table:style-name="ce65" table:number-columns-spanned="1" office:value-type="string">
            <text:p>Pagina links</text:p>
          </table:table-cell>
          <table:table-cell ns41:value-type="string" table:number-rows-spanned="4" table:style-name="ce65" table:number-columns-spanned="1" office:value-type="string">
            <text:p>Pagina rechts</text:p>
          </table:table-cell>
          <table:table-cell ns41:value-type="string" table:number-rows-spanned="4" table:style-name="ce65" table:number-columns-spanned="1" office:value-type="string">
            <text:p>Provincie</text:p>
          </table:table-cell>
          <table:table-cell ns41:value-type="string" table:number-rows-spanned="4" table:style-name="ce70" table:number-columns-spanned="1" office:value-type="string">
            <text:p>Image nr</text:p>
          </table:table-cell>
          <table:table-cell table:number-columns-repeated="1005"/>
        </table:table-row>
        <table:table-row table:style-name="ro2">
          <table:covered-table-cell table:style-name="ce4"/>
          <table:covered-table-cell table:style-name="ce13"/>
          <table:covered-table-cell table:style-name="ce22"/>
          <table:table-cell table:style-name="ce30"/>
          <table:table-cell ns41:value-type="string" table:number-rows-spanned="3" table:style-name="TL ColHeader" table:number-columns-spanned="1" office:value-type="string">
            <text:p>Ongehuwd</text:p>
          </table:table-cell>
          <table:table-cell ns41:value-type="string" table:number-rows-spanned="3" table:style-name="TL ColHeader" table:number-columns-spanned="1" office:value-type="string">
            <text:p>Gehuwd</text:p>
          </table:table-cell>
          <table:table-cell ns41:value-type="string" table:number-rows-spanned="3" table:style-name="TL ColHeader" table:number-columns-spanned="1" office:value-type="string">
            <text:p>Weduwnaars</text:p>
          </table:table-cell>
          <table:table-cell ns41:value-type="string" table:number-rows-spanned="3" table:style-name="TL ColHeader" table:number-columns-spanned="1" office:value-type="string">
            <text:p>Totaal</text:p>
          </table:table-cell>
          <table:table-cell ns41:value-type="string" table:number-rows-spanned="3" table:style-name="TL ColHeader" table:number-columns-spanned="1" office:value-type="string">
            <text:p>Ongehuwd</text:p>
          </table:table-cell>
          <table:table-cell ns41:value-type="string" table:number-rows-spanned="3" table:style-name="TL ColHeader" table:number-columns-spanned="1" office:value-type="string">
            <text:p>Gehuwd</text:p>
          </table:table-cell>
          <table:table-cell ns41:value-type="string" table:number-rows-spanned="3" table:style-name="TL ColHeader" table:number-columns-spanned="1" office:value-type="string">
            <text:p>Weduwen</text:p>
          </table:table-cell>
          <table:table-cell ns41:value-type="string" table:number-rows-spanned="3" table:style-name="TL ColHeader" table:number-columns-spanned="1" office:value-type="string">
            <text:p>Totaal</text:p>
          </table:table-cell>
          <table:covered-table-cell table:style-name="ce53"/>
          <table:covered-table-cell table:style-name="ce63"/>
          <table:covered-table-cell table:style-name="ce66"/>
          <table:covered-table-cell table:style-name="ce68" table:number-columns-repeated="3"/>
          <table:covered-table-cell table:style-name="ce71"/>
          <table:table-cell table:number-columns-repeated="1005"/>
        </table:table-row>
        <table:table-row table:style-name="ro2">
          <table:covered-table-cell table:style-name="ce4"/>
          <table:covered-table-cell table:style-name="ce13"/>
          <table:covered-table-cell table:style-name="ce22"/>
          <table:table-cell table:style-name="ce30"/>
          <table:covered-table-cell table:style-name="ce34"/>
          <table:covered-table-cell table:style-name="TL ColHeader" table:number-columns-repeated="2"/>
          <table:covered-table-cell table:style-name="ce47"/>
          <table:covered-table-cell table:style-name="TL ColHeader" table:number-columns-repeated="3"/>
          <table:covered-table-cell table:style-name="ce47"/>
          <table:covered-table-cell table:style-name="ce53"/>
          <table:covered-table-cell table:style-name="ce63"/>
          <table:covered-table-cell table:style-name="ce66"/>
          <table:covered-table-cell table:style-name="ce68" table:number-columns-repeated="3"/>
          <table:covered-table-cell table:style-name="ce71"/>
          <table:table-cell table:number-columns-repeated="1005"/>
        </table:table-row>
        <table:table-row table:style-name="ro2">
          <table:covered-table-cell table:style-name="ce5"/>
          <table:covered-table-cell table:style-name="ce14"/>
          <table:covered-table-cell table:style-name="ce23"/>
          <table:table-cell table:style-name="ce30"/>
          <table:covered-table-cell table:style-name="ce33"/>
          <table:covered-table-cell table:style-name="TL ColHeader" table:number-columns-repeated="2"/>
          <table:covered-table-cell table:style-name="ce46"/>
          <table:covered-table-cell table:style-name="TL ColHeader" table:number-columns-repeated="3"/>
          <table:covered-table-cell table:style-name="ce46"/>
          <table:covered-table-cell table:style-name="ce54"/>
          <table:covered-table-cell table:style-name="ce64"/>
          <table:covered-table-cell table:style-name="ce67"/>
          <table:covered-table-cell table:style-name="ce69" table:number-columns-repeated="3"/>
          <table:covered-table-cell table:style-name="ce72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154" office:value-type="float">
            <text:p>154</text:p>
          </table:table-cell>
          <table:table-cell table:style-name="TL Data" table:number-columns-repeated="2"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16" office:value-type="float">
            <text:p>216</text:p>
          </table:table-cell>
          <table:table-cell table:style-name="TL Data" table:number-columns-repeated="2"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370" office:value-type="float">
            <text:p>37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259" office:value-type="float">
            <text:p>259</text:p>
          </table:table-cell>
          <table:table-cell table:style-name="TL Data" table:number-columns-repeated="2"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77" office:value-type="float">
            <text:p>277</text:p>
          </table:table-cell>
          <table:table-cell table:style-name="TL Data" table:number-columns-repeated="2"/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536" office:value-type="float">
            <text:p>53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223" office:value-type="float">
            <text:p>223</text:p>
          </table:table-cell>
          <table:table-cell table:style-name="TL Data" table:number-columns-repeated="2"/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04" office:value-type="float">
            <text:p>204</text:p>
          </table:table-cell>
          <table:table-cell table:style-name="TL Data" table:number-columns-repeated="2"/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427" office:value-type="float">
            <text:p>42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180" office:value-type="float">
            <text:p>180</text:p>
          </table:table-cell>
          <table:table-cell table:style-name="TL Data" table:number-columns-repeated="2"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87" office:value-type="float">
            <text:p>187</text:p>
          </table:table-cell>
          <table:table-cell table:style-name="TL Data" table:number-columns-repeated="2"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367" office:value-type="float">
            <text:p>36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205" office:value-type="float">
            <text:p>205</text:p>
          </table:table-cell>
          <table:table-cell table:style-name="TL Data" table:number-columns-repeated="2"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11" office:value-type="float">
            <text:p>211</text:p>
          </table:table-cell>
          <table:table-cell table:style-name="TL Data" table:number-columns-repeated="2"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416" office:value-type="float">
            <text:p>41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226" office:value-type="float">
            <text:p>226</text:p>
          </table:table-cell>
          <table:table-cell table:style-name="TL Data" table:number-columns-repeated="2"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02" office:value-type="float">
            <text:p>202</text:p>
          </table:table-cell>
          <table:table-cell table:style-name="TL Data" table:number-columns-repeated="2"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428" office:value-type="float">
            <text:p>42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208" office:value-type="float">
            <text:p>208</text:p>
          </table:table-cell>
          <table:table-cell table:style-name="TL Data" table:number-columns-repeated="2"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10" office:value-type="float">
            <text:p>210</text:p>
          </table:table-cell>
          <table:table-cell table:style-name="TL Data" table:number-columns-repeated="2"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418" office:value-type="float">
            <text:p>41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168" office:value-type="float">
            <text:p>168</text:p>
          </table:table-cell>
          <table:table-cell table:style-name="TL Data" table:number-columns-repeated="2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202" office:value-type="float">
            <text:p>202</text:p>
          </table:table-cell>
          <table:table-cell table:style-name="TL Data" table:number-columns-repeated="2"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370" office:value-type="float">
            <text:p>37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199" office:value-type="float">
            <text:p>199</text:p>
          </table:table-cell>
          <table:table-cell table:style-name="TL Data" table:number-columns-repeated="2"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81" office:value-type="float">
            <text:p>181</text:p>
          </table:table-cell>
          <table:table-cell table:style-name="TL Data" table:number-columns-repeated="2"/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380" office:value-type="float">
            <text:p>38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185" office:value-type="float">
            <text:p>185</text:p>
          </table:table-cell>
          <table:table-cell table:style-name="TL Data" table:number-columns-repeated="2"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78" office:value-type="float">
            <text:p>178</text:p>
          </table:table-cell>
          <table:table-cell table:style-name="TL Data" table:number-columns-repeated="2"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363" office:value-type="float">
            <text:p>36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205" office:value-type="float">
            <text:p>205</text:p>
          </table:table-cell>
          <table:table-cell table:style-name="TL Data" table:number-columns-repeated="2"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11" office:value-type="float">
            <text:p>211</text:p>
          </table:table-cell>
          <table:table-cell table:style-name="TL Data" table:number-columns-repeated="2"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416" office:value-type="float">
            <text:p>41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186" office:value-type="float">
            <text:p>186</text:p>
          </table:table-cell>
          <table:table-cell table:style-name="TL Data" table:number-columns-repeated="2"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73" office:value-type="float">
            <text:p>173</text:p>
          </table:table-cell>
          <table:table-cell table:style-name="TL Data" table:number-columns-repeated="2"/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359" office:value-type="float">
            <text:p>35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229" office:value-type="float">
            <text:p>229</text:p>
          </table:table-cell>
          <table:table-cell table:style-name="TL Data" table:number-columns-repeated="2"/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62" office:value-type="float">
            <text:p>162</text:p>
          </table:table-cell>
          <table:table-cell table:style-name="TL Data" table:number-columns-repeated="2"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391" office:value-type="float">
            <text:p>39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211" office:value-type="float">
            <text:p>211</text:p>
          </table:table-cell>
          <table:table-cell table:style-name="TL Data" table:number-columns-repeated="2"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55" office:value-type="float">
            <text:p>155</text:p>
          </table:table-cell>
          <table:table-cell table:style-name="TL Data" table:number-columns-repeated="2"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366" office:value-type="float">
            <text:p>36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211" office:value-type="float">
            <text:p>211</text:p>
          </table:table-cell>
          <table:table-cell table:style-name="TL Data" table:number-columns-repeated="2"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87" office:value-type="float">
            <text:p>187</text:p>
          </table:table-cell>
          <table:table-cell table:style-name="TL Data" table:number-columns-repeated="2"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398" office:value-type="float">
            <text:p>39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176" office:value-type="float">
            <text:p>176</text:p>
          </table:table-cell>
          <table:table-cell table:style-name="TL Data" table:number-columns-repeated="2"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54" office:value-type="float">
            <text:p>154</text:p>
          </table:table-cell>
          <table:table-cell table:style-name="TL Data" table:number-columns-repeated="2"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330" office:value-type="float">
            <text:p>33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202" office:value-type="float">
            <text:p>202</text:p>
          </table:table-cell>
          <table:table-cell table:style-name="TL Data" table:number-columns-repeated="2"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82" office:value-type="float">
            <text:p>182</text:p>
          </table:table-cell>
          <table:table-cell table:style-name="TL Data" table:number-columns-repeated="2"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384" office:value-type="float">
            <text:p>38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168" office:value-type="float">
            <text:p>168</text:p>
          </table:table-cell>
          <table:table-cell table:style-name="TL Data" table:number-columns-repeated="2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317" office:value-type="float">
            <text:p>31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62" office:value-type="float">
            <text:p>162</text:p>
          </table:table-cell>
          <table:table-cell table:style-name="TL Data" table:number-columns-repeated="2"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329" office:value-type="float">
            <text:p>32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394" office:value-type="float">
            <text:p>39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431" office:value-type="float">
            <text:p>43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349" office:value-type="float">
            <text:p>34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365" office:value-type="float">
            <text:p>36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86" office:value-type="float">
            <text:p>38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399" office:value-type="float">
            <text:p>39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421" office:value-type="float">
            <text:p>42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73" office:value-type="float">
            <text:p>37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382" office:value-type="float">
            <text:p>38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340" office:value-type="float">
            <text:p>34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361" office:value-type="float">
            <text:p>36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330" office:value-type="float">
            <text:p>33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89" office:value-type="float">
            <text:p>28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68" office:value-type="float">
            <text:p>26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70" office:value-type="float">
            <text:p>27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70" office:value-type="float">
            <text:p>27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40" office:value-type="float">
            <text:p>24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65" office:value-type="float">
            <text:p>26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52" office:value-type="float">
            <text:p>25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42" office:value-type="float">
            <text:p>24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44" office:value-type="float">
            <text:p>24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33" office:value-type="float">
            <text:p>23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68" office:value-type="float">
            <text:p>16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44" office:value-type="float">
            <text:p>24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17" office:value-type="float">
            <text:p>21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89" office:value-type="float">
            <text:p>18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94" office:value-type="float">
            <text:p>19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76" office:value-type="float">
            <text:p>17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08" office:value-type="float">
            <text:p>20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01" office:value-type="float">
            <text:p>20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07" office:value-type="float">
            <text:p>20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22" office:value-type="float">
            <text:p>22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table:style-name="TL RowHeader"/>
          <table:table-cell ns41:value-type="string" table:style-name="TL RowHeader" office:value-type="string">
            <text:p>Over te brengen</text:p>
          </table:table-cell>
          <table:table-cell/>
          <table:table-cell ns41:value-type="float" table:style-name="TL Data" office:value="5821" office:value-type="float">
            <text:p>5,821</text:p>
          </table:table-cell>
          <table:table-cell ns41:value-type="float" table:style-name="TL Data" office:value="2006" office:value-type="float">
            <text:p>2,006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7943" office:value-type="float">
            <text:p>7,943</text:p>
          </table:table-cell>
          <table:table-cell ns41:value-type="float" table:style-name="TL Data" office:value="6197" office:value-type="float">
            <text:p>6,197</text:p>
          </table:table-cell>
          <table:table-cell ns41:value-type="float" table:style-name="TL Data" office:value="2105" office:value-type="float">
            <text:p>2,105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8552" office:value-type="float">
            <text:p>8,552</text:p>
          </table:table-cell>
          <table:table-cell ns41:value-type="float" table:style-name="TL Data" office:value="16495" office:value-type="float">
            <text:p>16,49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81" office:value-type="float">
            <text:p>18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93" office:value-type="float">
            <text:p>19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57" office:value-type="float">
            <text:p>15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46" office:value-type="float">
            <text:p>14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41" office:value-type="float">
            <text:p>14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44" office:value-type="float">
            <text:p>14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39" office:value-type="float">
            <text:p>13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16" office:value-type="float">
            <text:p>11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99" office:value-type="float">
            <text:p>9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14" office:value-type="float">
            <text:p>11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05" office:value-type="float">
            <text:p>10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15" office:value-type="float">
            <text:p>11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78" office:value-type="float">
            <text:p>7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table:style-name="TL Data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86" office:value-type="float">
            <text:p>8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97" office:value-type="float">
            <text:p>9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4" office:value-type="float">
            <text:p>6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2" office:value-type="float">
            <text:p>6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4" office:value-type="float">
            <text:p>5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83" office:value-type="float">
            <text:p>8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" office:value-type="float">
            <text:p>21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0" office:value-type="float">
            <text:p>5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5" office:value-type="float">
            <text:p>3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7" office:value-type="float">
            <text:p>3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1" office:value-type="float">
            <text:p>3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9" office:value-type="float">
            <text:p>3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9" office:value-type="float">
            <text:p>3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table:style-name="TL Data"/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table:style-name="TL Data"/>
          <table:table-cell table:style-name="TL Data" table:number-columns-repeated="3"/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table:style-name="TL RowHeader"/>
          <table:table-cell ns41:value-type="string" table:style-name="TL RowHeader" office:value-type="string">
            <text:p>Onbekenden ouderdom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RNHEM.</text:p>
          </table:table-cell>
          <table:table-cell table:style-name="TL RowHeader"/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5910" office:value-type="float">
            <text:p>5,910</text:p>
          </table:table-cell>
          <table:table-cell ns41:value-type="float" table:style-name="TL Data" office:value="2814" office:value-type="float">
            <text:p>2,814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9039" office:value-type="float">
            <text:p>9,039</text:p>
          </table:table-cell>
          <table:table-cell ns41:value-type="float" table:style-name="TL Data" office:value="6464" office:value-type="float">
            <text:p>6,464</text:p>
          </table:table-cell>
          <table:table-cell ns41:value-type="float" table:style-name="TL Data" office:value="2792" office:value-type="float">
            <text:p>2,792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10072" office:value-type="float">
            <text:p>10,072</text:p>
          </table:table-cell>
          <table:table-cell ns41:value-type="float" table:style-name="TL Data" office:value="19111" office:value-type="float">
            <text:p>19,11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256" office:value-type="float">
            <text:p>256</text:p>
          </table:table-cell>
          <table:table-cell table:style-name="TL Data" table:number-columns-repeated="2"/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83" office:value-type="float">
            <text:p>283</text:p>
          </table:table-cell>
          <table:table-cell table:style-name="TL Data" table:number-columns-repeated="2"/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539" office:value-type="float">
            <text:p>53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198" office:value-type="float">
            <text:p>198</text:p>
          </table:table-cell>
          <table:table-cell table:style-name="TL Data" table:number-columns-repeated="2"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91" office:value-type="float">
            <text:p>191</text:p>
          </table:table-cell>
          <table:table-cell table:style-name="TL Data" table:number-columns-repeated="2"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389" office:value-type="float">
            <text:p>38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214" office:value-type="float">
            <text:p>214</text:p>
          </table:table-cell>
          <table:table-cell table:style-name="TL Data" table:number-columns-repeated="2"/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40" office:value-type="float">
            <text:p>240</text:p>
          </table:table-cell>
          <table:table-cell table:style-name="TL Data" table:number-columns-repeated="2"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454" office:value-type="float">
            <text:p>45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181" office:value-type="float">
            <text:p>181</text:p>
          </table:table-cell>
          <table:table-cell table:style-name="TL Data" table:number-columns-repeated="2"/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94" office:value-type="float">
            <text:p>194</text:p>
          </table:table-cell>
          <table:table-cell table:style-name="TL Data" table:number-columns-repeated="2"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375" office:value-type="float">
            <text:p>37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232" office:value-type="float">
            <text:p>232</text:p>
          </table:table-cell>
          <table:table-cell table:style-name="TL Data" table:number-columns-repeated="2"/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50" office:value-type="float">
            <text:p>250</text:p>
          </table:table-cell>
          <table:table-cell table:style-name="TL Data" table:number-columns-repeated="2"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482" office:value-type="float">
            <text:p>48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236" office:value-type="float">
            <text:p>236</text:p>
          </table:table-cell>
          <table:table-cell table:style-name="TL Data" table:number-columns-repeated="2"/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39" office:value-type="float">
            <text:p>239</text:p>
          </table:table-cell>
          <table:table-cell table:style-name="TL Data" table:number-columns-repeated="2"/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475" office:value-type="float">
            <text:p>47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179" office:value-type="float">
            <text:p>179</text:p>
          </table:table-cell>
          <table:table-cell table:style-name="TL Data" table:number-columns-repeated="2"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91" office:value-type="float">
            <text:p>191</text:p>
          </table:table-cell>
          <table:table-cell table:style-name="TL Data" table:number-columns-repeated="2"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370" office:value-type="float">
            <text:p>37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224" office:value-type="float">
            <text:p>224</text:p>
          </table:table-cell>
          <table:table-cell table:style-name="TL Data" table:number-columns-repeated="2"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37" office:value-type="float">
            <text:p>237</text:p>
          </table:table-cell>
          <table:table-cell table:style-name="TL Data" table:number-columns-repeated="2"/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461" office:value-type="float">
            <text:p>46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226" office:value-type="float">
            <text:p>226</text:p>
          </table:table-cell>
          <table:table-cell table:style-name="TL Data" table:number-columns-repeated="2"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94" office:value-type="float">
            <text:p>194</text:p>
          </table:table-cell>
          <table:table-cell table:style-name="TL Data" table:number-columns-repeated="2"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420" office:value-type="float">
            <text:p>42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222" office:value-type="float">
            <text:p>222</text:p>
          </table:table-cell>
          <table:table-cell table:style-name="TL Data" table:number-columns-repeated="2"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14" office:value-type="float">
            <text:p>214</text:p>
          </table:table-cell>
          <table:table-cell table:style-name="TL Data" table:number-columns-repeated="2"/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436" office:value-type="float">
            <text:p>43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199" office:value-type="float">
            <text:p>199</text:p>
          </table:table-cell>
          <table:table-cell table:style-name="TL Data" table:number-columns-repeated="2"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43" office:value-type="float">
            <text:p>243</text:p>
          </table:table-cell>
          <table:table-cell table:style-name="TL Data" table:number-columns-repeated="2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442" office:value-type="float">
            <text:p>44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209" office:value-type="float">
            <text:p>209</text:p>
          </table:table-cell>
          <table:table-cell table:style-name="TL Data" table:number-columns-repeated="2"/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21" office:value-type="float">
            <text:p>221</text:p>
          </table:table-cell>
          <table:table-cell table:style-name="TL Data" table:number-columns-repeated="2"/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430" office:value-type="float">
            <text:p>43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213" office:value-type="float">
            <text:p>213</text:p>
          </table:table-cell>
          <table:table-cell table:style-name="TL Data" table:number-columns-repeated="2"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91" office:value-type="float">
            <text:p>191</text:p>
          </table:table-cell>
          <table:table-cell table:style-name="TL Data" table:number-columns-repeated="2"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404" office:value-type="float">
            <text:p>40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197" office:value-type="float">
            <text:p>197</text:p>
          </table:table-cell>
          <table:table-cell table:style-name="TL Data" table:number-columns-repeated="2"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31" office:value-type="float">
            <text:p>231</text:p>
          </table:table-cell>
          <table:table-cell table:style-name="TL Data" table:number-columns-repeated="2"/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428" office:value-type="float">
            <text:p>42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191" office:value-type="float">
            <text:p>191</text:p>
          </table:table-cell>
          <table:table-cell table:style-name="TL Data" table:number-columns-repeated="2"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94" office:value-type="float">
            <text:p>194</text:p>
          </table:table-cell>
          <table:table-cell table:style-name="TL Data" table:number-columns-repeated="2"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385" office:value-type="float">
            <text:p>38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196" office:value-type="float">
            <text:p>196</text:p>
          </table:table-cell>
          <table:table-cell table:style-name="TL Data" table:number-columns-repeated="2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08" office:value-type="float">
            <text:p>208</text:p>
          </table:table-cell>
          <table:table-cell table:style-name="TL Data" table:number-columns-repeated="2"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404" office:value-type="float">
            <text:p>40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216" office:value-type="float">
            <text:p>216</text:p>
          </table:table-cell>
          <table:table-cell table:style-name="TL Data" table:number-columns-repeated="2"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70" office:value-type="float">
            <text:p>170</text:p>
          </table:table-cell>
          <table:table-cell table:style-name="TL Data" table:number-columns-repeated="2"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386" office:value-type="float">
            <text:p>38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179" office:value-type="float">
            <text:p>179</text:p>
          </table:table-cell>
          <table:table-cell table:style-name="TL Data" table:number-columns-repeated="2"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67" office:value-type="float">
            <text:p>167</text:p>
          </table:table-cell>
          <table:table-cell table:style-name="TL Data" table:number-columns-repeated="2"/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346" office:value-type="float">
            <text:p>34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351" office:value-type="float">
            <text:p>35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159" office:value-type="float">
            <text:p>159</text:p>
          </table:table-cell>
          <table:table-cell table:style-name="TL Data" table:number-columns-repeated="2"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348" office:value-type="float">
            <text:p>34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412" office:value-type="float">
            <text:p>41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443" office:value-type="float">
            <text:p>44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415" office:value-type="float">
            <text:p>41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429" office:value-type="float">
            <text:p>42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396" office:value-type="float">
            <text:p>39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426" office:value-type="float">
            <text:p>42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374" office:value-type="float">
            <text:p>37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72" office:value-type="float">
            <text:p>37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/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390" office:value-type="float">
            <text:p>39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330" office:value-type="float">
            <text:p>33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79" office:value-type="float">
            <text:p>79</text:p>
          </table:table-cell>
          <table:table-cell table:style-name="TL Data"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355" office:value-type="float">
            <text:p>35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95" office:value-type="float">
            <text:p>29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71" office:value-type="float">
            <text:p>27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303" office:value-type="float">
            <text:p>30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89" office:value-type="float">
            <text:p>89</text:p>
          </table:table-cell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83" office:value-type="float">
            <text:p>28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75" office:value-type="float">
            <text:p>27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64" office:value-type="float">
            <text:p>26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56" office:value-type="float">
            <text:p>25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32" office:value-type="float">
            <text:p>23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39" office:value-type="float">
            <text:p>23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50" office:value-type="float">
            <text:p>25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32" office:value-type="float">
            <text:p>23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46" office:value-type="float">
            <text:p>24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27" office:value-type="float">
            <text:p>22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26" office:value-type="float">
            <text:p>22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32" office:value-type="float">
            <text:p>23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39" office:value-type="float">
            <text:p>23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38" office:value-type="float">
            <text:p>23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23" office:value-type="float">
            <text:p>22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28" office:value-type="float">
            <text:p>22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61" office:value-type="float">
            <text:p>26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30" office:value-type="float">
            <text:p>23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table:style-name="TL RowHeader"/>
          <table:table-cell ns41:value-type="string" table:style-name="TL RowHeader" office:value-type="string">
            <text:p>Over te brengen</text:p>
          </table:table-cell>
          <table:table-cell/>
          <table:table-cell ns41:value-type="float" table:style-name="TL Data" office:value="6337" office:value-type="float">
            <text:p>6,337</text:p>
          </table:table-cell>
          <table:table-cell ns41:value-type="float" table:style-name="TL Data" office:value="2202" office:value-type="float">
            <text:p>2,20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617" office:value-type="float">
            <text:p>8,617</text:p>
          </table:table-cell>
          <table:table-cell ns41:value-type="float" table:style-name="TL Data" office:value="6702" office:value-type="float">
            <text:p>6,702</text:p>
          </table:table-cell>
          <table:table-cell ns41:value-type="float" table:style-name="TL Data" office:value="2320" office:value-type="float">
            <text:p>2,320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9300" office:value-type="float">
            <text:p>9,300</text:p>
          </table:table-cell>
          <table:table-cell ns41:value-type="float" table:style-name="TL Data" office:value="17917" office:value-type="float">
            <text:p>17,91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00" office:value-type="float">
            <text:p>20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99" office:value-type="float">
            <text:p>19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94" office:value-type="float">
            <text:p>19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01" office:value-type="float">
            <text:p>20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17" office:value-type="float">
            <text:p>21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71" office:value-type="float">
            <text:p>17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57" office:value-type="float">
            <text:p>15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57" office:value-type="float">
            <text:p>15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55" office:value-type="float">
            <text:p>15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31" office:value-type="float">
            <text:p>13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52" office:value-type="float">
            <text:p>15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30" office:value-type="float">
            <text:p>13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table:style-name="TL Data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14" office:value-type="float">
            <text:p>11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97" office:value-type="float">
            <text:p>9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69" office:value-type="float">
            <text:p>6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8" office:value-type="float">
            <text:p>7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71" office:value-type="float">
            <text:p>7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86" office:value-type="float">
            <text:p>8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" office:value-type="float">
            <text:p>21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5" office:value-type="float">
            <text:p>5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3" office:value-type="float">
            <text:p>5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19" table:style-name="TL Data" table:number-columns-repeated="2" office:value-type="float">
            <text:p>1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81" office:value-type="float">
            <text:p>8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3" office:value-type="float">
            <text:p>6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0" office:value-type="float">
            <text:p>6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1" office:value-type="float">
            <text:p>7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0" office:value-type="float">
            <text:p>5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1" office:value-type="float">
            <text:p>4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6" office:value-type="float">
            <text:p>3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1" office:value-type="float">
            <text:p>3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8" office:value-type="float">
            <text:p>2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1" office:value-type="float">
            <text:p>2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table:style-name="TL Data"/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" office:value-type="float">
            <text:p>2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3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3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table:style-name="TL Data"/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tot 101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ns41:value-type="float" table:style-name="TL RowHeader" office:value="1745" office:value-type="float">
            <text:p>1745</text:p>
          </table:table-cell>
          <table:table-cell ns41:value-type="string" table:style-name="TL RowHeader" office:value-type="string">
            <text:p>van 104 tot 105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table:style-name="TL RowHeader"/>
          <table:table-cell ns41:value-type="string" table:style-name="TL RowHeader" office:value-type="string">
            <text:p>Onbekende ouderdom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NIJMEGEN.</text:p>
          </table:table-cell>
          <table:table-cell table:style-name="TL RowHeader"/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6480" office:value-type="float">
            <text:p>6,480</text:p>
          </table:table-cell>
          <table:table-cell ns41:value-type="float" table:style-name="TL Data" office:value="3140" office:value-type="float">
            <text:p>3,140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9987" office:value-type="float">
            <text:p>9,987</text:p>
          </table:table-cell>
          <table:table-cell ns41:value-type="float" table:style-name="TL Data" office:value="7048" office:value-type="float">
            <text:p>7,048</text:p>
          </table:table-cell>
          <table:table-cell ns41:value-type="float" table:style-name="TL Data" office:value="3147" office:value-type="float">
            <text:p>3,147</text:p>
          </table:table-cell>
          <table:table-cell ns41:value-type="float" table:style-name="TL Data" office:value="1036" office:value-type="float">
            <text:p>1,036</text:p>
          </table:table-cell>
          <table:table-cell ns41:value-type="float" table:style-name="TL Data" office:value="11231" office:value-type="float">
            <text:p>11,231</text:p>
          </table:table-cell>
          <table:table-cell ns41:value-type="float" table:style-name="TL Data" office:value="21218" office:value-type="float">
            <text:p>21,21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1219" office:value-type="float">
            <text:p>1,219</text:p>
          </table:table-cell>
          <table:table-cell table:style-name="TL Data" table:number-columns-repeated="2"/>
          <table:table-cell ns41:value-type="float" table:style-name="TL Data" office:value="1219" office:value-type="float">
            <text:p>1,219</text:p>
          </table:table-cell>
          <table:table-cell ns41:value-type="float" table:style-name="TL Data" office:value="1287" office:value-type="float">
            <text:p>1,287</text:p>
          </table:table-cell>
          <table:table-cell table:style-name="TL Data" table:number-columns-repeated="2"/>
          <table:table-cell ns41:value-type="float" table:style-name="TL Data" office:value="1287" office:value-type="float">
            <text:p>1,287</text:p>
          </table:table-cell>
          <table:table-cell ns41:value-type="float" table:style-name="TL Data" office:value="2506" office:value-type="float">
            <text:p>2,50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1114" office:value-type="float">
            <text:p>1,114</text:p>
          </table:table-cell>
          <table:table-cell table:style-name="TL Data" table:number-columns-repeated="2"/>
          <table:table-cell ns41:value-type="float" table:style-name="TL Data" office:value="1114" office:value-type="float">
            <text:p>1,114</text:p>
          </table:table-cell>
          <table:table-cell ns41:value-type="float" table:style-name="TL Data" office:value="1133" office:value-type="float">
            <text:p>1,133</text:p>
          </table:table-cell>
          <table:table-cell table:style-name="TL Data" table:number-columns-repeated="2"/>
          <table:table-cell ns41:value-type="float" table:style-name="TL Data" office:value="1133" office:value-type="float">
            <text:p>1,133</text:p>
          </table:table-cell>
          <table:table-cell ns41:value-type="float" table:style-name="TL Data" office:value="2247" office:value-type="float">
            <text:p>2,24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1050" office:value-type="float">
            <text:p>1,050</text:p>
          </table:table-cell>
          <table:table-cell table:style-name="TL Data" table:number-columns-repeated="2"/>
          <table:table-cell ns41:value-type="float" table:style-name="TL Data" office:value="1050" office:value-type="float">
            <text:p>1,050</text:p>
          </table:table-cell>
          <table:table-cell ns41:value-type="float" table:style-name="TL Data" office:value="1053" office:value-type="float">
            <text:p>1,053</text:p>
          </table:table-cell>
          <table:table-cell table:style-name="TL Data" table:number-columns-repeated="2"/>
          <table:table-cell ns41:value-type="float" table:style-name="TL Data" office:value="1053" office:value-type="float">
            <text:p>1,053</text:p>
          </table:table-cell>
          <table:table-cell ns41:value-type="float" table:style-name="TL Data" office:value="2103" office:value-type="float">
            <text:p>2,10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988" office:value-type="float">
            <text:p>988</text:p>
          </table:table-cell>
          <table:table-cell table:style-name="TL Data" table:number-columns-repeated="2"/>
          <table:table-cell ns41:value-type="float" table:style-name="TL Data" office:value="988" office:value-type="float">
            <text:p>988</text:p>
          </table:table-cell>
          <table:table-cell ns41:value-type="float" table:style-name="TL Data" office:value="1003" office:value-type="float">
            <text:p>1,003</text:p>
          </table:table-cell>
          <table:table-cell table:style-name="TL Data" table:number-columns-repeated="2"/>
          <table:table-cell ns41:value-type="float" table:style-name="TL Data" office:value="1003" office:value-type="float">
            <text:p>1,003</text:p>
          </table:table-cell>
          <table:table-cell ns41:value-type="float" table:style-name="TL Data" office:value="1991" office:value-type="float">
            <text:p>1,99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1112" office:value-type="float">
            <text:p>1,112</text:p>
          </table:table-cell>
          <table:table-cell table:style-name="TL Data" table:number-columns-repeated="2"/>
          <table:table-cell ns41:value-type="float" table:style-name="TL Data" office:value="1112" office:value-type="float">
            <text:p>1,112</text:p>
          </table:table-cell>
          <table:table-cell ns41:value-type="float" table:style-name="TL Data" office:value="1113" office:value-type="float">
            <text:p>1,113</text:p>
          </table:table-cell>
          <table:table-cell table:style-name="TL Data" table:number-columns-repeated="2"/>
          <table:table-cell ns41:value-type="float" table:style-name="TL Data" office:value="1113" office:value-type="float">
            <text:p>1,113</text:p>
          </table:table-cell>
          <table:table-cell ns41:value-type="float" table:style-name="TL Data" office:value="2225" office:value-type="float">
            <text:p>2,22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1200" office:value-type="float">
            <text:p>1,200</text:p>
          </table:table-cell>
          <table:table-cell table:style-name="TL Data" table:number-columns-repeated="2"/>
          <table:table-cell ns41:value-type="float" table:style-name="TL Data" office:value="1200" office:value-type="float">
            <text:p>1,200</text:p>
          </table:table-cell>
          <table:table-cell ns41:value-type="float" table:style-name="TL Data" office:value="1119" office:value-type="float">
            <text:p>1,119</text:p>
          </table:table-cell>
          <table:table-cell table:style-name="TL Data" table:number-columns-repeated="2"/>
          <table:table-cell ns41:value-type="float" table:style-name="TL Data" office:value="1119" office:value-type="float">
            <text:p>1,119</text:p>
          </table:table-cell>
          <table:table-cell ns41:value-type="float" table:style-name="TL Data" office:value="2319" office:value-type="float">
            <text:p>2,31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1087" office:value-type="float">
            <text:p>1,087</text:p>
          </table:table-cell>
          <table:table-cell table:style-name="TL Data" table:number-columns-repeated="2"/>
          <table:table-cell ns41:value-type="float" table:style-name="TL Data" office:value="1087" office:value-type="float">
            <text:p>1,087</text:p>
          </table:table-cell>
          <table:table-cell ns41:value-type="float" table:style-name="TL Data" office:value="1062" office:value-type="float">
            <text:p>1,062</text:p>
          </table:table-cell>
          <table:table-cell table:style-name="TL Data" table:number-columns-repeated="2"/>
          <table:table-cell ns41:value-type="float" table:style-name="TL Data" office:value="1062" office:value-type="float">
            <text:p>1,062</text:p>
          </table:table-cell>
          <table:table-cell ns41:value-type="float" table:style-name="TL Data" office:value="2149" office:value-type="float">
            <text:p>2,14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1054" office:value-type="float">
            <text:p>1,054</text:p>
          </table:table-cell>
          <table:table-cell table:style-name="TL Data" table:number-columns-repeated="2"/>
          <table:table-cell ns41:value-type="float" table:style-name="TL Data" office:value="1054" office:value-type="float">
            <text:p>1,054</text:p>
          </table:table-cell>
          <table:table-cell ns41:value-type="float" table:style-name="TL Data" office:value="1082" office:value-type="float">
            <text:p>1,082</text:p>
          </table:table-cell>
          <table:table-cell table:style-name="TL Data" table:number-columns-repeated="2"/>
          <table:table-cell ns41:value-type="float" table:style-name="TL Data" office:value="1082" office:value-type="float">
            <text:p>1,082</text:p>
          </table:table-cell>
          <table:table-cell ns41:value-type="float" table:style-name="TL Data" office:value="2136" office:value-type="float">
            <text:p>2,13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1101" office:value-type="float">
            <text:p>1,101</text:p>
          </table:table-cell>
          <table:table-cell table:style-name="TL Data" table:number-columns-repeated="2"/>
          <table:table-cell ns41:value-type="float" table:style-name="TL Data" office:value="1101" office:value-type="float">
            <text:p>1,101</text:p>
          </table:table-cell>
          <table:table-cell ns41:value-type="float" table:style-name="TL Data" office:value="984" office:value-type="float">
            <text:p>984</text:p>
          </table:table-cell>
          <table:table-cell table:style-name="TL Data" table:number-columns-repeated="2"/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2085" office:value-type="float">
            <text:p>2,08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1068" office:value-type="float">
            <text:p>1,068</text:p>
          </table:table-cell>
          <table:table-cell table:style-name="TL Data" table:number-columns-repeated="2"/>
          <table:table-cell ns41:value-type="float" table:style-name="TL Data" office:value="1068" office:value-type="float">
            <text:p>1,068</text:p>
          </table:table-cell>
          <table:table-cell ns41:value-type="float" table:style-name="TL Data" office:value="1088" office:value-type="float">
            <text:p>1,088</text:p>
          </table:table-cell>
          <table:table-cell table:style-name="TL Data" table:number-columns-repeated="2"/>
          <table:table-cell ns41:value-type="float" table:style-name="TL Data" office:value="1088" office:value-type="float">
            <text:p>1,088</text:p>
          </table:table-cell>
          <table:table-cell ns41:value-type="float" table:style-name="TL Data" office:value="2156" office:value-type="float">
            <text:p>2,15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1034" office:value-type="float">
            <text:p>1,034</text:p>
          </table:table-cell>
          <table:table-cell table:style-name="TL Data" table:number-columns-repeated="2"/>
          <table:table-cell ns41:value-type="float" table:style-name="TL Data" office:value="1034" office:value-type="float">
            <text:p>1,034</text:p>
          </table:table-cell>
          <table:table-cell ns41:value-type="float" table:style-name="TL Data" office:value="1124" office:value-type="float">
            <text:p>1,124</text:p>
          </table:table-cell>
          <table:table-cell table:style-name="TL Data" table:number-columns-repeated="2"/>
          <table:table-cell ns41:value-type="float" table:style-name="TL Data" office:value="1124" office:value-type="float">
            <text:p>1,124</text:p>
          </table:table-cell>
          <table:table-cell ns41:value-type="float" table:style-name="TL Data" office:value="2158" office:value-type="float">
            <text:p>2,15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1071" office:value-type="float">
            <text:p>1,071</text:p>
          </table:table-cell>
          <table:table-cell table:style-name="TL Data" table:number-columns-repeated="2"/>
          <table:table-cell ns41:value-type="float" table:style-name="TL Data" office:value="1071" office:value-type="float">
            <text:p>1,071</text:p>
          </table:table-cell>
          <table:table-cell ns41:value-type="float" table:style-name="TL Data" office:value="1043" office:value-type="float">
            <text:p>1,043</text:p>
          </table:table-cell>
          <table:table-cell table:style-name="TL Data" table:number-columns-repeated="2"/>
          <table:table-cell ns41:value-type="float" table:style-name="TL Data" office:value="1043" office:value-type="float">
            <text:p>1,043</text:p>
          </table:table-cell>
          <table:table-cell ns41:value-type="float" table:style-name="TL Data" office:value="2114" office:value-type="float">
            <text:p>2,11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1046" office:value-type="float">
            <text:p>1,046</text:p>
          </table:table-cell>
          <table:table-cell table:style-name="TL Data" table:number-columns-repeated="2"/>
          <table:table-cell ns41:value-type="float" table:style-name="TL Data" office:value="1046" office:value-type="float">
            <text:p>1,046</text:p>
          </table:table-cell>
          <table:table-cell ns41:value-type="float" table:style-name="TL Data" office:value="1012" office:value-type="float">
            <text:p>1,012</text:p>
          </table:table-cell>
          <table:table-cell table:style-name="TL Data" table:number-columns-repeated="2"/>
          <table:table-cell ns41:value-type="float" table:style-name="TL Data" office:value="1012" office:value-type="float">
            <text:p>1,012</text:p>
          </table:table-cell>
          <table:table-cell ns41:value-type="float" table:style-name="TL Data" office:value="2058" office:value-type="float">
            <text:p>2,05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1100" office:value-type="float">
            <text:p>1,100</text:p>
          </table:table-cell>
          <table:table-cell table:style-name="TL Data" table:number-columns-repeated="2"/>
          <table:table-cell ns41:value-type="float" table:style-name="TL Data" office:value="1100" office:value-type="float">
            <text:p>1,100</text:p>
          </table:table-cell>
          <table:table-cell ns41:value-type="float" table:style-name="TL Data" office:value="1006" office:value-type="float">
            <text:p>1,006</text:p>
          </table:table-cell>
          <table:table-cell table:style-name="TL Data" table:number-columns-repeated="2"/>
          <table:table-cell ns41:value-type="float" table:style-name="TL Data" office:value="1006" office:value-type="float">
            <text:p>1,006</text:p>
          </table:table-cell>
          <table:table-cell ns41:value-type="float" table:style-name="TL Data" office:value="2106" office:value-type="float">
            <text:p>2,10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1088" office:value-type="float">
            <text:p>1,088</text:p>
          </table:table-cell>
          <table:table-cell table:style-name="TL Data" table:number-columns-repeated="2"/>
          <table:table-cell ns41:value-type="float" table:style-name="TL Data" office:value="1088" office:value-type="float">
            <text:p>1,088</text:p>
          </table:table-cell>
          <table:table-cell ns41:value-type="float" table:style-name="TL Data" office:value="974" office:value-type="float">
            <text:p>974</text:p>
          </table:table-cell>
          <table:table-cell table:style-name="TL Data" table:number-columns-repeated="2"/>
          <table:table-cell ns41:value-type="float" table:style-name="TL Data" office:value="974" office:value-type="float">
            <text:p>974</text:p>
          </table:table-cell>
          <table:table-cell ns41:value-type="float" table:style-name="TL Data" office:value="2062" office:value-type="float">
            <text:p>2,06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948" office:value-type="float">
            <text:p>948</text:p>
          </table:table-cell>
          <table:table-cell table:style-name="TL Data" table:number-columns-repeated="2"/>
          <table:table-cell ns41:value-type="float" table:style-name="TL Data" office:value="948" office:value-type="float">
            <text:p>948</text:p>
          </table:table-cell>
          <table:table-cell ns41:value-type="float" table:style-name="TL Data" office:value="929" office:value-type="float">
            <text:p>929</text:p>
          </table:table-cell>
          <table:table-cell table:style-name="TL Data" table:number-columns-repeated="2"/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1877" office:value-type="float">
            <text:p>1,87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971" office:value-type="float">
            <text:p>971</text:p>
          </table:table-cell>
          <table:table-cell table:style-name="TL Data" table:number-columns-repeated="2"/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934" office:value-type="float">
            <text:p>93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35" office:value-type="float">
            <text:p>935</text:p>
          </table:table-cell>
          <table:table-cell ns41:value-type="float" table:style-name="TL Data" office:value="1906" office:value-type="float">
            <text:p>1,90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872" office:value-type="float">
            <text:p>872</text:p>
          </table:table-cell>
          <table:table-cell table:style-name="TL Data" table:number-columns-repeated="2"/>
          <table:table-cell ns41:value-type="float" table:style-name="TL Data" office:value="872" office:value-type="float">
            <text:p>872</text:p>
          </table:table-cell>
          <table:table-cell ns41:value-type="float" table:style-name="TL Data" office:value="810" office:value-type="float">
            <text:p>8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13" office:value-type="float">
            <text:p>813</text:p>
          </table:table-cell>
          <table:table-cell ns41:value-type="float" table:style-name="TL Data" office:value="1685" office:value-type="float">
            <text:p>1,68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841" office:value-type="float">
            <text:p>84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826" office:value-type="float">
            <text:p>826</text:p>
          </table:table-cell>
          <table:table-cell ns41:value-type="float" table:style-name="TL Data" office:value="1669" office:value-type="float">
            <text:p>1,66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941" office:value-type="float">
            <text:p>941</text:p>
          </table:table-cell>
          <table:table-cell ns41:value-type="float" table:style-name="TL Data" office:value="1835" office:value-type="float">
            <text:p>1,83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896" office:value-type="float">
            <text:p>89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1016" office:value-type="float">
            <text:p>1,016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1045" office:value-type="float">
            <text:p>1,045</text:p>
          </table:table-cell>
          <table:table-cell ns41:value-type="float" table:style-name="TL Data" office:value="1956" office:value-type="float">
            <text:p>1,95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859" office:value-type="float">
            <text:p>85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1784" office:value-type="float">
            <text:p>1,78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66" office:value-type="float">
            <text:p>966</text:p>
          </table:table-cell>
          <table:table-cell ns41:value-type="float" table:style-name="TL Data" office:value="1852" office:value-type="float">
            <text:p>1,85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70" office:value-type="float">
            <text:p>870</text:p>
          </table:table-cell>
          <table:table-cell ns41:value-type="float" table:style-name="TL Data" office:value="885" office:value-type="float">
            <text:p>885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08" office:value-type="float">
            <text:p>1,008</text:p>
          </table:table-cell>
          <table:table-cell ns41:value-type="float" table:style-name="TL Data" office:value="1878" office:value-type="float">
            <text:p>1,87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85" office:value-type="float">
            <text:p>885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1836" office:value-type="float">
            <text:p>1,83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69" office:value-type="float">
            <text:p>869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43" office:value-type="float">
            <text:p>1,043</text:p>
          </table:table-cell>
          <table:table-cell ns41:value-type="float" table:style-name="TL Data" office:value="1912" office:value-type="float">
            <text:p>1,91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1706" office:value-type="float">
            <text:p>1,70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1698" office:value-type="float">
            <text:p>1,69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1624" office:value-type="float">
            <text:p>1,62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1539" office:value-type="float">
            <text:p>1,53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1550" office:value-type="float">
            <text:p>1,55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1293" office:value-type="float">
            <text:p>1,29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1327" office:value-type="float">
            <text:p>1,32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84" office:value-type="float">
            <text:p>784</text:p>
          </table:table-cell>
          <table:table-cell ns41:value-type="float" table:style-name="TL Data" office:value="1425" office:value-type="float">
            <text:p>1,42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1320" office:value-type="float">
            <text:p>1,32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1286" office:value-type="float">
            <text:p>1,28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1267" office:value-type="float">
            <text:p>1,26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1184" office:value-type="float">
            <text:p>1,18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1205" office:value-type="float">
            <text:p>1,20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1226" office:value-type="float">
            <text:p>1,22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1204" office:value-type="float">
            <text:p>1,20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1011" office:value-type="float">
            <text:p>1,01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1096" office:value-type="float">
            <text:p>1,09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1090" office:value-type="float">
            <text:p>1,09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1035" office:value-type="float">
            <text:p>1,03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1007" office:value-type="float">
            <text:p>1,00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991" office:value-type="float">
            <text:p>99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1061" office:value-type="float">
            <text:p>1,06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1024" office:value-type="float">
            <text:p>1,02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1033" office:value-type="float">
            <text:p>1,03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1103" office:value-type="float">
            <text:p>1,10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965" office:value-type="float">
            <text:p>96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table:style-name="TL RowHeader"/>
          <table:table-cell ns41:value-type="string" table:style-name="TL RowHeader" office:value-type="string">
            <text:p>Over te brengen</text:p>
          </table:table-cell>
          <table:table-cell/>
          <table:table-cell ns41:value-type="float" table:style-name="TL Data" office:value="30240" office:value-type="float">
            <text:p>30,240</text:p>
          </table:table-cell>
          <table:table-cell ns41:value-type="float" table:style-name="TL Data" office:value="10620" office:value-type="float">
            <text:p>10,620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41363" office:value-type="float">
            <text:p>41,363</text:p>
          </table:table-cell>
          <table:table-cell ns41:value-type="float" table:style-name="TL Data" office:value="31138" office:value-type="float">
            <text:p>31,138</text:p>
          </table:table-cell>
          <table:table-cell ns41:value-type="float" table:style-name="TL Data" office:value="11103" office:value-type="float">
            <text:p>11,103</text:p>
          </table:table-cell>
          <table:table-cell ns41:value-type="float" table:style-name="TL Data" office:value="1271" office:value-type="float">
            <text:p>1,271</text:p>
          </table:table-cell>
          <table:table-cell ns41:value-type="float" table:style-name="TL Data" office:value="43512" office:value-type="float">
            <text:p>43,512</text:p>
          </table:table-cell>
          <table:table-cell ns41:value-type="float" table:style-name="TL Data" office:value="84875" office:value-type="float">
            <text:p>84,87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965" office:value-type="float">
            <text:p>96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867" office:value-type="float">
            <text:p>86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801" office:value-type="float">
            <text:p>80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813" office:value-type="float">
            <text:p>81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863" office:value-type="float">
            <text:p>86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782" office:value-type="float">
            <text:p>78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684" office:value-type="float">
            <text:p>68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697" office:value-type="float">
            <text:p>69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629" office:value-type="float">
            <text:p>62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615" office:value-type="float">
            <text:p>61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673" office:value-type="float">
            <text:p>67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579" office:value-type="float">
            <text:p>57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541" office:value-type="float">
            <text:p>54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486" office:value-type="float">
            <text:p>48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388" office:value-type="float">
            <text:p>38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392" office:value-type="float">
            <text:p>39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338" office:value-type="float">
            <text:p>33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437" office:value-type="float">
            <text:p>43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332" office:value-type="float">
            <text:p>33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66" office:value-type="float">
            <text:p>26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324" office:value-type="float">
            <text:p>32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54" office:value-type="float">
            <text:p>25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87" office:value-type="float">
            <text:p>28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51" office:value-type="float">
            <text:p>25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10" office:value-type="float">
            <text:p>21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90" office:value-type="float">
            <text:p>19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61" office:value-type="float">
            <text:p>16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64" office:value-type="float">
            <text:p>16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41" office:value-type="float">
            <text:p>14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16" office:value-type="float">
            <text:p>11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93" office:value-type="float">
            <text:p>9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82" office:value-type="float">
            <text:p>8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8" office:value-type="float">
            <text:p>6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2" office:value-type="float">
            <text:p>6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1" office:value-type="float">
            <text:p>4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2" office:value-type="float">
            <text:p>3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6" office:value-type="float">
            <text:p>3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table:style-name="TL Data"/>
          <table:table-cell table:style-name="TL Data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tot 101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ns41:value-type="float" table:style-name="TL RowHeader" office:value="1745" office:value-type="float">
            <text:p>1745</text:p>
          </table:table-cell>
          <table:table-cell ns41:value-type="string" table:style-name="TL RowHeader" office:value-type="string">
            <text:p>van 104 tot 105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table:style-name="TL RowHeader"/>
          <table:table-cell ns41:value-type="string" table:style-name="TL RowHeader" office:value-type="string">
            <text:p>Onbekende ouderdom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5" office:value-type="float">
            <text:p>3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VIJFTIEN STEDEN.</text:p>
          </table:table-cell>
          <table:table-cell table:style-name="TL RowHeader"/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30866" office:value-type="float">
            <text:p>30,866</text:p>
          </table:table-cell>
          <table:table-cell ns41:value-type="float" table:style-name="TL Data" office:value="14965" office:value-type="float">
            <text:p>14,965</text:p>
          </table:table-cell>
          <table:table-cell ns41:value-type="float" table:style-name="TL Data" office:value="1837" office:value-type="float">
            <text:p>1,837</text:p>
          </table:table-cell>
          <table:table-cell ns41:value-type="float" table:style-name="TL Data" office:value="47679" office:value-type="float">
            <text:p>47,679</text:p>
          </table:table-cell>
          <table:table-cell ns41:value-type="float" table:style-name="TL Data" office:value="32386" office:value-type="float">
            <text:p>32,386</text:p>
          </table:table-cell>
          <table:table-cell ns41:value-type="float" table:style-name="TL Data" office:value="15017" office:value-type="float">
            <text:p>15,017</text:p>
          </table:table-cell>
          <table:table-cell ns41:value-type="float" table:style-name="TL Data" office:value="4555" office:value-type="float">
            <text:p>4,555</text:p>
          </table:table-cell>
          <table:table-cell ns41:value-type="float" table:style-name="TL Data" office:value="51960" office:value-type="float">
            <text:p>51,960</text:p>
          </table:table-cell>
          <table:table-cell ns41:value-type="float" table:style-name="TL Data" office:value="99639" office:value-type="float">
            <text:p>99,63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3470" office:value-type="float">
            <text:p>3,470</text:p>
          </table:table-cell>
          <table:table-cell table:style-name="TL Data" table:number-columns-repeated="2"/>
          <table:table-cell ns41:value-type="float" table:style-name="TL Data" office:value="3470" office:value-type="float">
            <text:p>3,470</text:p>
          </table:table-cell>
          <table:table-cell ns41:value-type="float" table:style-name="TL Data" office:value="3271" office:value-type="float">
            <text:p>3,271</text:p>
          </table:table-cell>
          <table:table-cell table:style-name="TL Data" table:number-columns-repeated="2"/>
          <table:table-cell ns41:value-type="float" table:style-name="TL Data" office:value="3271" office:value-type="float">
            <text:p>3,271</text:p>
          </table:table-cell>
          <table:table-cell ns41:value-type="float" table:style-name="TL Data" office:value="6741" office:value-type="float">
            <text:p>6,74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3175" office:value-type="float">
            <text:p>3,175</text:p>
          </table:table-cell>
          <table:table-cell table:style-name="TL Data" table:number-columns-repeated="2"/>
          <table:table-cell ns41:value-type="float" table:style-name="TL Data" office:value="3175" office:value-type="float">
            <text:p>3,175</text:p>
          </table:table-cell>
          <table:table-cell ns41:value-type="float" table:style-name="TL Data" office:value="3138" office:value-type="float">
            <text:p>3,138</text:p>
          </table:table-cell>
          <table:table-cell table:style-name="TL Data" table:number-columns-repeated="2"/>
          <table:table-cell ns41:value-type="float" table:style-name="TL Data" office:value="3138" office:value-type="float">
            <text:p>3,138</text:p>
          </table:table-cell>
          <table:table-cell ns41:value-type="float" table:style-name="TL Data" office:value="6313" office:value-type="float">
            <text:p>6,31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2811" office:value-type="float">
            <text:p>2,811</text:p>
          </table:table-cell>
          <table:table-cell table:style-name="TL Data" table:number-columns-repeated="2"/>
          <table:table-cell ns41:value-type="float" table:style-name="TL Data" office:value="2811" office:value-type="float">
            <text:p>2,811</text:p>
          </table:table-cell>
          <table:table-cell ns41:value-type="float" table:style-name="TL Data" office:value="2728" office:value-type="float">
            <text:p>2,728</text:p>
          </table:table-cell>
          <table:table-cell table:style-name="TL Data" table:number-columns-repeated="2"/>
          <table:table-cell ns41:value-type="float" table:style-name="TL Data" office:value="2728" office:value-type="float">
            <text:p>2,728</text:p>
          </table:table-cell>
          <table:table-cell ns41:value-type="float" table:style-name="TL Data" office:value="5539" office:value-type="float">
            <text:p>5,53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2954" office:value-type="float">
            <text:p>2,954</text:p>
          </table:table-cell>
          <table:table-cell table:style-name="TL Data" table:number-columns-repeated="2"/>
          <table:table-cell ns41:value-type="float" table:style-name="TL Data" office:value="2954" office:value-type="float">
            <text:p>2,954</text:p>
          </table:table-cell>
          <table:table-cell ns41:value-type="float" table:style-name="TL Data" office:value="2816" office:value-type="float">
            <text:p>2,816</text:p>
          </table:table-cell>
          <table:table-cell table:style-name="TL Data" table:number-columns-repeated="2"/>
          <table:table-cell ns41:value-type="float" table:style-name="TL Data" office:value="2816" office:value-type="float">
            <text:p>2,816</text:p>
          </table:table-cell>
          <table:table-cell ns41:value-type="float" table:style-name="TL Data" office:value="5770" office:value-type="float">
            <text:p>5,77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3198" office:value-type="float">
            <text:p>3,198</text:p>
          </table:table-cell>
          <table:table-cell table:style-name="TL Data" table:number-columns-repeated="2"/>
          <table:table-cell ns41:value-type="float" table:style-name="TL Data" office:value="3198" office:value-type="float">
            <text:p>3,198</text:p>
          </table:table-cell>
          <table:table-cell ns41:value-type="float" table:style-name="TL Data" office:value="3144" office:value-type="float">
            <text:p>3,144</text:p>
          </table:table-cell>
          <table:table-cell table:style-name="TL Data" table:number-columns-repeated="2"/>
          <table:table-cell ns41:value-type="float" table:style-name="TL Data" office:value="3144" office:value-type="float">
            <text:p>3,144</text:p>
          </table:table-cell>
          <table:table-cell ns41:value-type="float" table:style-name="TL Data" office:value="6342" office:value-type="float">
            <text:p>6,34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3301" office:value-type="float">
            <text:p>3,301</text:p>
          </table:table-cell>
          <table:table-cell table:style-name="TL Data" table:number-columns-repeated="2"/>
          <table:table-cell ns41:value-type="float" table:style-name="TL Data" office:value="3301" office:value-type="float">
            <text:p>3,301</text:p>
          </table:table-cell>
          <table:table-cell ns41:value-type="float" table:style-name="TL Data" office:value="3190" office:value-type="float">
            <text:p>3,190</text:p>
          </table:table-cell>
          <table:table-cell table:style-name="TL Data" table:number-columns-repeated="2"/>
          <table:table-cell ns41:value-type="float" table:style-name="TL Data" office:value="3190" office:value-type="float">
            <text:p>3,190</text:p>
          </table:table-cell>
          <table:table-cell ns41:value-type="float" table:style-name="TL Data" office:value="6491" office:value-type="float">
            <text:p>6,49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3248" office:value-type="float">
            <text:p>3,248</text:p>
          </table:table-cell>
          <table:table-cell table:style-name="TL Data" table:number-columns-repeated="2"/>
          <table:table-cell ns41:value-type="float" table:style-name="TL Data" office:value="3248" office:value-type="float">
            <text:p>3,248</text:p>
          </table:table-cell>
          <table:table-cell ns41:value-type="float" table:style-name="TL Data" office:value="3149" office:value-type="float">
            <text:p>3,149</text:p>
          </table:table-cell>
          <table:table-cell table:style-name="TL Data" table:number-columns-repeated="2"/>
          <table:table-cell ns41:value-type="float" table:style-name="TL Data" office:value="3149" office:value-type="float">
            <text:p>3,149</text:p>
          </table:table-cell>
          <table:table-cell ns41:value-type="float" table:style-name="TL Data" office:value="6397" office:value-type="float">
            <text:p>6,39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3109" office:value-type="float">
            <text:p>3,109</text:p>
          </table:table-cell>
          <table:table-cell table:style-name="TL Data" table:number-columns-repeated="2"/>
          <table:table-cell ns41:value-type="float" table:style-name="TL Data" office:value="3109" office:value-type="float">
            <text:p>3,109</text:p>
          </table:table-cell>
          <table:table-cell ns41:value-type="float" table:style-name="TL Data" office:value="3063" office:value-type="float">
            <text:p>3,063</text:p>
          </table:table-cell>
          <table:table-cell table:style-name="TL Data" table:number-columns-repeated="2"/>
          <table:table-cell ns41:value-type="float" table:style-name="TL Data" office:value="3063" office:value-type="float">
            <text:p>3,063</text:p>
          </table:table-cell>
          <table:table-cell ns41:value-type="float" table:style-name="TL Data" office:value="6172" office:value-type="float">
            <text:p>6,17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3221" office:value-type="float">
            <text:p>3,221</text:p>
          </table:table-cell>
          <table:table-cell table:style-name="TL Data" table:number-columns-repeated="2"/>
          <table:table-cell ns41:value-type="float" table:style-name="TL Data" office:value="3221" office:value-type="float">
            <text:p>3,221</text:p>
          </table:table-cell>
          <table:table-cell ns41:value-type="float" table:style-name="TL Data" office:value="3114" office:value-type="float">
            <text:p>3,114</text:p>
          </table:table-cell>
          <table:table-cell table:style-name="TL Data" table:number-columns-repeated="2"/>
          <table:table-cell ns41:value-type="float" table:style-name="TL Data" office:value="3114" office:value-type="float">
            <text:p>3,114</text:p>
          </table:table-cell>
          <table:table-cell ns41:value-type="float" table:style-name="TL Data" office:value="6335" office:value-type="float">
            <text:p>6,33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3196" office:value-type="float">
            <text:p>3,196</text:p>
          </table:table-cell>
          <table:table-cell table:style-name="TL Data" table:number-columns-repeated="2"/>
          <table:table-cell ns41:value-type="float" table:style-name="TL Data" office:value="3196" office:value-type="float">
            <text:p>3,196</text:p>
          </table:table-cell>
          <table:table-cell ns41:value-type="float" table:style-name="TL Data" office:value="3077" office:value-type="float">
            <text:p>3,077</text:p>
          </table:table-cell>
          <table:table-cell table:style-name="TL Data" table:number-columns-repeated="2"/>
          <table:table-cell ns41:value-type="float" table:style-name="TL Data" office:value="3077" office:value-type="float">
            <text:p>3,077</text:p>
          </table:table-cell>
          <table:table-cell ns41:value-type="float" table:style-name="TL Data" office:value="6273" office:value-type="float">
            <text:p>6,27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3181" office:value-type="float">
            <text:p>3,181</text:p>
          </table:table-cell>
          <table:table-cell table:style-name="TL Data" table:number-columns-repeated="2"/>
          <table:table-cell ns41:value-type="float" table:style-name="TL Data" office:value="3181" office:value-type="float">
            <text:p>3,181</text:p>
          </table:table-cell>
          <table:table-cell ns41:value-type="float" table:style-name="TL Data" office:value="2959" office:value-type="float">
            <text:p>2,959</text:p>
          </table:table-cell>
          <table:table-cell table:style-name="TL Data" table:number-columns-repeated="2"/>
          <table:table-cell ns41:value-type="float" table:style-name="TL Data" office:value="2959" office:value-type="float">
            <text:p>2,959</text:p>
          </table:table-cell>
          <table:table-cell ns41:value-type="float" table:style-name="TL Data" office:value="6140" office:value-type="float">
            <text:p>6,14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3193" office:value-type="float">
            <text:p>3,193</text:p>
          </table:table-cell>
          <table:table-cell table:style-name="TL Data" table:number-columns-repeated="2"/>
          <table:table-cell ns41:value-type="float" table:style-name="TL Data" office:value="3193" office:value-type="float">
            <text:p>3,193</text:p>
          </table:table-cell>
          <table:table-cell ns41:value-type="float" table:style-name="TL Data" office:value="3078" office:value-type="float">
            <text:p>3,078</text:p>
          </table:table-cell>
          <table:table-cell table:style-name="TL Data" table:number-columns-repeated="2"/>
          <table:table-cell ns41:value-type="float" table:style-name="TL Data" office:value="3078" office:value-type="float">
            <text:p>3,078</text:p>
          </table:table-cell>
          <table:table-cell ns41:value-type="float" table:style-name="TL Data" office:value="6271" office:value-type="float">
            <text:p>6,27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3053" office:value-type="float">
            <text:p>3,053</text:p>
          </table:table-cell>
          <table:table-cell table:style-name="TL Data" table:number-columns-repeated="2"/>
          <table:table-cell ns41:value-type="float" table:style-name="TL Data" office:value="3053" office:value-type="float">
            <text:p>3,053</text:p>
          </table:table-cell>
          <table:table-cell ns41:value-type="float" table:style-name="TL Data" office:value="2902" office:value-type="float">
            <text:p>2,902</text:p>
          </table:table-cell>
          <table:table-cell table:style-name="TL Data" table:number-columns-repeated="2"/>
          <table:table-cell ns41:value-type="float" table:style-name="TL Data" office:value="2902" office:value-type="float">
            <text:p>2,902</text:p>
          </table:table-cell>
          <table:table-cell ns41:value-type="float" table:style-name="TL Data" office:value="5955" office:value-type="float">
            <text:p>5,95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3130" office:value-type="float">
            <text:p>3,130</text:p>
          </table:table-cell>
          <table:table-cell table:style-name="TL Data" table:number-columns-repeated="2"/>
          <table:table-cell ns41:value-type="float" table:style-name="TL Data" office:value="3130" office:value-type="float">
            <text:p>3,130</text:p>
          </table:table-cell>
          <table:table-cell ns41:value-type="float" table:style-name="TL Data" office:value="2990" office:value-type="float">
            <text:p>2,990</text:p>
          </table:table-cell>
          <table:table-cell table:style-name="TL Data" table:number-columns-repeated="2"/>
          <table:table-cell ns41:value-type="float" table:style-name="TL Data" office:value="2990" office:value-type="float">
            <text:p>2,990</text:p>
          </table:table-cell>
          <table:table-cell ns41:value-type="float" table:style-name="TL Data" office:value="6120" office:value-type="float">
            <text:p>6,12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3059" office:value-type="float">
            <text:p>3,059</text:p>
          </table:table-cell>
          <table:table-cell table:style-name="TL Data" table:number-columns-repeated="2"/>
          <table:table-cell ns41:value-type="float" table:style-name="TL Data" office:value="3059" office:value-type="float">
            <text:p>3,059</text:p>
          </table:table-cell>
          <table:table-cell ns41:value-type="float" table:style-name="TL Data" office:value="2912" office:value-type="float">
            <text:p>2,912</text:p>
          </table:table-cell>
          <table:table-cell table:style-name="TL Data" table:number-columns-repeated="2"/>
          <table:table-cell ns41:value-type="float" table:style-name="TL Data" office:value="2912" office:value-type="float">
            <text:p>2,912</text:p>
          </table:table-cell>
          <table:table-cell ns41:value-type="float" table:style-name="TL Data" office:value="5971" office:value-type="float">
            <text:p>5,97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2823" office:value-type="float">
            <text:p>2,823</text:p>
          </table:table-cell>
          <table:table-cell table:style-name="TL Data" table:number-columns-repeated="2"/>
          <table:table-cell ns41:value-type="float" table:style-name="TL Data" office:value="2823" office:value-type="float">
            <text:p>2,823</text:p>
          </table:table-cell>
          <table:table-cell ns41:value-type="float" table:style-name="TL Data" office:value="2740" office:value-type="float">
            <text:p>2,740</text:p>
          </table:table-cell>
          <table:table-cell table:style-name="TL Data" table:number-columns-repeated="2"/>
          <table:table-cell ns41:value-type="float" table:style-name="TL Data" office:value="2740" office:value-type="float">
            <text:p>2,740</text:p>
          </table:table-cell>
          <table:table-cell ns41:value-type="float" table:style-name="TL Data" office:value="5563" office:value-type="float">
            <text:p>5,56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2854" office:value-type="float">
            <text:p>2,854</text:p>
          </table:table-cell>
          <table:table-cell table:style-name="TL Data" table:number-columns-repeated="2"/>
          <table:table-cell ns41:value-type="float" table:style-name="TL Data" office:value="2854" office:value-type="float">
            <text:p>2,854</text:p>
          </table:table-cell>
          <table:table-cell ns41:value-type="float" table:style-name="TL Data" office:value="2613" office:value-type="float">
            <text:p>2,6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614" office:value-type="float">
            <text:p>2,614</text:p>
          </table:table-cell>
          <table:table-cell ns41:value-type="float" table:style-name="TL Data" office:value="5468" office:value-type="float">
            <text:p>5,46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2391" office:value-type="float">
            <text:p>2,391</text:p>
          </table:table-cell>
          <table:table-cell table:style-name="TL Data" table:number-columns-repeated="2"/>
          <table:table-cell ns41:value-type="float" table:style-name="TL Data" office:value="2391" office:value-type="float">
            <text:p>2,391</text:p>
          </table:table-cell>
          <table:table-cell ns41:value-type="float" table:style-name="TL Data" office:value="2277" office:value-type="float">
            <text:p>2,27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84" office:value-type="float">
            <text:p>2,284</text:p>
          </table:table-cell>
          <table:table-cell ns41:value-type="float" table:style-name="TL Data" office:value="4675" office:value-type="float">
            <text:p>4,67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2393" office:value-type="float">
            <text:p>2,39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395" office:value-type="float">
            <text:p>2,395</text:p>
          </table:table-cell>
          <table:table-cell ns41:value-type="float" table:style-name="TL Data" office:value="2226" office:value-type="float">
            <text:p>2,226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2241" office:value-type="float">
            <text:p>2,241</text:p>
          </table:table-cell>
          <table:table-cell ns41:value-type="float" table:style-name="TL Data" office:value="4636" office:value-type="float">
            <text:p>4,63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2534" office:value-type="float">
            <text:p>2,534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541" office:value-type="float">
            <text:p>2,541</text:p>
          </table:table-cell>
          <table:table-cell ns41:value-type="float" table:style-name="TL Data" office:value="2478" office:value-type="float">
            <text:p>2,478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2519" office:value-type="float">
            <text:p>2,519</text:p>
          </table:table-cell>
          <table:table-cell ns41:value-type="float" table:style-name="TL Data" office:value="5060" office:value-type="float">
            <text:p>5,06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2663" office:value-type="float">
            <text:p>2,66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81" office:value-type="float">
            <text:p>2,681</text:p>
          </table:table-cell>
          <table:table-cell ns41:value-type="float" table:style-name="TL Data" office:value="2485" office:value-type="float">
            <text:p>2,485</text:p>
          </table:table-cell>
          <table:table-cell ns41:value-type="float" table:style-name="TL Data" office:value="87" office:value-type="float">
            <text:p>87</text:p>
          </table:table-cell>
          <table:table-cell table:style-name="TL Data"/>
          <table:table-cell ns41:value-type="float" table:style-name="TL Data" office:value="2572" office:value-type="float">
            <text:p>2,572</text:p>
          </table:table-cell>
          <table:table-cell ns41:value-type="float" table:style-name="TL Data" office:value="5253" office:value-type="float">
            <text:p>5,25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2544" office:value-type="float">
            <text:p>2,544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568" office:value-type="float">
            <text:p>2,568</text:p>
          </table:table-cell>
          <table:table-cell ns41:value-type="float" table:style-name="TL Data" office:value="2144" office:value-type="float">
            <text:p>2,144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84" office:value-type="float">
            <text:p>2,284</text:p>
          </table:table-cell>
          <table:table-cell ns41:value-type="float" table:style-name="TL Data" office:value="4852" office:value-type="float">
            <text:p>4,85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2330" office:value-type="float">
            <text:p>2,330</text:p>
          </table:table-cell>
          <table:table-cell ns41:value-type="float" table:style-name="TL Data" office:value="69" office:value-type="float">
            <text:p>69</text:p>
          </table:table-cell>
          <table:table-cell table:style-name="TL Data"/>
          <table:table-cell ns41:value-type="float" table:style-name="TL Data" office:value="2399" office:value-type="float">
            <text:p>2,399</text:p>
          </table:table-cell>
          <table:table-cell ns41:value-type="float" table:style-name="TL Data" office:value="2067" office:value-type="float">
            <text:p>2,067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75" office:value-type="float">
            <text:p>2,275</text:p>
          </table:table-cell>
          <table:table-cell ns41:value-type="float" table:style-name="TL Data" office:value="4674" office:value-type="float">
            <text:p>4,67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2423" office:value-type="float">
            <text:p>2,423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24" office:value-type="float">
            <text:p>2,524</text:p>
          </table:table-cell>
          <table:table-cell ns41:value-type="float" table:style-name="TL Data" office:value="2095" office:value-type="float">
            <text:p>2,095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32" office:value-type="float">
            <text:p>2,432</text:p>
          </table:table-cell>
          <table:table-cell ns41:value-type="float" table:style-name="TL Data" office:value="4956" office:value-type="float">
            <text:p>4,95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2251" office:value-type="float">
            <text:p>2,251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68" office:value-type="float">
            <text:p>2,468</text:p>
          </table:table-cell>
          <table:table-cell ns41:value-type="float" table:style-name="TL Data" office:value="1818" office:value-type="float">
            <text:p>1,818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01" office:value-type="float">
            <text:p>2,301</text:p>
          </table:table-cell>
          <table:table-cell ns41:value-type="float" table:style-name="TL Data" office:value="4769" office:value-type="float">
            <text:p>4,76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2207" office:value-type="float">
            <text:p>2,207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28" office:value-type="float">
            <text:p>2,528</text:p>
          </table:table-cell>
          <table:table-cell ns41:value-type="float" table:style-name="TL Data" office:value="1696" office:value-type="float">
            <text:p>1,696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300" office:value-type="float">
            <text:p>2,300</text:p>
          </table:table-cell>
          <table:table-cell ns41:value-type="float" table:style-name="TL Data" office:value="4828" office:value-type="float">
            <text:p>4,82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1937" office:value-type="float">
            <text:p>1,937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56" office:value-type="float">
            <text:p>2,356</text:p>
          </table:table-cell>
          <table:table-cell ns41:value-type="float" table:style-name="TL Data" office:value="1423" office:value-type="float">
            <text:p>1,423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188" office:value-type="float">
            <text:p>2,188</text:p>
          </table:table-cell>
          <table:table-cell ns41:value-type="float" table:style-name="TL Data" office:value="4544" office:value-type="float">
            <text:p>4,54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1747" office:value-type="float">
            <text:p>1,747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27" office:value-type="float">
            <text:p>2,327</text:p>
          </table:table-cell>
          <table:table-cell ns41:value-type="float" table:style-name="TL Data" office:value="1157" office:value-type="float">
            <text:p>1,157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58" office:value-type="float">
            <text:p>1,958</text:p>
          </table:table-cell>
          <table:table-cell ns41:value-type="float" table:style-name="TL Data" office:value="4285" office:value-type="float">
            <text:p>4,28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1483" office:value-type="float">
            <text:p>1,483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131" office:value-type="float">
            <text:p>2,131</text:p>
          </table:table-cell>
          <table:table-cell ns41:value-type="float" table:style-name="TL Data" office:value="1041" office:value-type="float">
            <text:p>1,041</text:p>
          </table:table-cell>
          <table:table-cell ns41:value-type="float" table:style-name="TL Data" office:value="885" office:value-type="float">
            <text:p>88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956" office:value-type="float">
            <text:p>1,956</text:p>
          </table:table-cell>
          <table:table-cell ns41:value-type="float" table:style-name="TL Data" office:value="4087" office:value-type="float">
            <text:p>4,08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1217" office:value-type="float">
            <text:p>1,217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02" office:value-type="float">
            <text:p>1,902</text:p>
          </table:table-cell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944" office:value-type="float">
            <text:p>94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42" office:value-type="float">
            <text:p>1,842</text:p>
          </table:table-cell>
          <table:table-cell ns41:value-type="float" table:style-name="TL Data" office:value="3744" office:value-type="float">
            <text:p>3,74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1104" office:value-type="float">
            <text:p>1,104</text:p>
          </table:table-cell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95" office:value-type="float">
            <text:p>1,995</text:p>
          </table:table-cell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1047" office:value-type="float">
            <text:p>1,04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887" office:value-type="float">
            <text:p>1,887</text:p>
          </table:table-cell>
          <table:table-cell ns41:value-type="float" table:style-name="TL Data" office:value="3882" office:value-type="float">
            <text:p>3,88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876" office:value-type="float">
            <text:p>87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49" office:value-type="float">
            <text:p>1,849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1037" office:value-type="float">
            <text:p>1,03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669" office:value-type="float">
            <text:p>1,669</text:p>
          </table:table-cell>
          <table:table-cell ns41:value-type="float" table:style-name="TL Data" office:value="3518" office:value-type="float">
            <text:p>3,51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18" office:value-type="float">
            <text:p>1,618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1005" office:value-type="float">
            <text:p>1,00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503" office:value-type="float">
            <text:p>1,503</text:p>
          </table:table-cell>
          <table:table-cell ns41:value-type="float" table:style-name="TL Data" office:value="3121" office:value-type="float">
            <text:p>3,12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1066" office:value-type="float">
            <text:p>1,06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921" office:value-type="float">
            <text:p>1,921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1234" office:value-type="float">
            <text:p>1,23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771" office:value-type="float">
            <text:p>1,771</text:p>
          </table:table-cell>
          <table:table-cell ns41:value-type="float" table:style-name="TL Data" office:value="3692" office:value-type="float">
            <text:p>3,69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1112" office:value-type="float">
            <text:p>1,11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780" office:value-type="float">
            <text:p>1,780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1204" office:value-type="float">
            <text:p>1,20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686" office:value-type="float">
            <text:p>1,686</text:p>
          </table:table-cell>
          <table:table-cell ns41:value-type="float" table:style-name="TL Data" office:value="3466" office:value-type="float">
            <text:p>3,46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1112" office:value-type="float">
            <text:p>1,11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749" office:value-type="float">
            <text:p>1,749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1170" office:value-type="float">
            <text:p>1,17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605" office:value-type="float">
            <text:p>1,605</text:p>
          </table:table-cell>
          <table:table-cell ns41:value-type="float" table:style-name="TL Data" office:value="3354" office:value-type="float">
            <text:p>3,35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1165" office:value-type="float">
            <text:p>1,16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697" office:value-type="float">
            <text:p>1,697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1211" office:value-type="float">
            <text:p>1,21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559" office:value-type="float">
            <text:p>1,559</text:p>
          </table:table-cell>
          <table:table-cell ns41:value-type="float" table:style-name="TL Data" office:value="3256" office:value-type="float">
            <text:p>3,25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1050" office:value-type="float">
            <text:p>1,05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514" office:value-type="float">
            <text:p>1,514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1163" office:value-type="float">
            <text:p>1,16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478" office:value-type="float">
            <text:p>1,478</text:p>
          </table:table-cell>
          <table:table-cell ns41:value-type="float" table:style-name="TL Data" office:value="2992" office:value-type="float">
            <text:p>2,99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1268" office:value-type="float">
            <text:p>1,26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662" office:value-type="float">
            <text:p>1,662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248" office:value-type="float">
            <text:p>1,24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566" office:value-type="float">
            <text:p>1,566</text:p>
          </table:table-cell>
          <table:table-cell ns41:value-type="float" table:style-name="TL Data" office:value="3228" office:value-type="float">
            <text:p>3,22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1295" office:value-type="float">
            <text:p>1,29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650" office:value-type="float">
            <text:p>1,650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266" office:value-type="float">
            <text:p>1,26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539" office:value-type="float">
            <text:p>1,539</text:p>
          </table:table-cell>
          <table:table-cell ns41:value-type="float" table:style-name="TL Data" office:value="3189" office:value-type="float">
            <text:p>3,18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1126" office:value-type="float">
            <text:p>1,12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505" office:value-type="float">
            <text:p>1,505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1212" office:value-type="float">
            <text:p>1,21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526" office:value-type="float">
            <text:p>1,526</text:p>
          </table:table-cell>
          <table:table-cell ns41:value-type="float" table:style-name="TL Data" office:value="3031" office:value-type="float">
            <text:p>3,03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1143" office:value-type="float">
            <text:p>1,14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456" office:value-type="float">
            <text:p>1,456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077" office:value-type="float">
            <text:p>1,07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308" office:value-type="float">
            <text:p>1,308</text:p>
          </table:table-cell>
          <table:table-cell ns41:value-type="float" table:style-name="TL Data" office:value="2764" office:value-type="float">
            <text:p>2,76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157" office:value-type="float">
            <text:p>1,15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442" office:value-type="float">
            <text:p>1,442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073" office:value-type="float">
            <text:p>1,073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349" office:value-type="float">
            <text:p>1,349</text:p>
          </table:table-cell>
          <table:table-cell ns41:value-type="float" table:style-name="TL Data" office:value="2791" office:value-type="float">
            <text:p>2,79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184" office:value-type="float">
            <text:p>1,18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460" office:value-type="float">
            <text:p>1,460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157" office:value-type="float">
            <text:p>1,157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426" office:value-type="float">
            <text:p>1,426</text:p>
          </table:table-cell>
          <table:table-cell ns41:value-type="float" table:style-name="TL Data" office:value="2886" office:value-type="float">
            <text:p>2,88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131" office:value-type="float">
            <text:p>1,13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410" office:value-type="float">
            <text:p>1,410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097" office:value-type="float">
            <text:p>1,097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373" office:value-type="float">
            <text:p>1,373</text:p>
          </table:table-cell>
          <table:table-cell ns41:value-type="float" table:style-name="TL Data" office:value="2783" office:value-type="float">
            <text:p>2,78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092" office:value-type="float">
            <text:p>1,09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351" office:value-type="float">
            <text:p>1,351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038" office:value-type="float">
            <text:p>1,038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300" office:value-type="float">
            <text:p>1,300</text:p>
          </table:table-cell>
          <table:table-cell ns41:value-type="float" table:style-name="TL Data" office:value="2651" office:value-type="float">
            <text:p>2,65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076" office:value-type="float">
            <text:p>1,076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359" office:value-type="float">
            <text:p>1,359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067" office:value-type="float">
            <text:p>1,067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330" office:value-type="float">
            <text:p>1,330</text:p>
          </table:table-cell>
          <table:table-cell ns41:value-type="float" table:style-name="TL Data" office:value="2689" office:value-type="float">
            <text:p>2,68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155" office:value-type="float">
            <text:p>1,15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426" office:value-type="float">
            <text:p>1,426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099" office:value-type="float">
            <text:p>1,099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383" office:value-type="float">
            <text:p>1,383</text:p>
          </table:table-cell>
          <table:table-cell ns41:value-type="float" table:style-name="TL Data" office:value="2809" office:value-type="float">
            <text:p>2,80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009" office:value-type="float">
            <text:p>1,00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222" office:value-type="float">
            <text:p>1,222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027" office:value-type="float">
            <text:p>1,02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296" office:value-type="float">
            <text:p>1,296</text:p>
          </table:table-cell>
          <table:table-cell ns41:value-type="float" table:style-name="TL Data" office:value="2518" office:value-type="float">
            <text:p>2,51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131" office:value-type="float">
            <text:p>1,13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432" office:value-type="float">
            <text:p>1,432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088" office:value-type="float">
            <text:p>1,088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428" office:value-type="float">
            <text:p>1,428</text:p>
          </table:table-cell>
          <table:table-cell ns41:value-type="float" table:style-name="TL Data" office:value="2860" office:value-type="float">
            <text:p>2,86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090" office:value-type="float">
            <text:p>1,090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378" office:value-type="float">
            <text:p>1,378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033" office:value-type="float">
            <text:p>1,033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326" office:value-type="float">
            <text:p>1,326</text:p>
          </table:table-cell>
          <table:table-cell ns41:value-type="float" table:style-name="TL Data" office:value="2704" office:value-type="float">
            <text:p>2,70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table:style-name="TL RowHeader"/>
          <table:table-cell ns41:value-type="string" table:style-name="TL RowHeader" office:value-type="string">
            <text:p>Over te brengen</text:p>
          </table:table-cell>
          <table:table-cell/>
          <table:table-cell ns41:value-type="float" table:style-name="TL Data" office:value="90025" office:value-type="float">
            <text:p>90,025</text:p>
          </table:table-cell>
          <table:table-cell ns41:value-type="float" table:style-name="TL Data" office:value="25977" office:value-type="float">
            <text:p>25,977</text:p>
          </table:table-cell>
          <table:table-cell ns41:value-type="float" table:style-name="TL Data" office:value="1061" office:value-type="float">
            <text:p>1,061</text:p>
          </table:table-cell>
          <table:table-cell ns41:value-type="float" table:style-name="TL Data" office:value="117063" office:value-type="float">
            <text:p>117,063</text:p>
          </table:table-cell>
          <table:table-cell ns41:value-type="float" table:style-name="TL Data" office:value="80618" office:value-type="float">
            <text:p>80,618</text:p>
          </table:table-cell>
          <table:table-cell ns41:value-type="float" table:style-name="TL Data" office:value="28809" office:value-type="float">
            <text:p>28,809</text:p>
          </table:table-cell>
          <table:table-cell ns41:value-type="float" table:style-name="TL Data" office:value="1918" office:value-type="float">
            <text:p>1,918</text:p>
          </table:table-cell>
          <table:table-cell ns41:value-type="float" table:style-name="TL Data" office:value="111345" office:value-type="float">
            <text:p>111,345</text:p>
          </table:table-cell>
          <table:table-cell ns41:value-type="float" table:style-name="TL Data" office:value="228408" office:value-type="float">
            <text:p>228,40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068" office:value-type="float">
            <text:p>1,068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319" office:value-type="float">
            <text:p>1,319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158" office:value-type="float">
            <text:p>1,158</text:p>
          </table:table-cell>
          <table:table-cell ns41:value-type="float" table:style-name="TL Data" office:value="2477" office:value-type="float">
            <text:p>2,47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006" office:value-type="float">
            <text:p>1,006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281" office:value-type="float">
            <text:p>1,281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870" office:value-type="float">
            <text:p>870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158" office:value-type="float">
            <text:p>1,158</text:p>
          </table:table-cell>
          <table:table-cell ns41:value-type="float" table:style-name="TL Data" office:value="2439" office:value-type="float">
            <text:p>2,43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042" office:value-type="float">
            <text:p>1,04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289" office:value-type="float">
            <text:p>1,289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146" office:value-type="float">
            <text:p>1,146</text:p>
          </table:table-cell>
          <table:table-cell ns41:value-type="float" table:style-name="TL Data" office:value="2435" office:value-type="float">
            <text:p>2,43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978" office:value-type="float">
            <text:p>978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001" office:value-type="float">
            <text:p>1,001</text:p>
          </table:table-cell>
          <table:table-cell ns41:value-type="float" table:style-name="TL Data" office:value="1979" office:value-type="float">
            <text:p>1,97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127" office:value-type="float">
            <text:p>1,127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105" office:value-type="float">
            <text:p>1,105</text:p>
          </table:table-cell>
          <table:table-cell ns41:value-type="float" table:style-name="TL Data" office:value="2232" office:value-type="float">
            <text:p>2,23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025" office:value-type="float">
            <text:p>1,025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094" office:value-type="float">
            <text:p>1,094</text:p>
          </table:table-cell>
          <table:table-cell ns41:value-type="float" table:style-name="TL Data" office:value="2119" office:value-type="float">
            <text:p>2,11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16" office:value-type="float">
            <text:p>1,016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093" office:value-type="float">
            <text:p>1,093</text:p>
          </table:table-cell>
          <table:table-cell ns41:value-type="float" table:style-name="TL Data" office:value="2109" office:value-type="float">
            <text:p>2,10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001" office:value-type="float">
            <text:p>1,001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022" office:value-type="float">
            <text:p>1,022</text:p>
          </table:table-cell>
          <table:table-cell ns41:value-type="float" table:style-name="TL Data" office:value="2023" office:value-type="float">
            <text:p>2,02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943" office:value-type="float">
            <text:p>94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976" office:value-type="float">
            <text:p>976</text:p>
          </table:table-cell>
          <table:table-cell ns41:value-type="float" table:style-name="TL Data" office:value="1919" office:value-type="float">
            <text:p>1,91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958" office:value-type="float">
            <text:p>958</text:p>
          </table:table-cell>
          <table:table-cell ns41:value-type="float" table:style-name="TL Data" office:value="1803" office:value-type="float">
            <text:p>1,80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902" office:value-type="float">
            <text:p>90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1823" office:value-type="float">
            <text:p>1,82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1804" office:value-type="float">
            <text:p>1,80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838" office:value-type="float">
            <text:p>838</text:p>
          </table:table-cell>
          <table:table-cell ns41:value-type="float" table:style-name="TL Data" office:value="1671" office:value-type="float">
            <text:p>1,67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1517" office:value-type="float">
            <text:p>1,51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1604" office:value-type="float">
            <text:p>1,60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1269" office:value-type="float">
            <text:p>1,26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1219" office:value-type="float">
            <text:p>1,21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1064" office:value-type="float">
            <text:p>1,06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1213" office:value-type="float">
            <text:p>1,21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970" office:value-type="float">
            <text:p>97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804" office:value-type="float">
            <text:p>80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894" office:value-type="float">
            <text:p>89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704" office:value-type="float">
            <text:p>70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658" office:value-type="float">
            <text:p>65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650" office:value-type="float">
            <text:p>65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517" office:value-type="float">
            <text:p>51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464" office:value-type="float">
            <text:p>46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392" office:value-type="float">
            <text:p>39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399" office:value-type="float">
            <text:p>39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76" office:value-type="float">
            <text:p>27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04" office:value-type="float">
            <text:p>20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13" office:value-type="float">
            <text:p>21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71" office:value-type="float">
            <text:p>17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52" office:value-type="float">
            <text:p>15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19" office:value-type="float">
            <text:p>11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5" office:value-type="float">
            <text:p>8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2" office:value-type="float">
            <text:p>7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1" office:value-type="float">
            <text:p>5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9" office:value-type="float">
            <text:p>5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table:style-name="TL RowHeader"/>
          <table:table-cell ns41:value-type="string" table:style-name="TL RowHeader" office:value-type="string">
            <text:p>Onbekende ouderdom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EN DRIE GEMEENTEN TEN PLATTEN LANDE.</text:p>
          </table:table-cell>
          <table:table-cell table:style-name="TL RowHeader"/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92275" office:value-type="float">
            <text:p>92,275</text:p>
          </table:table-cell>
          <table:table-cell ns41:value-type="float" table:style-name="TL Data" office:value="40973" office:value-type="float">
            <text:p>40,973</text:p>
          </table:table-cell>
          <table:table-cell ns41:value-type="float" table:style-name="TL Data" office:value="5083" office:value-type="float">
            <text:p>5,083</text:p>
          </table:table-cell>
          <table:table-cell ns41:value-type="float" table:style-name="TL Data" office:value="138331" office:value-type="float">
            <text:p>138,331</text:p>
          </table:table-cell>
          <table:table-cell ns41:value-type="float" table:style-name="TL Data" office:value="82459" office:value-type="float">
            <text:p>82,459</text:p>
          </table:table-cell>
          <table:table-cell ns41:value-type="float" table:style-name="TL Data" office:value="41023" office:value-type="float">
            <text:p>41,023</text:p>
          </table:table-cell>
          <table:table-cell ns41:value-type="float" table:style-name="TL Data" office:value="9264" office:value-type="float">
            <text:p>9,264</text:p>
          </table:table-cell>
          <table:table-cell ns41:value-type="float" table:style-name="TL Data" office:value="132746" office:value-type="float">
            <text:p>132,746</text:p>
          </table:table-cell>
          <table:table-cell ns41:value-type="float" table:style-name="TL Data" office:value="271077" office:value-type="float">
            <text:p>271,07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4689" office:value-type="float">
            <text:p>4,689</text:p>
          </table:table-cell>
          <table:table-cell table:style-name="TL Data" table:number-columns-repeated="2"/>
          <table:table-cell ns41:value-type="float" table:style-name="TL Data" office:value="4689" office:value-type="float">
            <text:p>4,689</text:p>
          </table:table-cell>
          <table:table-cell ns41:value-type="float" table:style-name="TL Data" office:value="4558" office:value-type="float">
            <text:p>4,558</text:p>
          </table:table-cell>
          <table:table-cell table:style-name="TL Data" table:number-columns-repeated="2"/>
          <table:table-cell ns41:value-type="float" table:style-name="TL Data" office:value="4558" office:value-type="float">
            <text:p>4,558</text:p>
          </table:table-cell>
          <table:table-cell ns41:value-type="float" table:style-name="TL Data" office:value="9247" office:value-type="float">
            <text:p>9,24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4289" office:value-type="float">
            <text:p>4,289</text:p>
          </table:table-cell>
          <table:table-cell table:style-name="TL Data" table:number-columns-repeated="2"/>
          <table:table-cell ns41:value-type="float" table:style-name="TL Data" office:value="4289" office:value-type="float">
            <text:p>4,289</text:p>
          </table:table-cell>
          <table:table-cell ns41:value-type="float" table:style-name="TL Data" office:value="4271" office:value-type="float">
            <text:p>4,271</text:p>
          </table:table-cell>
          <table:table-cell table:style-name="TL Data" table:number-columns-repeated="2"/>
          <table:table-cell ns41:value-type="float" table:style-name="TL Data" office:value="4271" office:value-type="float">
            <text:p>4,271</text:p>
          </table:table-cell>
          <table:table-cell ns41:value-type="float" table:style-name="TL Data" office:value="8560" office:value-type="float">
            <text:p>8,56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3861" office:value-type="float">
            <text:p>3,861</text:p>
          </table:table-cell>
          <table:table-cell table:style-name="TL Data" table:number-columns-repeated="2"/>
          <table:table-cell ns41:value-type="float" table:style-name="TL Data" office:value="3861" office:value-type="float">
            <text:p>3,861</text:p>
          </table:table-cell>
          <table:table-cell ns41:value-type="float" table:style-name="TL Data" office:value="3781" office:value-type="float">
            <text:p>3,781</text:p>
          </table:table-cell>
          <table:table-cell table:style-name="TL Data" table:number-columns-repeated="2"/>
          <table:table-cell ns41:value-type="float" table:style-name="TL Data" office:value="3781" office:value-type="float">
            <text:p>3,781</text:p>
          </table:table-cell>
          <table:table-cell ns41:value-type="float" table:style-name="TL Data" office:value="7642" office:value-type="float">
            <text:p>7,64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3942" office:value-type="float">
            <text:p>3,942</text:p>
          </table:table-cell>
          <table:table-cell table:style-name="TL Data" table:number-columns-repeated="2"/>
          <table:table-cell ns41:value-type="float" table:style-name="TL Data" office:value="3942" office:value-type="float">
            <text:p>3,942</text:p>
          </table:table-cell>
          <table:table-cell ns41:value-type="float" table:style-name="TL Data" office:value="3819" office:value-type="float">
            <text:p>3,819</text:p>
          </table:table-cell>
          <table:table-cell table:style-name="TL Data" table:number-columns-repeated="2"/>
          <table:table-cell ns41:value-type="float" table:style-name="TL Data" office:value="3819" office:value-type="float">
            <text:p>3,819</text:p>
          </table:table-cell>
          <table:table-cell ns41:value-type="float" table:style-name="TL Data" office:value="7761" office:value-type="float">
            <text:p>7,76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4310" office:value-type="float">
            <text:p>4,310</text:p>
          </table:table-cell>
          <table:table-cell table:style-name="TL Data" table:number-columns-repeated="2"/>
          <table:table-cell ns41:value-type="float" table:style-name="TL Data" office:value="4310" office:value-type="float">
            <text:p>4,310</text:p>
          </table:table-cell>
          <table:table-cell ns41:value-type="float" table:style-name="TL Data" office:value="4257" office:value-type="float">
            <text:p>4,257</text:p>
          </table:table-cell>
          <table:table-cell table:style-name="TL Data" table:number-columns-repeated="2"/>
          <table:table-cell ns41:value-type="float" table:style-name="TL Data" office:value="4257" office:value-type="float">
            <text:p>4,257</text:p>
          </table:table-cell>
          <table:table-cell ns41:value-type="float" table:style-name="TL Data" office:value="8567" office:value-type="float">
            <text:p>8,56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4501" office:value-type="float">
            <text:p>4,501</text:p>
          </table:table-cell>
          <table:table-cell table:style-name="TL Data" table:number-columns-repeated="2"/>
          <table:table-cell ns41:value-type="float" table:style-name="TL Data" office:value="4501" office:value-type="float">
            <text:p>4,501</text:p>
          </table:table-cell>
          <table:table-cell ns41:value-type="float" table:style-name="TL Data" office:value="4309" office:value-type="float">
            <text:p>4,309</text:p>
          </table:table-cell>
          <table:table-cell table:style-name="TL Data" table:number-columns-repeated="2"/>
          <table:table-cell ns41:value-type="float" table:style-name="TL Data" office:value="4309" office:value-type="float">
            <text:p>4,309</text:p>
          </table:table-cell>
          <table:table-cell ns41:value-type="float" table:style-name="TL Data" office:value="8810" office:value-type="float">
            <text:p>8,81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4335" office:value-type="float">
            <text:p>4,335</text:p>
          </table:table-cell>
          <table:table-cell table:style-name="TL Data" table:number-columns-repeated="2"/>
          <table:table-cell ns41:value-type="float" table:style-name="TL Data" office:value="4335" office:value-type="float">
            <text:p>4,335</text:p>
          </table:table-cell>
          <table:table-cell ns41:value-type="float" table:style-name="TL Data" office:value="4211" office:value-type="float">
            <text:p>4,211</text:p>
          </table:table-cell>
          <table:table-cell table:style-name="TL Data" table:number-columns-repeated="2"/>
          <table:table-cell ns41:value-type="float" table:style-name="TL Data" office:value="4211" office:value-type="float">
            <text:p>4,211</text:p>
          </table:table-cell>
          <table:table-cell ns41:value-type="float" table:style-name="TL Data" office:value="8546" office:value-type="float">
            <text:p>8,54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4163" office:value-type="float">
            <text:p>4,163</text:p>
          </table:table-cell>
          <table:table-cell table:style-name="TL Data" table:number-columns-repeated="2"/>
          <table:table-cell ns41:value-type="float" table:style-name="TL Data" office:value="4163" office:value-type="float">
            <text:p>4,163</text:p>
          </table:table-cell>
          <table:table-cell ns41:value-type="float" table:style-name="TL Data" office:value="4145" office:value-type="float">
            <text:p>4,145</text:p>
          </table:table-cell>
          <table:table-cell table:style-name="TL Data" table:number-columns-repeated="2"/>
          <table:table-cell ns41:value-type="float" table:style-name="TL Data" office:value="4145" office:value-type="float">
            <text:p>4,145</text:p>
          </table:table-cell>
          <table:table-cell ns41:value-type="float" table:style-name="TL Data" office:value="8308" office:value-type="float">
            <text:p>8,30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4322" office:value-type="float">
            <text:p>4,322</text:p>
          </table:table-cell>
          <table:table-cell table:style-name="TL Data" table:number-columns-repeated="2"/>
          <table:table-cell ns41:value-type="float" table:style-name="TL Data" office:value="4322" office:value-type="float">
            <text:p>4,322</text:p>
          </table:table-cell>
          <table:table-cell ns41:value-type="float" table:style-name="TL Data" office:value="4098" office:value-type="float">
            <text:p>4,098</text:p>
          </table:table-cell>
          <table:table-cell table:style-name="TL Data" table:number-columns-repeated="2"/>
          <table:table-cell ns41:value-type="float" table:style-name="TL Data" office:value="4098" office:value-type="float">
            <text:p>4,098</text:p>
          </table:table-cell>
          <table:table-cell ns41:value-type="float" table:style-name="TL Data" office:value="8420" office:value-type="float">
            <text:p>8,42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4264" office:value-type="float">
            <text:p>4,264</text:p>
          </table:table-cell>
          <table:table-cell table:style-name="TL Data" table:number-columns-repeated="2"/>
          <table:table-cell ns41:value-type="float" table:style-name="TL Data" office:value="4264" office:value-type="float">
            <text:p>4,264</text:p>
          </table:table-cell>
          <table:table-cell ns41:value-type="float" table:style-name="TL Data" office:value="4165" office:value-type="float">
            <text:p>4,165</text:p>
          </table:table-cell>
          <table:table-cell table:style-name="TL Data" table:number-columns-repeated="2"/>
          <table:table-cell ns41:value-type="float" table:style-name="TL Data" office:value="4165" office:value-type="float">
            <text:p>4,165</text:p>
          </table:table-cell>
          <table:table-cell ns41:value-type="float" table:style-name="TL Data" office:value="8429" office:value-type="float">
            <text:p>8,42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4215" office:value-type="float">
            <text:p>4,215</text:p>
          </table:table-cell>
          <table:table-cell table:style-name="TL Data" table:number-columns-repeated="2"/>
          <table:table-cell ns41:value-type="float" table:style-name="TL Data" office:value="4215" office:value-type="float">
            <text:p>4,215</text:p>
          </table:table-cell>
          <table:table-cell ns41:value-type="float" table:style-name="TL Data" office:value="4083" office:value-type="float">
            <text:p>4,083</text:p>
          </table:table-cell>
          <table:table-cell table:style-name="TL Data" table:number-columns-repeated="2"/>
          <table:table-cell ns41:value-type="float" table:style-name="TL Data" office:value="4083" office:value-type="float">
            <text:p>4,083</text:p>
          </table:table-cell>
          <table:table-cell ns41:value-type="float" table:style-name="TL Data" office:value="8298" office:value-type="float">
            <text:p>8,29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4264" office:value-type="float">
            <text:p>4,264</text:p>
          </table:table-cell>
          <table:table-cell table:style-name="TL Data" table:number-columns-repeated="2"/>
          <table:table-cell ns41:value-type="float" table:style-name="TL Data" office:value="4264" office:value-type="float">
            <text:p>4,264</text:p>
          </table:table-cell>
          <table:table-cell ns41:value-type="float" table:style-name="TL Data" office:value="4121" office:value-type="float">
            <text:p>4,121</text:p>
          </table:table-cell>
          <table:table-cell table:style-name="TL Data" table:number-columns-repeated="2"/>
          <table:table-cell ns41:value-type="float" table:style-name="TL Data" office:value="4121" office:value-type="float">
            <text:p>4,121</text:p>
          </table:table-cell>
          <table:table-cell ns41:value-type="float" table:style-name="TL Data" office:value="8385" office:value-type="float">
            <text:p>8,38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4099" office:value-type="float">
            <text:p>4,099</text:p>
          </table:table-cell>
          <table:table-cell table:style-name="TL Data" table:number-columns-repeated="2"/>
          <table:table-cell ns41:value-type="float" table:style-name="TL Data" office:value="4099" office:value-type="float">
            <text:p>4,099</text:p>
          </table:table-cell>
          <table:table-cell ns41:value-type="float" table:style-name="TL Data" office:value="3914" office:value-type="float">
            <text:p>3,914</text:p>
          </table:table-cell>
          <table:table-cell table:style-name="TL Data" table:number-columns-repeated="2"/>
          <table:table-cell ns41:value-type="float" table:style-name="TL Data" office:value="3914" office:value-type="float">
            <text:p>3,914</text:p>
          </table:table-cell>
          <table:table-cell ns41:value-type="float" table:style-name="TL Data" office:value="8013" office:value-type="float">
            <text:p>8,01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4230" office:value-type="float">
            <text:p>4,230</text:p>
          </table:table-cell>
          <table:table-cell table:style-name="TL Data" table:number-columns-repeated="2"/>
          <table:table-cell ns41:value-type="float" table:style-name="TL Data" office:value="4230" office:value-type="float">
            <text:p>4,230</text:p>
          </table:table-cell>
          <table:table-cell ns41:value-type="float" table:style-name="TL Data" office:value="3996" office:value-type="float">
            <text:p>3,996</text:p>
          </table:table-cell>
          <table:table-cell table:style-name="TL Data" table:number-columns-repeated="2"/>
          <table:table-cell ns41:value-type="float" table:style-name="TL Data" office:value="3996" office:value-type="float">
            <text:p>3,996</text:p>
          </table:table-cell>
          <table:table-cell ns41:value-type="float" table:style-name="TL Data" office:value="8226" office:value-type="float">
            <text:p>8,22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4147" office:value-type="float">
            <text:p>4,147</text:p>
          </table:table-cell>
          <table:table-cell table:style-name="TL Data" table:number-columns-repeated="2"/>
          <table:table-cell ns41:value-type="float" table:style-name="TL Data" office:value="4147" office:value-type="float">
            <text:p>4,147</text:p>
          </table:table-cell>
          <table:table-cell ns41:value-type="float" table:style-name="TL Data" office:value="3886" office:value-type="float">
            <text:p>3,886</text:p>
          </table:table-cell>
          <table:table-cell table:style-name="TL Data" table:number-columns-repeated="2"/>
          <table:table-cell ns41:value-type="float" table:style-name="TL Data" office:value="3886" office:value-type="float">
            <text:p>3,886</text:p>
          </table:table-cell>
          <table:table-cell ns41:value-type="float" table:style-name="TL Data" office:value="8033" office:value-type="float">
            <text:p>8,03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3771" office:value-type="float">
            <text:p>3,771</text:p>
          </table:table-cell>
          <table:table-cell table:style-name="TL Data" table:number-columns-repeated="2"/>
          <table:table-cell ns41:value-type="float" table:style-name="TL Data" office:value="3771" office:value-type="float">
            <text:p>3,771</text:p>
          </table:table-cell>
          <table:table-cell ns41:value-type="float" table:style-name="TL Data" office:value="3669" office:value-type="float">
            <text:p>3,669</text:p>
          </table:table-cell>
          <table:table-cell table:style-name="TL Data" table:number-columns-repeated="2"/>
          <table:table-cell ns41:value-type="float" table:style-name="TL Data" office:value="3669" office:value-type="float">
            <text:p>3,669</text:p>
          </table:table-cell>
          <table:table-cell ns41:value-type="float" table:style-name="TL Data" office:value="7440" office:value-type="float">
            <text:p>7,44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3825" office:value-type="float">
            <text:p>3,825</text:p>
          </table:table-cell>
          <table:table-cell table:style-name="TL Data" table:number-columns-repeated="2"/>
          <table:table-cell ns41:value-type="float" table:style-name="TL Data" office:value="3825" office:value-type="float">
            <text:p>3,825</text:p>
          </table:table-cell>
          <table:table-cell ns41:value-type="float" table:style-name="TL Data" office:value="3547" office:value-type="float">
            <text:p>3,54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549" office:value-type="float">
            <text:p>3,549</text:p>
          </table:table-cell>
          <table:table-cell ns41:value-type="float" table:style-name="TL Data" office:value="7374" office:value-type="float">
            <text:p>7,37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3263" office:value-type="float">
            <text:p>3,263</text:p>
          </table:table-cell>
          <table:table-cell table:style-name="TL Data" table:number-columns-repeated="2"/>
          <table:table-cell ns41:value-type="float" table:style-name="TL Data" office:value="3263" office:value-type="float">
            <text:p>3,263</text:p>
          </table:table-cell>
          <table:table-cell ns41:value-type="float" table:style-name="TL Data" office:value="3087" office:value-type="float">
            <text:p>3,08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97" office:value-type="float">
            <text:p>3,097</text:p>
          </table:table-cell>
          <table:table-cell ns41:value-type="float" table:style-name="TL Data" office:value="6360" office:value-type="float">
            <text:p>6,36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3234" office:value-type="float">
            <text:p>3,23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38" office:value-type="float">
            <text:p>3,238</text:p>
          </table:table-cell>
          <table:table-cell ns41:value-type="float" table:style-name="TL Data" office:value="3047" office:value-type="float">
            <text:p>3,047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3067" office:value-type="float">
            <text:p>3,067</text:p>
          </table:table-cell>
          <table:table-cell ns41:value-type="float" table:style-name="TL Data" office:value="6305" office:value-type="float">
            <text:p>6,30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3421" office:value-type="float">
            <text:p>3,421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3435" office:value-type="float">
            <text:p>3,435</text:p>
          </table:table-cell>
          <table:table-cell ns41:value-type="float" table:style-name="TL Data" office:value="3398" office:value-type="float">
            <text:p>3,398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3460" office:value-type="float">
            <text:p>3,460</text:p>
          </table:table-cell>
          <table:table-cell ns41:value-type="float" table:style-name="TL Data" office:value="6895" office:value-type="float">
            <text:p>6,89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3559" office:value-type="float">
            <text:p>3,55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592" office:value-type="float">
            <text:p>3,592</text:p>
          </table:table-cell>
          <table:table-cell ns41:value-type="float" table:style-name="TL Data" office:value="3501" office:value-type="float">
            <text:p>3,501</text:p>
          </table:table-cell>
          <table:table-cell ns41:value-type="float" table:style-name="TL Data" office:value="116" office:value-type="float">
            <text:p>116</text:p>
          </table:table-cell>
          <table:table-cell table:style-name="TL Data"/>
          <table:table-cell ns41:value-type="float" table:style-name="TL Data" office:value="3617" office:value-type="float">
            <text:p>3,617</text:p>
          </table:table-cell>
          <table:table-cell ns41:value-type="float" table:style-name="TL Data" office:value="7209" office:value-type="float">
            <text:p>7,20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3408" office:value-type="float">
            <text:p>3,40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46" office:value-type="float">
            <text:p>3,446</text:p>
          </table:table-cell>
          <table:table-cell ns41:value-type="float" table:style-name="TL Data" office:value="3003" office:value-type="float">
            <text:p>3,003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90" office:value-type="float">
            <text:p>3,190</text:p>
          </table:table-cell>
          <table:table-cell ns41:value-type="float" table:style-name="TL Data" office:value="6636" office:value-type="float">
            <text:p>6,63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3175" office:value-type="float">
            <text:p>3,175</text:p>
          </table:table-cell>
          <table:table-cell ns41:value-type="float" table:style-name="TL Data" office:value="110" office:value-type="float">
            <text:p>110</text:p>
          </table:table-cell>
          <table:table-cell table:style-name="TL Data"/>
          <table:table-cell ns41:value-type="float" table:style-name="TL Data" office:value="3285" office:value-type="float">
            <text:p>3,285</text:p>
          </table:table-cell>
          <table:table-cell ns41:value-type="float" table:style-name="TL Data" office:value="2944" office:value-type="float">
            <text:p>2,944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241" office:value-type="float">
            <text:p>3,241</text:p>
          </table:table-cell>
          <table:table-cell ns41:value-type="float" table:style-name="TL Data" office:value="6526" office:value-type="float">
            <text:p>6,52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3215" office:value-type="float">
            <text:p>3,215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394" office:value-type="float">
            <text:p>3,394</text:p>
          </table:table-cell>
          <table:table-cell ns41:value-type="float" table:style-name="TL Data" office:value="2980" office:value-type="float">
            <text:p>2,980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440" office:value-type="float">
            <text:p>3,440</text:p>
          </table:table-cell>
          <table:table-cell ns41:value-type="float" table:style-name="TL Data" office:value="6834" office:value-type="float">
            <text:p>6,83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3023" office:value-type="float">
            <text:p>3,023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353" office:value-type="float">
            <text:p>3,353</text:p>
          </table:table-cell>
          <table:table-cell ns41:value-type="float" table:style-name="TL Data" office:value="2601" office:value-type="float">
            <text:p>2,601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251" office:value-type="float">
            <text:p>3,251</text:p>
          </table:table-cell>
          <table:table-cell ns41:value-type="float" table:style-name="TL Data" office:value="6604" office:value-type="float">
            <text:p>6,60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2885" office:value-type="float">
            <text:p>2,885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397" office:value-type="float">
            <text:p>3,397</text:p>
          </table:table-cell>
          <table:table-cell ns41:value-type="float" table:style-name="TL Data" office:value="2475" office:value-type="float">
            <text:p>2,475</text:p>
          </table:table-cell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344" office:value-type="float">
            <text:p>3,344</text:p>
          </table:table-cell>
          <table:table-cell ns41:value-type="float" table:style-name="TL Data" office:value="6741" office:value-type="float">
            <text:p>6,74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2514" office:value-type="float">
            <text:p>2,514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152" office:value-type="float">
            <text:p>3,152</text:p>
          </table:table-cell>
          <table:table-cell ns41:value-type="float" table:style-name="TL Data" office:value="2072" office:value-type="float">
            <text:p>2,072</text:p>
          </table:table-cell>
          <table:table-cell ns41:value-type="float" table:style-name="TL Data" office:value="1007" office:value-type="float">
            <text:p>1,00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098" office:value-type="float">
            <text:p>3,098</text:p>
          </table:table-cell>
          <table:table-cell ns41:value-type="float" table:style-name="TL Data" office:value="6250" office:value-type="float">
            <text:p>6,25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2279" office:value-type="float">
            <text:p>2,279</text:p>
          </table:table-cell>
          <table:table-cell ns41:value-type="float" table:style-name="TL Data" office:value="857" office:value-type="float">
            <text:p>85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148" office:value-type="float">
            <text:p>3,148</text:p>
          </table:table-cell>
          <table:table-cell ns41:value-type="float" table:style-name="TL Data" office:value="1692" office:value-type="float">
            <text:p>1,692</text:p>
          </table:table-cell>
          <table:table-cell ns41:value-type="float" table:style-name="TL Data" office:value="1113" office:value-type="float">
            <text:p>1,11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835" office:value-type="float">
            <text:p>2,835</text:p>
          </table:table-cell>
          <table:table-cell ns41:value-type="float" table:style-name="TL Data" office:value="5983" office:value-type="float">
            <text:p>5,98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1889" office:value-type="float">
            <text:p>1,889</text:p>
          </table:table-cell>
          <table:table-cell ns41:value-type="float" table:style-name="TL Data" office:value="967" office:value-type="float">
            <text:p>96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878" office:value-type="float">
            <text:p>2,878</text:p>
          </table:table-cell>
          <table:table-cell ns41:value-type="float" table:style-name="TL Data" office:value="1564" office:value-type="float">
            <text:p>1,564</text:p>
          </table:table-cell>
          <table:table-cell ns41:value-type="float" table:style-name="TL Data" office:value="1223" office:value-type="float">
            <text:p>1,22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833" office:value-type="float">
            <text:p>2,833</text:p>
          </table:table-cell>
          <table:table-cell ns41:value-type="float" table:style-name="TL Data" office:value="5711" office:value-type="float">
            <text:p>5,71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1618" office:value-type="float">
            <text:p>1,618</text:p>
          </table:table-cell>
          <table:table-cell ns41:value-type="float" table:style-name="TL Data" office:value="1036" office:value-type="float">
            <text:p>1,03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672" office:value-type="float">
            <text:p>2,672</text:p>
          </table:table-cell>
          <table:table-cell ns41:value-type="float" table:style-name="TL Data" office:value="1276" office:value-type="float">
            <text:p>1,276</text:p>
          </table:table-cell>
          <table:table-cell ns41:value-type="float" table:style-name="TL Data" office:value="1308" office:value-type="float">
            <text:p>1,30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611" office:value-type="float">
            <text:p>2,611</text:p>
          </table:table-cell>
          <table:table-cell ns41:value-type="float" table:style-name="TL Data" office:value="5283" office:value-type="float">
            <text:p>5,28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1472" office:value-type="float">
            <text:p>1,472</text:p>
          </table:table-cell>
          <table:table-cell ns41:value-type="float" table:style-name="TL Data" office:value="1220" office:value-type="float">
            <text:p>1,22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727" office:value-type="float">
            <text:p>2,727</text:p>
          </table:table-cell>
          <table:table-cell ns41:value-type="float" table:style-name="TL Data" office:value="1187" office:value-type="float">
            <text:p>1,187</text:p>
          </table:table-cell>
          <table:table-cell ns41:value-type="float" table:style-name="TL Data" office:value="1475" office:value-type="float">
            <text:p>1,47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705" office:value-type="float">
            <text:p>2,705</text:p>
          </table:table-cell>
          <table:table-cell ns41:value-type="float" table:style-name="TL Data" office:value="5432" office:value-type="float">
            <text:p>5,43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1204" office:value-type="float">
            <text:p>1,204</text:p>
          </table:table-cell>
          <table:table-cell ns41:value-type="float" table:style-name="TL Data" office:value="1225" office:value-type="float">
            <text:p>1,22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462" office:value-type="float">
            <text:p>2,462</text:p>
          </table:table-cell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1432" office:value-type="float">
            <text:p>1,43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349" office:value-type="float">
            <text:p>2,349</text:p>
          </table:table-cell>
          <table:table-cell ns41:value-type="float" table:style-name="TL Data" office:value="4811" office:value-type="float">
            <text:p>4,81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1022" office:value-type="float">
            <text:p>1,022</text:p>
          </table:table-cell>
          <table:table-cell ns41:value-type="float" table:style-name="TL Data" office:value="1198" office:value-type="float">
            <text:p>1,19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243" office:value-type="float">
            <text:p>2,243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1433" office:value-type="float">
            <text:p>1,43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205" office:value-type="float">
            <text:p>2,205</text:p>
          </table:table-cell>
          <table:table-cell ns41:value-type="float" table:style-name="TL Data" office:value="4448" office:value-type="float">
            <text:p>4,44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1035" office:value-type="float">
            <text:p>1,035</text:p>
          </table:table-cell>
          <table:table-cell ns41:value-type="float" table:style-name="TL Data" office:value="1479" office:value-type="float">
            <text:p>1,47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562" office:value-type="float">
            <text:p>2,562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1711" office:value-type="float">
            <text:p>1,711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555" office:value-type="float">
            <text:p>2,555</text:p>
          </table:table-cell>
          <table:table-cell ns41:value-type="float" table:style-name="TL Data" office:value="5117" office:value-type="float">
            <text:p>5,11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1537" office:value-type="float">
            <text:p>1,53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421" office:value-type="float">
            <text:p>2,421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1648" office:value-type="float">
            <text:p>1,64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365" office:value-type="float">
            <text:p>2,365</text:p>
          </table:table-cell>
          <table:table-cell ns41:value-type="float" table:style-name="TL Data" office:value="4786" office:value-type="float">
            <text:p>4,78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1555" office:value-type="float">
            <text:p>1,55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368" office:value-type="float">
            <text:p>2,368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1594" office:value-type="float">
            <text:p>1,594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272" office:value-type="float">
            <text:p>2,272</text:p>
          </table:table-cell>
          <table:table-cell ns41:value-type="float" table:style-name="TL Data" office:value="4640" office:value-type="float">
            <text:p>4,64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1585" office:value-type="float">
            <text:p>1,58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262" office:value-type="float">
            <text:p>2,262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1687" office:value-type="float">
            <text:p>1,68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261" office:value-type="float">
            <text:p>2,261</text:p>
          </table:table-cell>
          <table:table-cell ns41:value-type="float" table:style-name="TL Data" office:value="4523" office:value-type="float">
            <text:p>4,52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1470" office:value-type="float">
            <text:p>1,47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072" office:value-type="float">
            <text:p>2,072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1601" office:value-type="float">
            <text:p>1,601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104" office:value-type="float">
            <text:p>2,104</text:p>
          </table:table-cell>
          <table:table-cell ns41:value-type="float" table:style-name="TL Data" office:value="4176" office:value-type="float">
            <text:p>4,17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1714" office:value-type="float">
            <text:p>1,71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229" office:value-type="float">
            <text:p>2,229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1696" office:value-type="float">
            <text:p>1,69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204" office:value-type="float">
            <text:p>2,204</text:p>
          </table:table-cell>
          <table:table-cell ns41:value-type="float" table:style-name="TL Data" office:value="4433" office:value-type="float">
            <text:p>4,43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1759" office:value-type="float">
            <text:p>1,75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247" office:value-type="float">
            <text:p>2,247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1712" office:value-type="float">
            <text:p>1,712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169" office:value-type="float">
            <text:p>2,169</text:p>
          </table:table-cell>
          <table:table-cell ns41:value-type="float" table:style-name="TL Data" office:value="4416" office:value-type="float">
            <text:p>4,41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1562" office:value-type="float">
            <text:p>1,56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050" office:value-type="float">
            <text:p>2,050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1661" office:value-type="float">
            <text:p>1,661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184" office:value-type="float">
            <text:p>2,184</text:p>
          </table:table-cell>
          <table:table-cell ns41:value-type="float" table:style-name="TL Data" office:value="4234" office:value-type="float">
            <text:p>4,23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1542" office:value-type="float">
            <text:p>1,54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927" office:value-type="float">
            <text:p>1,927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463" office:value-type="float">
            <text:p>1,463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848" office:value-type="float">
            <text:p>1,848</text:p>
          </table:table-cell>
          <table:table-cell ns41:value-type="float" table:style-name="TL Data" office:value="3775" office:value-type="float">
            <text:p>3,77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1575" office:value-type="float">
            <text:p>1,57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953" office:value-type="float">
            <text:p>1,953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521" office:value-type="float">
            <text:p>1,521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934" office:value-type="float">
            <text:p>1,934</text:p>
          </table:table-cell>
          <table:table-cell ns41:value-type="float" table:style-name="TL Data" office:value="3887" office:value-type="float">
            <text:p>3,88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626" office:value-type="float">
            <text:p>1,62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992" office:value-type="float">
            <text:p>1,992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567" office:value-type="float">
            <text:p>1,567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984" office:value-type="float">
            <text:p>1,984</text:p>
          </table:table-cell>
          <table:table-cell ns41:value-type="float" table:style-name="TL Data" office:value="3976" office:value-type="float">
            <text:p>3,97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529" office:value-type="float">
            <text:p>1,529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890" office:value-type="float">
            <text:p>1,890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501" office:value-type="float">
            <text:p>1,501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928" office:value-type="float">
            <text:p>1,928</text:p>
          </table:table-cell>
          <table:table-cell ns41:value-type="float" table:style-name="TL Data" office:value="3818" office:value-type="float">
            <text:p>3,81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461" office:value-type="float">
            <text:p>1,46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818" office:value-type="float">
            <text:p>1,818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429" office:value-type="float">
            <text:p>1,429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840" office:value-type="float">
            <text:p>1,840</text:p>
          </table:table-cell>
          <table:table-cell ns41:value-type="float" table:style-name="TL Data" office:value="3658" office:value-type="float">
            <text:p>3,65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1461" office:value-type="float">
            <text:p>1,46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828" office:value-type="float">
            <text:p>1,828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423" office:value-type="float">
            <text:p>1,423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852" office:value-type="float">
            <text:p>1,852</text:p>
          </table:table-cell>
          <table:table-cell ns41:value-type="float" table:style-name="TL Data" office:value="3680" office:value-type="float">
            <text:p>3,68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582" office:value-type="float">
            <text:p>1,582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937" office:value-type="float">
            <text:p>1,937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497" office:value-type="float">
            <text:p>1,497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933" office:value-type="float">
            <text:p>1,933</text:p>
          </table:table-cell>
          <table:table-cell ns41:value-type="float" table:style-name="TL Data" office:value="3870" office:value-type="float">
            <text:p>3,87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399" office:value-type="float">
            <text:p>1,399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696" office:value-type="float">
            <text:p>1,696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396" office:value-type="float">
            <text:p>1,396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846" office:value-type="float">
            <text:p>1,846</text:p>
          </table:table-cell>
          <table:table-cell ns41:value-type="float" table:style-name="TL Data" office:value="3542" office:value-type="float">
            <text:p>3,54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547" office:value-type="float">
            <text:p>1,547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924" office:value-type="float">
            <text:p>1,924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450" office:value-type="float">
            <text:p>1,450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1969" office:value-type="float">
            <text:p>1,969</text:p>
          </table:table-cell>
          <table:table-cell ns41:value-type="float" table:style-name="TL Data" office:value="3893" office:value-type="float">
            <text:p>3,89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506" office:value-type="float">
            <text:p>1,506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874" office:value-type="float">
            <text:p>1,874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419" office:value-type="float">
            <text:p>1,419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1933" office:value-type="float">
            <text:p>1,933</text:p>
          </table:table-cell>
          <table:table-cell ns41:value-type="float" table:style-name="TL Data" office:value="3807" office:value-type="float">
            <text:p>3,80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449" office:value-type="float">
            <text:p>1,449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783" office:value-type="float">
            <text:p>1,783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208" office:value-type="float">
            <text:p>1,208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659" office:value-type="float">
            <text:p>1,659</text:p>
          </table:table-cell>
          <table:table-cell ns41:value-type="float" table:style-name="TL Data" office:value="3442" office:value-type="float">
            <text:p>3,44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table:style-name="TL RowHeader"/>
          <table:table-cell ns41:value-type="string" table:style-name="TL RowHeader" office:value-type="string">
            <text:p>Over te brengen</text:p>
          </table:table-cell>
          <table:table-cell/>
          <table:table-cell ns41:value-type="float" table:style-name="TL Data" office:value="120437" office:value-type="float">
            <text:p>120,437</text:p>
          </table:table-cell>
          <table:table-cell ns41:value-type="float" table:style-name="TL Data" office:value="37665" office:value-type="float">
            <text:p>37,665</text:p>
          </table:table-cell>
          <table:table-cell ns41:value-type="float" table:style-name="TL Data" office:value="1635" office:value-type="float">
            <text:p>1,635</text:p>
          </table:table-cell>
          <table:table-cell ns41:value-type="float" table:style-name="TL Data" office:value="159745" office:value-type="float">
            <text:p>159,745</text:p>
          </table:table-cell>
          <table:table-cell ns41:value-type="float" table:style-name="TL Data" office:value="111855" office:value-type="float">
            <text:p>111,855</text:p>
          </table:table-cell>
          <table:table-cell ns41:value-type="float" table:style-name="TL Data" office:value="40806" office:value-type="float">
            <text:p>40,806</text:p>
          </table:table-cell>
          <table:table-cell ns41:value-type="float" table:style-name="TL Data" office:value="3354" office:value-type="float">
            <text:p>3,354</text:p>
          </table:table-cell>
          <table:table-cell ns41:value-type="float" table:style-name="TL Data" office:value="156015" office:value-type="float">
            <text:p>156,015</text:p>
          </table:table-cell>
          <table:table-cell ns41:value-type="string" table:style-name="TL Data" office:value-type="string">
            <text:p>315.7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318" office:value-type="float">
            <text:p>1,318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699" office:value-type="float">
            <text:p>1,699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225" office:value-type="float">
            <text:p>1,225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1705" office:value-type="float">
            <text:p>1,705</text:p>
          </table:table-cell>
          <table:table-cell ns41:value-type="float" table:style-name="TL Data" office:value="3404" office:value-type="float">
            <text:p>3,40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334" office:value-type="float">
            <text:p>1,334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675" office:value-type="float">
            <text:p>1,675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183" office:value-type="float">
            <text:p>1,183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1627" office:value-type="float">
            <text:p>1,627</text:p>
          </table:table-cell>
          <table:table-cell ns41:value-type="float" table:style-name="TL Data" office:value="3302" office:value-type="float">
            <text:p>3,30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044" office:value-type="float">
            <text:p>1,044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320" office:value-type="float">
            <text:p>1,320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986" office:value-type="float">
            <text:p>986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1460" office:value-type="float">
            <text:p>1,460</text:p>
          </table:table-cell>
          <table:table-cell ns41:value-type="float" table:style-name="TL Data" office:value="2780" office:value-type="float">
            <text:p>2,78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202" office:value-type="float">
            <text:p>1,202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518" office:value-type="float">
            <text:p>1,518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009" office:value-type="float">
            <text:p>1,009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1527" office:value-type="float">
            <text:p>1,527</text:p>
          </table:table-cell>
          <table:table-cell ns41:value-type="float" table:style-name="TL Data" office:value="3045" office:value-type="float">
            <text:p>3,04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111" office:value-type="float">
            <text:p>1,111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398" office:value-type="float">
            <text:p>1,398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054" office:value-type="float">
            <text:p>1,054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1584" office:value-type="float">
            <text:p>1,584</text:p>
          </table:table-cell>
          <table:table-cell ns41:value-type="float" table:style-name="TL Data" office:value="2982" office:value-type="float">
            <text:p>2,98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086" office:value-type="float">
            <text:p>1,086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363" office:value-type="float">
            <text:p>1,363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004" office:value-type="float">
            <text:p>1,004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1528" office:value-type="float">
            <text:p>1,528</text:p>
          </table:table-cell>
          <table:table-cell ns41:value-type="float" table:style-name="TL Data" office:value="2891" office:value-type="float">
            <text:p>2,89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304" office:value-type="float">
            <text:p>1,304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403" office:value-type="float">
            <text:p>1,403</text:p>
          </table:table-cell>
          <table:table-cell ns41:value-type="float" table:style-name="TL Data" office:value="2707" office:value-type="float">
            <text:p>2,70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942" office:value-type="float">
            <text:p>942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240" office:value-type="float">
            <text:p>1,240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880" office:value-type="float">
            <text:p>880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1376" office:value-type="float">
            <text:p>1,376</text:p>
          </table:table-cell>
          <table:table-cell ns41:value-type="float" table:style-name="TL Data" office:value="2616" office:value-type="float">
            <text:p>2,61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111" office:value-type="float">
            <text:p>1,111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1321" office:value-type="float">
            <text:p>1,321</text:p>
          </table:table-cell>
          <table:table-cell ns41:value-type="float" table:style-name="TL Data" office:value="2432" office:value-type="float">
            <text:p>2,43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172" office:value-type="float">
            <text:p>1,172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1266" office:value-type="float">
            <text:p>1,266</text:p>
          </table:table-cell>
          <table:table-cell ns41:value-type="float" table:style-name="TL Data" office:value="2438" office:value-type="float">
            <text:p>2,43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195" office:value-type="float">
            <text:p>1,195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1282" office:value-type="float">
            <text:p>1,282</text:p>
          </table:table-cell>
          <table:table-cell ns41:value-type="float" table:style-name="TL Data" office:value="2477" office:value-type="float">
            <text:p>2,47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090" office:value-type="float">
            <text:p>1,090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1160" office:value-type="float">
            <text:p>1,160</text:p>
          </table:table-cell>
          <table:table-cell ns41:value-type="float" table:style-name="TL Data" office:value="2250" office:value-type="float">
            <text:p>2,25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967" office:value-type="float">
            <text:p>967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1091" office:value-type="float">
            <text:p>1,091</text:p>
          </table:table-cell>
          <table:table-cell ns41:value-type="float" table:style-name="TL Data" office:value="2058" office:value-type="float">
            <text:p>2,05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992" office:value-type="float">
            <text:p>992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1098" office:value-type="float">
            <text:p>1,098</text:p>
          </table:table-cell>
          <table:table-cell ns41:value-type="float" table:style-name="TL Data" office:value="2090" office:value-type="float">
            <text:p>2,09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1657" office:value-type="float">
            <text:p>1,65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1611" office:value-type="float">
            <text:p>1,61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1402" office:value-type="float">
            <text:p>1,40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1650" office:value-type="float">
            <text:p>1,65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1302" office:value-type="float">
            <text:p>1,30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1070" office:value-type="float">
            <text:p>1,07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1218" office:value-type="float">
            <text:p>1,21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958" office:value-type="float">
            <text:p>95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945" office:value-type="float">
            <text:p>94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901" office:value-type="float">
            <text:p>90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727" office:value-type="float">
            <text:p>72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654" office:value-type="float">
            <text:p>65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553" office:value-type="float">
            <text:p>55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563" office:value-type="float">
            <text:p>56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418" office:value-type="float">
            <text:p>41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319" office:value-type="float">
            <text:p>31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306" office:value-type="float">
            <text:p>30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53" office:value-type="float">
            <text:p>25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20" office:value-type="float">
            <text:p>22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81" office:value-type="float">
            <text:p>18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26" office:value-type="float">
            <text:p>12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04" office:value-type="float">
            <text:p>10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87" office:value-type="float">
            <text:p>8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83" office:value-type="float">
            <text:p>8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1" office:value-type="float">
            <text:p>4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tot 101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45" office:value-type="float">
            <text:p>1745</text:p>
          </table:table-cell>
          <table:table-cell ns41:value-type="string" table:style-name="TL RowHeader" office:value-type="string">
            <text:p>van 104 tot 105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table:style-name="TL RowHeader"/>
          <table:table-cell ns41:value-type="string" table:style-name="TL RowHeader" office:value-type="string">
            <text:p>Onbekende ouderdom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7" office:value-type="float">
            <text:p>27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3" office:value-type="float">
            <text:p>43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DE STEDEN EN HET PLATTE LAND VEREENIGD.</text:p>
          </table:table-cell>
          <table:table-cell table:style-name="TL RowHeader"/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123141" office:value-type="float">
            <text:p>123,141</text:p>
          </table:table-cell>
          <table:table-cell ns41:value-type="float" table:style-name="TL Data" office:value="55938" office:value-type="float">
            <text:p>55,938</text:p>
          </table:table-cell>
          <table:table-cell ns41:value-type="float" table:style-name="TL Data" office:value="6920" office:value-type="float">
            <text:p>6,920</text:p>
          </table:table-cell>
          <table:table-cell ns41:value-type="string" table:style-name="TL Data" office:value-type="string">
            <text:p>186.01</text:p>
          </table:table-cell>
          <table:table-cell ns41:value-type="float" table:style-name="TL Data" office:value="114845" office:value-type="float">
            <text:p>114,845</text:p>
          </table:table-cell>
          <table:table-cell ns41:value-type="float" table:style-name="TL Data" office:value="56040" office:value-type="float">
            <text:p>56,040</text:p>
          </table:table-cell>
          <table:table-cell ns41:value-type="float" table:style-name="TL Data" office:value="13819" office:value-type="float">
            <text:p>13,819</text:p>
          </table:table-cell>
          <table:table-cell ns41:value-type="float" table:style-name="TL Data" office:value="184706" office:value-type="float">
            <text:p>184,706</text:p>
          </table:table-cell>
          <table:table-cell ns41:value-type="float" table:style-name="TL Data" office:value="370716" office:value-type="float">
            <text:p>370,71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ns41:value-type="string" table:style-name="TL Metadata" office:value-type="string">
            <text:p>1. Van elf mannen en twee vrouwen te Zutphen de Burgelijke Staat onbekend.</text:p>
          </table:table-cell>
          <table:table-cell table:style-name="ce10"/>
          <table:table-cell table:style-name="ce28" table:number-columns-repeated="10"/>
          <table:table-cell table:style-name="ce59"/>
          <table:table-cell table:number-columns-repeated="1011"/>
        </table:table-row>
        <table:table-row table:style-name="ro3" table:number-rows-repeated="10480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2" table:name="Opmerkingen">
        <table:table-column table:style-name="co5" table:default-cell-style-name="Default" table:number-columns-repeated="2"/>
        <table:table-column table:style-name="co8" table:default-cell-style-name="ce2"/>
        <table:table-column table:style-name="co5" table:default-cell-style-name="Default" table:number-columns-repeated="1021"/>
        <table:table-row table:style-name="ro3">
          <table:table-cell table:style-name="ce73"/>
          <table:table-cell/>
          <table:table-cell table:style-name="ce74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74" table:number-columns-repeated="3"/>
          <table:table-cell table:number-columns-repeated="2"/>
          <table:table-cell table:style-name="ce74" table:number-columns-repeated="3"/>
          <table:table-cell table:number-columns-repeated="1016"/>
        </table:table-row>
        <table:table-row table:style-name="ro3">
          <table:table-cell ns41:value-type="string" table:style-name="TL Metadata" office:value-type="string">
            <text:p>Editregel</text:p>
          </table:table-cell>
          <table:table-cell ns41:value-type="string" table:style-name="TL Metadata" office:value-type="string">
            <text:p>Deel telling</text:p>
          </table:table-cell>
          <table:table-cell ns41:value-type="string" table:style-name="TL Metadata" office:value-type="string">
            <text:p>Rolnummer</text:p>
          </table:table-cell>
          <table:table-cell table:number-columns-repeated="1021"/>
        </table:table-row>
        <table:table-row table:style-name="ro3">
          <table:table-cell table:style-name="TL Metadata" table:number-columns-repeated="3"/>
          <table:table-cell table:style-name="TL Metadata" table:number-columns-repeated="2"/>
          <table:table-cell table:style-name="TL Metadata" table:number-columns-repeated="3"/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ns41:value-type="float" table:style-name="TL Metadata" office:value="21926" office:value-type="float">
            <text:p>2192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01" office:value-type="float">
            <text:p>38046500500100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27" office:value-type="float">
            <text:p>2192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02" office:value-type="float">
            <text:p>38046500500100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28" office:value-type="float">
            <text:p>2192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03" office:value-type="float">
            <text:p>38046500500100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29" office:value-type="float">
            <text:p>2192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04" office:value-type="float">
            <text:p>38046500500100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30" office:value-type="float">
            <text:p>2193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05" office:value-type="float">
            <text:p>38046500500100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31" office:value-type="float">
            <text:p>2193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06" office:value-type="float">
            <text:p>38046500500100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32" office:value-type="float">
            <text:p>2193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07" office:value-type="float">
            <text:p>38046500500100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33" office:value-type="float">
            <text:p>2193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08" office:value-type="float">
            <text:p>38046500500100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34" office:value-type="float">
            <text:p>2193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09" office:value-type="float">
            <text:p>38046500500100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35" office:value-type="float">
            <text:p>2193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10" office:value-type="float">
            <text:p>38046500500101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36" office:value-type="float">
            <text:p>2193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11" office:value-type="float">
            <text:p>38046500500101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37" office:value-type="float">
            <text:p>2193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12" office:value-type="float">
            <text:p>38046500500101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38" office:value-type="float">
            <text:p>2193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13" office:value-type="float">
            <text:p>38046500500101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39" office:value-type="float">
            <text:p>2193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14" office:value-type="float">
            <text:p>38046500500101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40" office:value-type="float">
            <text:p>2194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15" office:value-type="float">
            <text:p>38046500500101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41" office:value-type="float">
            <text:p>2194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16" office:value-type="float">
            <text:p>38046500500101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42" office:value-type="float">
            <text:p>2194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17" office:value-type="float">
            <text:p>38046500500101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43" office:value-type="float">
            <text:p>2194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18" office:value-type="float">
            <text:p>38046500500101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44" office:value-type="float">
            <text:p>2194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19" office:value-type="float">
            <text:p>38046500500101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45" office:value-type="float">
            <text:p>2194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20" office:value-type="float">
            <text:p>38046500500102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46" office:value-type="float">
            <text:p>2194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21" office:value-type="float">
            <text:p>38046500500102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47" office:value-type="float">
            <text:p>2194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22" office:value-type="float">
            <text:p>38046500500102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48" office:value-type="float">
            <text:p>2194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23" office:value-type="float">
            <text:p>38046500500102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49" office:value-type="float">
            <text:p>2194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24" office:value-type="float">
            <text:p>38046500500102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50" office:value-type="float">
            <text:p>2195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25" office:value-type="float">
            <text:p>38046500500102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51" office:value-type="float">
            <text:p>2195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26" office:value-type="float">
            <text:p>38046500500102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52" office:value-type="float">
            <text:p>2195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27" office:value-type="float">
            <text:p>38046500500102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53" office:value-type="float">
            <text:p>2195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28" office:value-type="float">
            <text:p>38046500500102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54" office:value-type="float">
            <text:p>2195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29" office:value-type="float">
            <text:p>38046500500102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55" office:value-type="float">
            <text:p>2195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30" office:value-type="float">
            <text:p>38046500500103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56" office:value-type="float">
            <text:p>2195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31" office:value-type="float">
            <text:p>38046500500103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57" office:value-type="float">
            <text:p>2195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32" office:value-type="float">
            <text:p>38046500500103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58" office:value-type="float">
            <text:p>2195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33" office:value-type="float">
            <text:p>38046500500103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59" office:value-type="float">
            <text:p>2195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34" office:value-type="float">
            <text:p>38046500500103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60" office:value-type="float">
            <text:p>2196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35" office:value-type="float">
            <text:p>38046500500103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61" office:value-type="float">
            <text:p>2196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36" office:value-type="float">
            <text:p>38046500500103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62" office:value-type="float">
            <text:p>2196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37" office:value-type="float">
            <text:p>38046500500103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63" office:value-type="float">
            <text:p>2196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38" office:value-type="float">
            <text:p>38046500500103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64" office:value-type="float">
            <text:p>2196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39" office:value-type="float">
            <text:p>38046500500103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65" office:value-type="float">
            <text:p>2196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40" office:value-type="float">
            <text:p>38046500500104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66" office:value-type="float">
            <text:p>2196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41" office:value-type="float">
            <text:p>38046500500104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67" office:value-type="float">
            <text:p>2196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42" office:value-type="float">
            <text:p>38046500500104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68" office:value-type="float">
            <text:p>2196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43" office:value-type="float">
            <text:p>38046500500104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69" office:value-type="float">
            <text:p>2196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44" office:value-type="float">
            <text:p>38046500500104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70" office:value-type="float">
            <text:p>2197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45" office:value-type="float">
            <text:p>38046500500104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71" office:value-type="float">
            <text:p>2197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46" office:value-type="float">
            <text:p>38046500500104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72" office:value-type="float">
            <text:p>2197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47" office:value-type="float">
            <text:p>38046500500104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73" office:value-type="float">
            <text:p>2197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48" office:value-type="float">
            <text:p>38046500500104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74" office:value-type="float">
            <text:p>2197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49" office:value-type="float">
            <text:p>38046500500104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75" office:value-type="float">
            <text:p>2197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50" office:value-type="float">
            <text:p>38046500500105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76" office:value-type="float">
            <text:p>2197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51" office:value-type="float">
            <text:p>38046500500105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77" office:value-type="float">
            <text:p>2197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52" office:value-type="float">
            <text:p>38046500500105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78" office:value-type="float">
            <text:p>2197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53" office:value-type="float">
            <text:p>38046500500105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79" office:value-type="float">
            <text:p>2197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54" office:value-type="float">
            <text:p>38046500500105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80" office:value-type="float">
            <text:p>2198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55" office:value-type="float">
            <text:p>38046500500105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81" office:value-type="float">
            <text:p>2198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56" office:value-type="float">
            <text:p>38046500500105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82" office:value-type="float">
            <text:p>2198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57" office:value-type="float">
            <text:p>38046500500105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83" office:value-type="float">
            <text:p>2198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58" office:value-type="float">
            <text:p>38046500500105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84" office:value-type="float">
            <text:p>2198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59" office:value-type="float">
            <text:p>38046500500105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85" office:value-type="float">
            <text:p>2198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60" office:value-type="float">
            <text:p>38046500500106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86" office:value-type="float">
            <text:p>2198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61" office:value-type="float">
            <text:p>38046500500106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87" office:value-type="float">
            <text:p>2198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62" office:value-type="float">
            <text:p>38046500500106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88" office:value-type="float">
            <text:p>2198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63" office:value-type="float">
            <text:p>38046500500106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89" office:value-type="float">
            <text:p>2198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64" office:value-type="float">
            <text:p>38046500500106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90" office:value-type="float">
            <text:p>2199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65" office:value-type="float">
            <text:p>38046500500106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91" office:value-type="float">
            <text:p>2199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66" office:value-type="float">
            <text:p>38046500500106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92" office:value-type="float">
            <text:p>2199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67" office:value-type="float">
            <text:p>38046500500106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93" office:value-type="float">
            <text:p>2199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68" office:value-type="float">
            <text:p>38046500500106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94" office:value-type="float">
            <text:p>2199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69" office:value-type="float">
            <text:p>38046500500106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95" office:value-type="float">
            <text:p>2199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70" office:value-type="float">
            <text:p>38046500500107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96" office:value-type="float">
            <text:p>2199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71" office:value-type="float">
            <text:p>38046500500107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97" office:value-type="float">
            <text:p>2199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72" office:value-type="float">
            <text:p>38046500500107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98" office:value-type="float">
            <text:p>2199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73" office:value-type="float">
            <text:p>38046500500107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1999" office:value-type="float">
            <text:p>2199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74" office:value-type="float">
            <text:p>38046500500107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00" office:value-type="float">
            <text:p>2200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75" office:value-type="float">
            <text:p>38046500500107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01" office:value-type="float">
            <text:p>2200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76" office:value-type="float">
            <text:p>38046500500107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02" office:value-type="float">
            <text:p>2200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77" office:value-type="float">
            <text:p>38046500500107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03" office:value-type="float">
            <text:p>2200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78" office:value-type="float">
            <text:p>38046500500107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04" office:value-type="float">
            <text:p>2200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79" office:value-type="float">
            <text:p>38046500500107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05" office:value-type="float">
            <text:p>2200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80" office:value-type="float">
            <text:p>38046500500108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06" office:value-type="float">
            <text:p>2200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81" office:value-type="float">
            <text:p>38046500500108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07" office:value-type="float">
            <text:p>2200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82" office:value-type="float">
            <text:p>38046500500108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08" office:value-type="float">
            <text:p>2200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83" office:value-type="float">
            <text:p>38046500500108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09" office:value-type="float">
            <text:p>2200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84" office:value-type="float">
            <text:p>38046500500108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10" office:value-type="float">
            <text:p>2201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85" office:value-type="float">
            <text:p>38046500500108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11" office:value-type="float">
            <text:p>2201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86" office:value-type="float">
            <text:p>38046500500108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12" office:value-type="float">
            <text:p>2201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87" office:value-type="float">
            <text:p>38046500500108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13" office:value-type="float">
            <text:p>2201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88" office:value-type="float">
            <text:p>38046500500108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14" office:value-type="float">
            <text:p>2201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89" office:value-type="float">
            <text:p>38046500500108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15" office:value-type="float">
            <text:p>2201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90" office:value-type="float">
            <text:p>38046500500109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16" office:value-type="float">
            <text:p>2201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91" office:value-type="float">
            <text:p>38046500500109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17" office:value-type="float">
            <text:p>2201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92" office:value-type="float">
            <text:p>38046500500109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18" office:value-type="float">
            <text:p>2201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93" office:value-type="float">
            <text:p>38046500500109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19" office:value-type="float">
            <text:p>2201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94" office:value-type="float">
            <text:p>38046500500109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20" office:value-type="float">
            <text:p>2202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95" office:value-type="float">
            <text:p>38046500500109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21" office:value-type="float">
            <text:p>2202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96" office:value-type="float">
            <text:p>38046500500109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22" office:value-type="float">
            <text:p>2202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97" office:value-type="float">
            <text:p>38046500500109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23" office:value-type="float">
            <text:p>2202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98" office:value-type="float">
            <text:p>38046500500109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24" office:value-type="float">
            <text:p>2202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099" office:value-type="float">
            <text:p>38046500500109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25" office:value-type="float">
            <text:p>2202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100" office:value-type="float">
            <text:p>38046500500110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26" office:value-type="float">
            <text:p>2202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101" office:value-type="float">
            <text:p>38046500500110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27" office:value-type="float">
            <text:p>2202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102" office:value-type="float">
            <text:p>38046500500110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28" office:value-type="float">
            <text:p>2202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103" office:value-type="float">
            <text:p>38046500500110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29" office:value-type="float">
            <text:p>2202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001104" office:value-type="float">
            <text:p>38046500500110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30" office:value-type="float">
            <text:p>2203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01" office:value-type="float">
            <text:p>38046500510100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31" office:value-type="float">
            <text:p>2203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02" office:value-type="float">
            <text:p>38046500510100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32" office:value-type="float">
            <text:p>2203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03" office:value-type="float">
            <text:p>38046500510100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33" office:value-type="float">
            <text:p>2203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04" office:value-type="float">
            <text:p>38046500510100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34" office:value-type="float">
            <text:p>2203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05" office:value-type="float">
            <text:p>38046500510100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35" office:value-type="float">
            <text:p>2203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06" office:value-type="float">
            <text:p>38046500510100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36" office:value-type="float">
            <text:p>2203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07" office:value-type="float">
            <text:p>38046500510100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37" office:value-type="float">
            <text:p>2203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08" office:value-type="float">
            <text:p>38046500510100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38" office:value-type="float">
            <text:p>2203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09" office:value-type="float">
            <text:p>38046500510100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39" office:value-type="float">
            <text:p>2203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10" office:value-type="float">
            <text:p>38046500510101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40" office:value-type="float">
            <text:p>2204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11" office:value-type="float">
            <text:p>38046500510101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41" office:value-type="float">
            <text:p>2204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12" office:value-type="float">
            <text:p>38046500510101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42" office:value-type="float">
            <text:p>2204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13" office:value-type="float">
            <text:p>38046500510101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43" office:value-type="float">
            <text:p>2204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14" office:value-type="float">
            <text:p>38046500510101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44" office:value-type="float">
            <text:p>2204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15" office:value-type="float">
            <text:p>38046500510101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45" office:value-type="float">
            <text:p>2204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16" office:value-type="float">
            <text:p>38046500510101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46" office:value-type="float">
            <text:p>2204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17" office:value-type="float">
            <text:p>38046500510101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47" office:value-type="float">
            <text:p>2204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18" office:value-type="float">
            <text:p>38046500510101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48" office:value-type="float">
            <text:p>2204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19" office:value-type="float">
            <text:p>38046500510101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49" office:value-type="float">
            <text:p>2204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20" office:value-type="float">
            <text:p>38046500510102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50" office:value-type="float">
            <text:p>2205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21" office:value-type="float">
            <text:p>38046500510102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51" office:value-type="float">
            <text:p>2205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22" office:value-type="float">
            <text:p>38046500510102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52" office:value-type="float">
            <text:p>2205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23" office:value-type="float">
            <text:p>38046500510102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53" office:value-type="float">
            <text:p>2205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24" office:value-type="float">
            <text:p>38046500510102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54" office:value-type="float">
            <text:p>2205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25" office:value-type="float">
            <text:p>38046500510102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55" office:value-type="float">
            <text:p>2205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26" office:value-type="float">
            <text:p>38046500510102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56" office:value-type="float">
            <text:p>2205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27" office:value-type="float">
            <text:p>38046500510102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57" office:value-type="float">
            <text:p>2205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28" office:value-type="float">
            <text:p>38046500510102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58" office:value-type="float">
            <text:p>2205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29" office:value-type="float">
            <text:p>38046500510102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59" office:value-type="float">
            <text:p>2205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30" office:value-type="float">
            <text:p>38046500510103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60" office:value-type="float">
            <text:p>2206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31" office:value-type="float">
            <text:p>38046500510103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61" office:value-type="float">
            <text:p>2206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32" office:value-type="float">
            <text:p>38046500510103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62" office:value-type="float">
            <text:p>2206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33" office:value-type="float">
            <text:p>38046500510103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63" office:value-type="float">
            <text:p>2206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34" office:value-type="float">
            <text:p>38046500510103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64" office:value-type="float">
            <text:p>2206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35" office:value-type="float">
            <text:p>38046500510103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65" office:value-type="float">
            <text:p>2206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36" office:value-type="float">
            <text:p>38046500510103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66" office:value-type="float">
            <text:p>2206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37" office:value-type="float">
            <text:p>38046500510103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67" office:value-type="float">
            <text:p>2206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38" office:value-type="float">
            <text:p>38046500510103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68" office:value-type="float">
            <text:p>2206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39" office:value-type="float">
            <text:p>38046500510103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69" office:value-type="float">
            <text:p>2206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40" office:value-type="float">
            <text:p>38046500510104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70" office:value-type="float">
            <text:p>2207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41" office:value-type="float">
            <text:p>38046500510104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71" office:value-type="float">
            <text:p>2207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42" office:value-type="float">
            <text:p>38046500510104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72" office:value-type="float">
            <text:p>2207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43" office:value-type="float">
            <text:p>38046500510104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73" office:value-type="float">
            <text:p>2207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44" office:value-type="float">
            <text:p>38046500510104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74" office:value-type="float">
            <text:p>2207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45" office:value-type="float">
            <text:p>38046500510104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75" office:value-type="float">
            <text:p>2207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46" office:value-type="float">
            <text:p>38046500510104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76" office:value-type="float">
            <text:p>2207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47" office:value-type="float">
            <text:p>38046500510104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77" office:value-type="float">
            <text:p>2207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48" office:value-type="float">
            <text:p>38046500510104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78" office:value-type="float">
            <text:p>2207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49" office:value-type="float">
            <text:p>38046500510104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79" office:value-type="float">
            <text:p>2207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50" office:value-type="float">
            <text:p>38046500510105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80" office:value-type="float">
            <text:p>2208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51" office:value-type="float">
            <text:p>38046500510105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81" office:value-type="float">
            <text:p>2208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52" office:value-type="float">
            <text:p>38046500510105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82" office:value-type="float">
            <text:p>2208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53" office:value-type="float">
            <text:p>38046500510105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83" office:value-type="float">
            <text:p>2208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54" office:value-type="float">
            <text:p>38046500510105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84" office:value-type="float">
            <text:p>2208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55" office:value-type="float">
            <text:p>38046500510105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85" office:value-type="float">
            <text:p>2208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56" office:value-type="float">
            <text:p>38046500510105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86" office:value-type="float">
            <text:p>2208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57" office:value-type="float">
            <text:p>38046500510105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87" office:value-type="float">
            <text:p>2208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58" office:value-type="float">
            <text:p>38046500510105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88" office:value-type="float">
            <text:p>2208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59" office:value-type="float">
            <text:p>38046500510105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89" office:value-type="float">
            <text:p>2208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60" office:value-type="float">
            <text:p>38046500510106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90" office:value-type="float">
            <text:p>2209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61" office:value-type="float">
            <text:p>38046500510106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91" office:value-type="float">
            <text:p>2209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62" office:value-type="float">
            <text:p>38046500510106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92" office:value-type="float">
            <text:p>2209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63" office:value-type="float">
            <text:p>38046500510106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93" office:value-type="float">
            <text:p>2209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64" office:value-type="float">
            <text:p>38046500510106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94" office:value-type="float">
            <text:p>2209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65" office:value-type="float">
            <text:p>38046500510106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95" office:value-type="float">
            <text:p>2209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66" office:value-type="float">
            <text:p>38046500510106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96" office:value-type="float">
            <text:p>2209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67" office:value-type="float">
            <text:p>38046500510106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97" office:value-type="float">
            <text:p>2209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68" office:value-type="float">
            <text:p>38046500510106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98" office:value-type="float">
            <text:p>2209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69" office:value-type="float">
            <text:p>38046500510106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099" office:value-type="float">
            <text:p>2209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70" office:value-type="float">
            <text:p>38046500510107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00" office:value-type="float">
            <text:p>2210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71" office:value-type="float">
            <text:p>38046500510107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01" office:value-type="float">
            <text:p>2210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72" office:value-type="float">
            <text:p>38046500510107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02" office:value-type="float">
            <text:p>2210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73" office:value-type="float">
            <text:p>38046500510107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03" office:value-type="float">
            <text:p>2210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74" office:value-type="float">
            <text:p>38046500510107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04" office:value-type="float">
            <text:p>2210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75" office:value-type="float">
            <text:p>38046500510107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05" office:value-type="float">
            <text:p>2210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76" office:value-type="float">
            <text:p>38046500510107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06" office:value-type="float">
            <text:p>2210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77" office:value-type="float">
            <text:p>38046500510107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07" office:value-type="float">
            <text:p>2210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78" office:value-type="float">
            <text:p>38046500510107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08" office:value-type="float">
            <text:p>2210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79" office:value-type="float">
            <text:p>38046500510107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09" office:value-type="float">
            <text:p>2210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80" office:value-type="float">
            <text:p>38046500510108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10" office:value-type="float">
            <text:p>2211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81" office:value-type="float">
            <text:p>38046500510108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11" office:value-type="float">
            <text:p>2211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82" office:value-type="float">
            <text:p>38046500510108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12" office:value-type="float">
            <text:p>2211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83" office:value-type="float">
            <text:p>38046500510108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13" office:value-type="float">
            <text:p>2211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84" office:value-type="float">
            <text:p>38046500510108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14" office:value-type="float">
            <text:p>2211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85" office:value-type="float">
            <text:p>38046500510108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15" office:value-type="float">
            <text:p>2211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86" office:value-type="float">
            <text:p>38046500510108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16" office:value-type="float">
            <text:p>2211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87" office:value-type="float">
            <text:p>38046500510108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17" office:value-type="float">
            <text:p>2211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88" office:value-type="float">
            <text:p>38046500510108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18" office:value-type="float">
            <text:p>2211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89" office:value-type="float">
            <text:p>38046500510108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19" office:value-type="float">
            <text:p>2211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90" office:value-type="float">
            <text:p>38046500510109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20" office:value-type="float">
            <text:p>2212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91" office:value-type="float">
            <text:p>38046500510109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21" office:value-type="float">
            <text:p>2212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92" office:value-type="float">
            <text:p>38046500510109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22" office:value-type="float">
            <text:p>2212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93" office:value-type="float">
            <text:p>38046500510109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23" office:value-type="float">
            <text:p>2212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94" office:value-type="float">
            <text:p>38046500510109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24" office:value-type="float">
            <text:p>2212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95" office:value-type="float">
            <text:p>38046500510109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25" office:value-type="float">
            <text:p>2212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96" office:value-type="float">
            <text:p>38046500510109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26" office:value-type="float">
            <text:p>2212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97" office:value-type="float">
            <text:p>38046500510109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27" office:value-type="float">
            <text:p>2212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98" office:value-type="float">
            <text:p>38046500510109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28" office:value-type="float">
            <text:p>2212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099" office:value-type="float">
            <text:p>38046500510109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29" office:value-type="float">
            <text:p>2212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100" office:value-type="float">
            <text:p>38046500510110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30" office:value-type="float">
            <text:p>2213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101" office:value-type="float">
            <text:p>38046500510110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31" office:value-type="float">
            <text:p>2213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102" office:value-type="float">
            <text:p>38046500510110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32" office:value-type="float">
            <text:p>2213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103" office:value-type="float">
            <text:p>38046500510110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33" office:value-type="float">
            <text:p>2213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104" office:value-type="float">
            <text:p>38046500510110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34" office:value-type="float">
            <text:p>2213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5005101105" office:value-type="float">
            <text:p>38046500510110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35" office:value-type="float">
            <text:p>2213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01" office:value-type="float">
            <text:p>38046600520100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36" office:value-type="float">
            <text:p>2213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02" office:value-type="float">
            <text:p>38046600520100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37" office:value-type="float">
            <text:p>2213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03" office:value-type="float">
            <text:p>38046600520100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38" office:value-type="float">
            <text:p>2213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04" office:value-type="float">
            <text:p>38046600520100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39" office:value-type="float">
            <text:p>2213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05" office:value-type="float">
            <text:p>38046600520100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40" office:value-type="float">
            <text:p>2214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06" office:value-type="float">
            <text:p>38046600520100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41" office:value-type="float">
            <text:p>2214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07" office:value-type="float">
            <text:p>38046600520100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42" office:value-type="float">
            <text:p>2214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08" office:value-type="float">
            <text:p>38046600520100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43" office:value-type="float">
            <text:p>2214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09" office:value-type="float">
            <text:p>38046600520100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44" office:value-type="float">
            <text:p>2214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10" office:value-type="float">
            <text:p>38046600520101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45" office:value-type="float">
            <text:p>2214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11" office:value-type="float">
            <text:p>38046600520101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46" office:value-type="float">
            <text:p>2214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12" office:value-type="float">
            <text:p>38046600520101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47" office:value-type="float">
            <text:p>2214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13" office:value-type="float">
            <text:p>38046600520101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48" office:value-type="float">
            <text:p>2214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14" office:value-type="float">
            <text:p>38046600520101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49" office:value-type="float">
            <text:p>2214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15" office:value-type="float">
            <text:p>38046600520101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50" office:value-type="float">
            <text:p>2215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16" office:value-type="float">
            <text:p>38046600520101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51" office:value-type="float">
            <text:p>2215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17" office:value-type="float">
            <text:p>38046600520101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52" office:value-type="float">
            <text:p>2215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18" office:value-type="float">
            <text:p>38046600520101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53" office:value-type="float">
            <text:p>2215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19" office:value-type="float">
            <text:p>38046600520101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54" office:value-type="float">
            <text:p>2215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20" office:value-type="float">
            <text:p>38046600520102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55" office:value-type="float">
            <text:p>2215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21" office:value-type="float">
            <text:p>38046600520102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56" office:value-type="float">
            <text:p>2215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22" office:value-type="float">
            <text:p>38046600520102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57" office:value-type="float">
            <text:p>2215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23" office:value-type="float">
            <text:p>38046600520102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58" office:value-type="float">
            <text:p>2215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24" office:value-type="float">
            <text:p>38046600520102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59" office:value-type="float">
            <text:p>2215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25" office:value-type="float">
            <text:p>38046600520102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60" office:value-type="float">
            <text:p>2216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26" office:value-type="float">
            <text:p>38046600520102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61" office:value-type="float">
            <text:p>2216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27" office:value-type="float">
            <text:p>38046600520102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62" office:value-type="float">
            <text:p>2216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28" office:value-type="float">
            <text:p>38046600520102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63" office:value-type="float">
            <text:p>2216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29" office:value-type="float">
            <text:p>38046600520102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64" office:value-type="float">
            <text:p>2216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30" office:value-type="float">
            <text:p>38046600520103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65" office:value-type="float">
            <text:p>2216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31" office:value-type="float">
            <text:p>38046600520103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66" office:value-type="float">
            <text:p>2216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32" office:value-type="float">
            <text:p>38046600520103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67" office:value-type="float">
            <text:p>2216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33" office:value-type="float">
            <text:p>38046600520103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68" office:value-type="float">
            <text:p>2216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34" office:value-type="float">
            <text:p>38046600520103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69" office:value-type="float">
            <text:p>2216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35" office:value-type="float">
            <text:p>38046600520103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70" office:value-type="float">
            <text:p>2217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36" office:value-type="float">
            <text:p>38046600520103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71" office:value-type="float">
            <text:p>2217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37" office:value-type="float">
            <text:p>38046600520103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72" office:value-type="float">
            <text:p>2217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38" office:value-type="float">
            <text:p>380466005201038</text:p>
          </table:table-cell>
          <table:table-cell table:style-name="TL Metadata" table:number-columns-repeated="3"/>
          <table:table-cell ns41:value-type="string" table:style-name="TL Metadata" office:value-type="string">
            <text:p>(1) Van elf mannen en twee vrouwen te Zutphen de Burgerlijke Staat onbekend.</text:p>
          </table:table-cell>
          <table:table-cell ns41:value-type="string" table:style-name="TL Metadata" office:value-type="string">
            <text:p>x</text:p>
          </table:table-cell>
          <table:table-cell ns41:value-type="string" table:style-name="TL Metadata" office:value-type="string">
            <text:p>De inhoud van noot 1 is niet ingevoerd. Hier is dit wel gebeurd.</text:p>
          </table:table-cell>
          <table:table-cell table:number-columns-repeated="1015"/>
        </table:table-row>
        <table:table-row table:style-name="ro3">
          <table:table-cell ns41:value-type="float" table:style-name="TL Metadata" office:value="22173" office:value-type="float">
            <text:p>2217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39" office:value-type="float">
            <text:p>38046600520103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74" office:value-type="float">
            <text:p>2217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40" office:value-type="float">
            <text:p>38046600520104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75" office:value-type="float">
            <text:p>2217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41" office:value-type="float">
            <text:p>380466005201041</text:p>
          </table:table-cell>
          <table:table-cell table:style-name="TL Metadata" table:number-columns-repeated="3"/>
          <table:table-cell ns41:value-type="string" table:style-name="TL Metadata" office:value-type="string">
            <text:p>(1) Van elf mannen en twee vrouwen te Zutphen de Burgerlijke Staat onbekend.</text:p>
          </table:table-cell>
          <table:table-cell ns41:value-type="string" table:style-name="TL Metadata" office:value-type="string">
            <text:p>x</text:p>
          </table:table-cell>
          <table:table-cell ns41:value-type="string" table:style-name="TL Metadata" office:value-type="string">
            <text:p>De inhoud van noot 1 is niet ingevoerd. Hier is dit wel gebeurd.</text:p>
          </table:table-cell>
          <table:table-cell table:number-columns-repeated="1015"/>
        </table:table-row>
        <table:table-row table:style-name="ro3">
          <table:table-cell ns41:value-type="float" table:style-name="TL Metadata" office:value="22176" office:value-type="float">
            <text:p>2217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42" office:value-type="float">
            <text:p>38046600520104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77" office:value-type="float">
            <text:p>2217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43" office:value-type="float">
            <text:p>38046600520104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78" office:value-type="float">
            <text:p>2217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44" office:value-type="float">
            <text:p>38046600520104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79" office:value-type="float">
            <text:p>2217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45" office:value-type="float">
            <text:p>380466005201045</text:p>
          </table:table-cell>
          <table:table-cell table:style-name="TL Metadata" table:number-columns-repeated="3"/>
          <table:table-cell ns41:value-type="string" table:style-name="TL Metadata" office:value-type="string">
            <text:p>(1) Van elf mannen en twee vrouwen te Zutphen de Burgerlijke Staat onbekend.</text:p>
          </table:table-cell>
          <table:table-cell ns41:value-type="string" table:style-name="TL Metadata" office:value-type="string">
            <text:p>x</text:p>
          </table:table-cell>
          <table:table-cell ns41:value-type="string" table:style-name="TL Metadata" office:value-type="string">
            <text:p>De inhoud van noot 1 is niet ingevoerd. Hier is dit wel gebeurd.</text:p>
          </table:table-cell>
          <table:table-cell table:number-columns-repeated="1015"/>
        </table:table-row>
        <table:table-row table:style-name="ro3">
          <table:table-cell ns41:value-type="float" table:style-name="TL Metadata" office:value="22180" office:value-type="float">
            <text:p>2218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46" office:value-type="float">
            <text:p>380466005201046</text:p>
          </table:table-cell>
          <table:table-cell table:style-name="TL Metadata" table:number-columns-repeated="3"/>
          <table:table-cell ns41:value-type="string" table:style-name="TL Metadata" office:value-type="string">
            <text:p>(1) Van elf mannen en twee vrouwen te Zutphen de Burgerlijke Staat onbekend.</text:p>
          </table:table-cell>
          <table:table-cell ns41:value-type="string" table:style-name="TL Metadata" office:value-type="string">
            <text:p>x</text:p>
          </table:table-cell>
          <table:table-cell ns41:value-type="string" table:style-name="TL Metadata" office:value-type="string">
            <text:p>De inhoud van noot 1 is niet ingevoerd. Hier is dit wel gebeurd.</text:p>
          </table:table-cell>
          <table:table-cell table:number-columns-repeated="1015"/>
        </table:table-row>
        <table:table-row table:style-name="ro3">
          <table:table-cell ns41:value-type="float" table:style-name="TL Metadata" office:value="22181" office:value-type="float">
            <text:p>2218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47" office:value-type="float">
            <text:p>380466005201047</text:p>
          </table:table-cell>
          <table:table-cell table:style-name="TL Metadata" table:number-columns-repeated="3"/>
          <table:table-cell ns41:value-type="string" table:style-name="TL Metadata" office:value-type="string">
            <text:p>(1) Van elf mannen en twee vrouwen te Zutphen de Burgerlijke Staat onbekend.</text:p>
          </table:table-cell>
          <table:table-cell ns41:value-type="string" table:style-name="TL Metadata" office:value-type="string">
            <text:p>x</text:p>
          </table:table-cell>
          <table:table-cell ns41:value-type="string" table:style-name="TL Metadata" office:value-type="string">
            <text:p>De inhoud van noot 1 is niet ingevoerd. Hier is dit wel gebeurd.</text:p>
          </table:table-cell>
          <table:table-cell table:number-columns-repeated="1015"/>
        </table:table-row>
        <table:table-row table:style-name="ro3">
          <table:table-cell ns41:value-type="float" table:style-name="TL Metadata" office:value="22182" office:value-type="float">
            <text:p>2218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48" office:value-type="float">
            <text:p>38046600520104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83" office:value-type="float">
            <text:p>2218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49" office:value-type="float">
            <text:p>38046600520104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84" office:value-type="float">
            <text:p>2218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50" office:value-type="float">
            <text:p>38046600520105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85" office:value-type="float">
            <text:p>2218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51" office:value-type="float">
            <text:p>380466005201051</text:p>
          </table:table-cell>
          <table:table-cell table:style-name="TL Metadata" table:number-columns-repeated="3"/>
          <table:table-cell ns41:value-type="string" table:style-name="TL Metadata" office:value-type="string">
            <text:p>(1) Van elf mannen en twee vrouwen te Zutphen de Burgerlijke Staat onbekend.</text:p>
          </table:table-cell>
          <table:table-cell ns41:value-type="string" table:style-name="TL Metadata" office:value-type="string">
            <text:p>x</text:p>
          </table:table-cell>
          <table:table-cell ns41:value-type="string" table:style-name="TL Metadata" office:value-type="string">
            <text:p>De inhoud van noot 1 is niet ingevoerd. Hier is dit wel gebeurd.</text:p>
          </table:table-cell>
          <table:table-cell table:number-columns-repeated="1015"/>
        </table:table-row>
        <table:table-row table:style-name="ro3">
          <table:table-cell ns41:value-type="float" table:style-name="TL Metadata" office:value="22186" office:value-type="float">
            <text:p>2218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52" office:value-type="float">
            <text:p>380466005201052</text:p>
          </table:table-cell>
          <table:table-cell table:style-name="TL Metadata" table:number-columns-repeated="3"/>
          <table:table-cell ns41:value-type="string" table:style-name="TL Metadata" office:value-type="string">
            <text:p>(1) Van elf mannen en twee vrouwen te Zutphen de Burgerlijke Staat onbekend.</text:p>
          </table:table-cell>
          <table:table-cell ns41:value-type="string" table:style-name="TL Metadata" office:value-type="string">
            <text:p>x</text:p>
          </table:table-cell>
          <table:table-cell ns41:value-type="string" table:style-name="TL Metadata" office:value-type="string">
            <text:p>De inhoud van noot 1 is niet ingevoerd. Hier is dit wel gebeurd.</text:p>
          </table:table-cell>
          <table:table-cell table:number-columns-repeated="1015"/>
        </table:table-row>
        <table:table-row table:style-name="ro3">
          <table:table-cell ns41:value-type="float" table:style-name="TL Metadata" office:value="22187" office:value-type="float">
            <text:p>2218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53" office:value-type="float">
            <text:p>38046600520105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88" office:value-type="float">
            <text:p>2218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54" office:value-type="float">
            <text:p>380466005201054</text:p>
          </table:table-cell>
          <table:table-cell table:style-name="TL Metadata" table:number-columns-repeated="3"/>
          <table:table-cell ns41:value-type="string" table:style-name="TL Metadata" office:value-type="string">
            <text:p>(1) Van elf mannen en twee vrouwen te Zutphen de Burgerlijke Staat onbekend.</text:p>
          </table:table-cell>
          <table:table-cell ns41:value-type="string" table:style-name="TL Metadata" office:value-type="string">
            <text:p>x</text:p>
          </table:table-cell>
          <table:table-cell ns41:value-type="string" table:style-name="TL Metadata" office:value-type="string">
            <text:p>De inhoud van noot 1 is niet ingevoerd. Hier is dit wel gebeurd.</text:p>
          </table:table-cell>
          <table:table-cell table:number-columns-repeated="1015"/>
        </table:table-row>
        <table:table-row table:style-name="ro3">
          <table:table-cell ns41:value-type="float" table:style-name="TL Metadata" office:value="22189" office:value-type="float">
            <text:p>2218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55" office:value-type="float">
            <text:p>38046600520105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90" office:value-type="float">
            <text:p>2219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56" office:value-type="float">
            <text:p>380466005201056</text:p>
          </table:table-cell>
          <table:table-cell table:style-name="TL Metadata" table:number-columns-repeated="3"/>
          <table:table-cell ns41:value-type="string" table:style-name="TL Metadata" office:value-type="string">
            <text:p>(1) Van elf mannen en twee vrouwen te Zutphen de Burgerlijke Staat onbekend.</text:p>
          </table:table-cell>
          <table:table-cell ns41:value-type="string" table:style-name="TL Metadata" office:value-type="string">
            <text:p>x</text:p>
          </table:table-cell>
          <table:table-cell ns41:value-type="string" table:style-name="TL Metadata" office:value-type="string">
            <text:p>De inhoud van noot 1 is niet ingevoerd. Hier is dit wel gebeurd.</text:p>
          </table:table-cell>
          <table:table-cell table:number-columns-repeated="1015"/>
        </table:table-row>
        <table:table-row table:style-name="ro3">
          <table:table-cell ns41:value-type="float" table:style-name="TL Metadata" office:value="22191" office:value-type="float">
            <text:p>2219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57" office:value-type="float">
            <text:p>38046600520105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92" office:value-type="float">
            <text:p>2219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58" office:value-type="float">
            <text:p>38046600520105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93" office:value-type="float">
            <text:p>2219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59" office:value-type="float">
            <text:p>38046600520105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94" office:value-type="float">
            <text:p>2219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60" office:value-type="float">
            <text:p>38046600520106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95" office:value-type="float">
            <text:p>2219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61" office:value-type="float">
            <text:p>38046600520106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96" office:value-type="float">
            <text:p>2219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62" office:value-type="float">
            <text:p>380466005201062</text:p>
          </table:table-cell>
          <table:table-cell table:style-name="TL Metadata" table:number-columns-repeated="3"/>
          <table:table-cell ns41:value-type="string" table:style-name="TL Metadata" office:value-type="string">
            <text:p>(1) Van elf mannen en twee vrouwen te Zutphen de Burgerlijke Staat onbekend.</text:p>
          </table:table-cell>
          <table:table-cell ns41:value-type="string" table:style-name="TL Metadata" office:value-type="string">
            <text:p>x</text:p>
          </table:table-cell>
          <table:table-cell ns41:value-type="string" table:style-name="TL Metadata" office:value-type="string">
            <text:p>De inhoud van noot 1 is niet ingevoerd. Hier is dit wel gebeurd.</text:p>
          </table:table-cell>
          <table:table-cell table:number-columns-repeated="1015"/>
        </table:table-row>
        <table:table-row table:style-name="ro3">
          <table:table-cell ns41:value-type="float" table:style-name="TL Metadata" office:value="22197" office:value-type="float">
            <text:p>2219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63" office:value-type="float">
            <text:p>38046600520106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98" office:value-type="float">
            <text:p>2219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64" office:value-type="float">
            <text:p>38046600520106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199" office:value-type="float">
            <text:p>2219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65" office:value-type="float">
            <text:p>38046600520106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00" office:value-type="float">
            <text:p>2220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66" office:value-type="float">
            <text:p>38046600520106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01" office:value-type="float">
            <text:p>2220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67" office:value-type="float">
            <text:p>38046600520106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02" office:value-type="float">
            <text:p>2220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68" office:value-type="float">
            <text:p>38046600520106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03" office:value-type="float">
            <text:p>2220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69" office:value-type="float">
            <text:p>38046600520106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04" office:value-type="float">
            <text:p>2220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70" office:value-type="float">
            <text:p>38046600520107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05" office:value-type="float">
            <text:p>2220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71" office:value-type="float">
            <text:p>38046600520107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06" office:value-type="float">
            <text:p>2220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72" office:value-type="float">
            <text:p>38046600520107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07" office:value-type="float">
            <text:p>2220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73" office:value-type="float">
            <text:p>38046600520107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08" office:value-type="float">
            <text:p>2220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74" office:value-type="float">
            <text:p>38046600520107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09" office:value-type="float">
            <text:p>2220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75" office:value-type="float">
            <text:p>38046600520107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10" office:value-type="float">
            <text:p>2221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76" office:value-type="float">
            <text:p>38046600520107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11" office:value-type="float">
            <text:p>2221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77" office:value-type="float">
            <text:p>38046600520107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12" office:value-type="float">
            <text:p>2221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78" office:value-type="float">
            <text:p>38046600520107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13" office:value-type="float">
            <text:p>2221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79" office:value-type="float">
            <text:p>380466005201079</text:p>
          </table:table-cell>
          <table:table-cell table:style-name="TL Metadata" table:number-columns-repeated="3"/>
          <table:table-cell ns41:value-type="string" table:style-name="TL Metadata" office:value-type="string">
            <text:p>(1) Van elf mannen en twee vrouwen te Zutphen de Burgerlijke Staat onbekend.</text:p>
          </table:table-cell>
          <table:table-cell ns41:value-type="string" table:style-name="TL Metadata" office:value-type="string">
            <text:p>x</text:p>
          </table:table-cell>
          <table:table-cell ns41:value-type="string" table:style-name="TL Metadata" office:value-type="string">
            <text:p>De inhoud van noot 1 is niet ingevoerd. Hier is dit wel gebeurd.</text:p>
          </table:table-cell>
          <table:table-cell table:number-columns-repeated="1015"/>
        </table:table-row>
        <table:table-row table:style-name="ro3">
          <table:table-cell ns41:value-type="float" table:style-name="TL Metadata" office:value="22214" office:value-type="float">
            <text:p>2221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80" office:value-type="float">
            <text:p>38046600520108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15" office:value-type="float">
            <text:p>2221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81" office:value-type="float">
            <text:p>38046600520108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16" office:value-type="float">
            <text:p>2221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82" office:value-type="float">
            <text:p>38046600520108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17" office:value-type="float">
            <text:p>2221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83" office:value-type="float">
            <text:p>38046600520108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18" office:value-type="float">
            <text:p>2221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84" office:value-type="float">
            <text:p>38046600520108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19" office:value-type="float">
            <text:p>2221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85" office:value-type="float">
            <text:p>38046600520108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20" office:value-type="float">
            <text:p>2222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86" office:value-type="float">
            <text:p>38046600520108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21" office:value-type="float">
            <text:p>2222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87" office:value-type="float">
            <text:p>38046600520108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22" office:value-type="float">
            <text:p>2222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88" office:value-type="float">
            <text:p>38046600520108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23" office:value-type="float">
            <text:p>2222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89" office:value-type="float">
            <text:p>38046600520108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24" office:value-type="float">
            <text:p>2222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90" office:value-type="float">
            <text:p>38046600520109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25" office:value-type="float">
            <text:p>2222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91" office:value-type="float">
            <text:p>38046600520109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26" office:value-type="float">
            <text:p>2222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92" office:value-type="float">
            <text:p>38046600520109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27" office:value-type="float">
            <text:p>2222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93" office:value-type="float">
            <text:p>38046600520109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28" office:value-type="float">
            <text:p>2222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94" office:value-type="float">
            <text:p>38046600520109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29" office:value-type="float">
            <text:p>2222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95" office:value-type="float">
            <text:p>38046600520109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30" office:value-type="float">
            <text:p>2223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96" office:value-type="float">
            <text:p>38046600520109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31" office:value-type="float">
            <text:p>2223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97" office:value-type="float">
            <text:p>38046600520109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32" office:value-type="float">
            <text:p>2223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98" office:value-type="float">
            <text:p>38046600520109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33" office:value-type="float">
            <text:p>2223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099" office:value-type="float">
            <text:p>38046600520109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34" office:value-type="float">
            <text:p>2223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100" office:value-type="float">
            <text:p>38046600520110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35" office:value-type="float">
            <text:p>2223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101" office:value-type="float">
            <text:p>38046600520110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36" office:value-type="float">
            <text:p>2223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102" office:value-type="float">
            <text:p>38046600520110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37" office:value-type="float">
            <text:p>2223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103" office:value-type="float">
            <text:p>38046600520110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style-name="TL Metadata"/>
          <table:table-cell ns41:value-type="string" table:style-name="ce2" office:value-type="string">
            <text:p>De gedrukte bron geeft voor kolom 9 (algemeen totaal) "0". Dit moet zijn "1", aldus de verbeteringen achter het deel van Gelderland. Hier is het gegeven gecorrigeerd.</text:p>
          </table:table-cell>
          <table:table-cell table:number-columns-repeated="1014"/>
        </table:table-row>
        <table:table-row table:style-name="ro3">
          <table:table-cell ns41:value-type="float" table:style-name="TL Metadata" office:value="22238" office:value-type="float">
            <text:p>2223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104" office:value-type="float">
            <text:p>380466005201104</text:p>
          </table:table-cell>
          <table:table-cell table:style-name="TL Metadata" table:number-columns-repeated="3"/>
          <table:table-cell ns41:value-type="string" table:style-name="TL Metadata" office:value-type="string">
            <text:p>(1) Van elf mannen en twee vrouwen te Zutphen de Burgerlijke Staat onbekend.</text:p>
          </table:table-cell>
          <table:table-cell ns41:value-type="string" table:style-name="TL Metadata" office:value-type="string">
            <text:p>x</text:p>
          </table:table-cell>
          <table:table-cell ns41:value-type="string" table:style-name="TL Metadata" office:value-type="string">
            <text:p>De inhoud van noot 1 is niet ingevoerd. Hier is dit wel gebeurd. Kolom K: er staat 3-jan; Dit moet zijn 3/1.</text:p>
          </table:table-cell>
          <table:table-cell table:number-columns-repeated="1015"/>
        </table:table-row>
        <table:table-row table:style-name="ro3">
          <table:table-cell ns41:value-type="float" table:style-name="TL Metadata" office:value="22239" office:value-type="float">
            <text:p>2223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201105" office:value-type="float">
            <text:p>38046600520110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40" office:value-type="float">
            <text:p>2224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01" office:value-type="float">
            <text:p>38046600530100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41" office:value-type="float">
            <text:p>2224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02" office:value-type="float">
            <text:p>38046600530100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42" office:value-type="float">
            <text:p>2224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03" office:value-type="float">
            <text:p>38046600530100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43" office:value-type="float">
            <text:p>2224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04" office:value-type="float">
            <text:p>38046600530100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44" office:value-type="float">
            <text:p>2224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05" office:value-type="float">
            <text:p>38046600530100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45" office:value-type="float">
            <text:p>2224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06" office:value-type="float">
            <text:p>38046600530100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46" office:value-type="float">
            <text:p>2224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07" office:value-type="float">
            <text:p>38046600530100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47" office:value-type="float">
            <text:p>2224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08" office:value-type="float">
            <text:p>38046600530100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48" office:value-type="float">
            <text:p>2224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09" office:value-type="float">
            <text:p>38046600530100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49" office:value-type="float">
            <text:p>2224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10" office:value-type="float">
            <text:p>38046600530101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50" office:value-type="float">
            <text:p>2225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11" office:value-type="float">
            <text:p>38046600530101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51" office:value-type="float">
            <text:p>2225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12" office:value-type="float">
            <text:p>38046600530101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52" office:value-type="float">
            <text:p>2225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13" office:value-type="float">
            <text:p>38046600530101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53" office:value-type="float">
            <text:p>2225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14" office:value-type="float">
            <text:p>38046600530101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54" office:value-type="float">
            <text:p>2225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15" office:value-type="float">
            <text:p>38046600530101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55" office:value-type="float">
            <text:p>2225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16" office:value-type="float">
            <text:p>38046600530101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56" office:value-type="float">
            <text:p>2225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17" office:value-type="float">
            <text:p>38046600530101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57" office:value-type="float">
            <text:p>2225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18" office:value-type="float">
            <text:p>38046600530101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58" office:value-type="float">
            <text:p>2225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19" office:value-type="float">
            <text:p>38046600530101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59" office:value-type="float">
            <text:p>2225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20" office:value-type="float">
            <text:p>38046600530102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60" office:value-type="float">
            <text:p>2226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21" office:value-type="float">
            <text:p>38046600530102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61" office:value-type="float">
            <text:p>2226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22" office:value-type="float">
            <text:p>38046600530102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62" office:value-type="float">
            <text:p>2226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23" office:value-type="float">
            <text:p>38046600530102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63" office:value-type="float">
            <text:p>2226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24" office:value-type="float">
            <text:p>38046600530102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64" office:value-type="float">
            <text:p>2226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25" office:value-type="float">
            <text:p>38046600530102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65" office:value-type="float">
            <text:p>2226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26" office:value-type="float">
            <text:p>38046600530102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66" office:value-type="float">
            <text:p>2226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27" office:value-type="float">
            <text:p>38046600530102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67" office:value-type="float">
            <text:p>2226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28" office:value-type="float">
            <text:p>38046600530102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68" office:value-type="float">
            <text:p>2226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29" office:value-type="float">
            <text:p>38046600530102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69" office:value-type="float">
            <text:p>2226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30" office:value-type="float">
            <text:p>38046600530103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70" office:value-type="float">
            <text:p>2227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31" office:value-type="float">
            <text:p>38046600530103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71" office:value-type="float">
            <text:p>2227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32" office:value-type="float">
            <text:p>38046600530103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72" office:value-type="float">
            <text:p>2227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33" office:value-type="float">
            <text:p>38046600530103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73" office:value-type="float">
            <text:p>2227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34" office:value-type="float">
            <text:p>38046600530103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74" office:value-type="float">
            <text:p>2227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35" office:value-type="float">
            <text:p>38046600530103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75" office:value-type="float">
            <text:p>2227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36" office:value-type="float">
            <text:p>38046600530103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76" office:value-type="float">
            <text:p>2227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37" office:value-type="float">
            <text:p>38046600530103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77" office:value-type="float">
            <text:p>2227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38" office:value-type="float">
            <text:p>38046600530103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78" office:value-type="float">
            <text:p>2227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39" office:value-type="float">
            <text:p>38046600530103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79" office:value-type="float">
            <text:p>2227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40" office:value-type="float">
            <text:p>38046600530104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80" office:value-type="float">
            <text:p>2228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41" office:value-type="float">
            <text:p>38046600530104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81" office:value-type="float">
            <text:p>2228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42" office:value-type="float">
            <text:p>38046600530104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82" office:value-type="float">
            <text:p>2228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43" office:value-type="float">
            <text:p>38046600530104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83" office:value-type="float">
            <text:p>2228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44" office:value-type="float">
            <text:p>38046600530104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84" office:value-type="float">
            <text:p>2228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45" office:value-type="float">
            <text:p>38046600530104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85" office:value-type="float">
            <text:p>2228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46" office:value-type="float">
            <text:p>38046600530104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86" office:value-type="float">
            <text:p>2228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47" office:value-type="float">
            <text:p>38046600530104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87" office:value-type="float">
            <text:p>2228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48" office:value-type="float">
            <text:p>38046600530104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88" office:value-type="float">
            <text:p>2228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49" office:value-type="float">
            <text:p>38046600530104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89" office:value-type="float">
            <text:p>2228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50" office:value-type="float">
            <text:p>38046600530105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90" office:value-type="float">
            <text:p>2229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51" office:value-type="float">
            <text:p>38046600530105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91" office:value-type="float">
            <text:p>2229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52" office:value-type="float">
            <text:p>38046600530105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92" office:value-type="float">
            <text:p>2229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53" office:value-type="float">
            <text:p>38046600530105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93" office:value-type="float">
            <text:p>2229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54" office:value-type="float">
            <text:p>38046600530105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94" office:value-type="float">
            <text:p>2229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55" office:value-type="float">
            <text:p>38046600530105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95" office:value-type="float">
            <text:p>2229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56" office:value-type="float">
            <text:p>38046600530105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96" office:value-type="float">
            <text:p>2229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57" office:value-type="float">
            <text:p>38046600530105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97" office:value-type="float">
            <text:p>2229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58" office:value-type="float">
            <text:p>38046600530105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98" office:value-type="float">
            <text:p>2229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59" office:value-type="float">
            <text:p>38046600530105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299" office:value-type="float">
            <text:p>2229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60" office:value-type="float">
            <text:p>38046600530106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00" office:value-type="float">
            <text:p>2230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61" office:value-type="float">
            <text:p>38046600530106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01" office:value-type="float">
            <text:p>2230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62" office:value-type="float">
            <text:p>38046600530106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02" office:value-type="float">
            <text:p>2230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63" office:value-type="float">
            <text:p>38046600530106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03" office:value-type="float">
            <text:p>2230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64" office:value-type="float">
            <text:p>38046600530106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04" office:value-type="float">
            <text:p>2230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65" office:value-type="float">
            <text:p>38046600530106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05" office:value-type="float">
            <text:p>2230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66" office:value-type="float">
            <text:p>38046600530106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06" office:value-type="float">
            <text:p>2230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67" office:value-type="float">
            <text:p>38046600530106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07" office:value-type="float">
            <text:p>2230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68" office:value-type="float">
            <text:p>38046600530106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08" office:value-type="float">
            <text:p>2230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69" office:value-type="float">
            <text:p>38046600530106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09" office:value-type="float">
            <text:p>2230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70" office:value-type="float">
            <text:p>38046600530107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10" office:value-type="float">
            <text:p>2231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71" office:value-type="float">
            <text:p>38046600530107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11" office:value-type="float">
            <text:p>2231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72" office:value-type="float">
            <text:p>38046600530107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12" office:value-type="float">
            <text:p>2231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73" office:value-type="float">
            <text:p>38046600530107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13" office:value-type="float">
            <text:p>2231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74" office:value-type="float">
            <text:p>38046600530107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14" office:value-type="float">
            <text:p>2231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75" office:value-type="float">
            <text:p>38046600530107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15" office:value-type="float">
            <text:p>2231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76" office:value-type="float">
            <text:p>38046600530107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16" office:value-type="float">
            <text:p>2231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77" office:value-type="float">
            <text:p>38046600530107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17" office:value-type="float">
            <text:p>2231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78" office:value-type="float">
            <text:p>38046600530107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18" office:value-type="float">
            <text:p>2231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79" office:value-type="float">
            <text:p>38046600530107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19" office:value-type="float">
            <text:p>2231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80" office:value-type="float">
            <text:p>38046600530108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20" office:value-type="float">
            <text:p>2232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81" office:value-type="float">
            <text:p>38046600530108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21" office:value-type="float">
            <text:p>2232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82" office:value-type="float">
            <text:p>38046600530108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22" office:value-type="float">
            <text:p>2232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83" office:value-type="float">
            <text:p>38046600530108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23" office:value-type="float">
            <text:p>2232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84" office:value-type="float">
            <text:p>38046600530108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24" office:value-type="float">
            <text:p>2232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85" office:value-type="float">
            <text:p>38046600530108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25" office:value-type="float">
            <text:p>2232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86" office:value-type="float">
            <text:p>38046600530108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26" office:value-type="float">
            <text:p>2232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87" office:value-type="float">
            <text:p>38046600530108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27" office:value-type="float">
            <text:p>2232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88" office:value-type="float">
            <text:p>38046600530108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28" office:value-type="float">
            <text:p>2232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89" office:value-type="float">
            <text:p>38046600530108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29" office:value-type="float">
            <text:p>2232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90" office:value-type="float">
            <text:p>38046600530109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30" office:value-type="float">
            <text:p>2233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91" office:value-type="float">
            <text:p>38046600530109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31" office:value-type="float">
            <text:p>2233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92" office:value-type="float">
            <text:p>38046600530109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32" office:value-type="float">
            <text:p>2233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93" office:value-type="float">
            <text:p>38046600530109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33" office:value-type="float">
            <text:p>2233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94" office:value-type="float">
            <text:p>38046600530109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34" office:value-type="float">
            <text:p>2233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95" office:value-type="float">
            <text:p>38046600530109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35" office:value-type="float">
            <text:p>2233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96" office:value-type="float">
            <text:p>38046600530109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36" office:value-type="float">
            <text:p>2233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97" office:value-type="float">
            <text:p>38046600530109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37" office:value-type="float">
            <text:p>2233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98" office:value-type="float">
            <text:p>38046600530109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38" office:value-type="float">
            <text:p>2233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099" office:value-type="float">
            <text:p>38046600530109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39" office:value-type="float">
            <text:p>2233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100" office:value-type="float">
            <text:p>38046600530110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40" office:value-type="float">
            <text:p>2234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101" office:value-type="float">
            <text:p>38046600530110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41" office:value-type="float">
            <text:p>2234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102" office:value-type="float">
            <text:p>38046600530110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42" office:value-type="float">
            <text:p>2234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103" office:value-type="float">
            <text:p>38046600530110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43" office:value-type="float">
            <text:p>2234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6005301104" office:value-type="float">
            <text:p>38046600530110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44" office:value-type="float">
            <text:p>2234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01" office:value-type="float">
            <text:p>38046700540100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45" office:value-type="float">
            <text:p>2234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02" office:value-type="float">
            <text:p>38046700540100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46" office:value-type="float">
            <text:p>2234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03" office:value-type="float">
            <text:p>38046700540100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47" office:value-type="float">
            <text:p>2234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04" office:value-type="float">
            <text:p>38046700540100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48" office:value-type="float">
            <text:p>2234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05" office:value-type="float">
            <text:p>38046700540100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49" office:value-type="float">
            <text:p>2234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06" office:value-type="float">
            <text:p>38046700540100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50" office:value-type="float">
            <text:p>2235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07" office:value-type="float">
            <text:p>38046700540100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51" office:value-type="float">
            <text:p>2235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08" office:value-type="float">
            <text:p>38046700540100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52" office:value-type="float">
            <text:p>2235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09" office:value-type="float">
            <text:p>38046700540100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53" office:value-type="float">
            <text:p>2235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10" office:value-type="float">
            <text:p>38046700540101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54" office:value-type="float">
            <text:p>2235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11" office:value-type="float">
            <text:p>38046700540101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55" office:value-type="float">
            <text:p>2235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12" office:value-type="float">
            <text:p>38046700540101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56" office:value-type="float">
            <text:p>2235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13" office:value-type="float">
            <text:p>38046700540101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57" office:value-type="float">
            <text:p>2235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14" office:value-type="float">
            <text:p>38046700540101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58" office:value-type="float">
            <text:p>2235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15" office:value-type="float">
            <text:p>38046700540101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59" office:value-type="float">
            <text:p>2235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16" office:value-type="float">
            <text:p>38046700540101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60" office:value-type="float">
            <text:p>2236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17" office:value-type="float">
            <text:p>38046700540101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61" office:value-type="float">
            <text:p>2236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18" office:value-type="float">
            <text:p>38046700540101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62" office:value-type="float">
            <text:p>2236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19" office:value-type="float">
            <text:p>38046700540101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63" office:value-type="float">
            <text:p>2236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20" office:value-type="float">
            <text:p>38046700540102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64" office:value-type="float">
            <text:p>2236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21" office:value-type="float">
            <text:p>38046700540102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65" office:value-type="float">
            <text:p>2236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22" office:value-type="float">
            <text:p>38046700540102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66" office:value-type="float">
            <text:p>2236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23" office:value-type="float">
            <text:p>38046700540102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67" office:value-type="float">
            <text:p>2236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24" office:value-type="float">
            <text:p>38046700540102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68" office:value-type="float">
            <text:p>2236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25" office:value-type="float">
            <text:p>38046700540102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69" office:value-type="float">
            <text:p>2236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26" office:value-type="float">
            <text:p>38046700540102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70" office:value-type="float">
            <text:p>2237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27" office:value-type="float">
            <text:p>38046700540102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71" office:value-type="float">
            <text:p>2237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28" office:value-type="float">
            <text:p>38046700540102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72" office:value-type="float">
            <text:p>2237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29" office:value-type="float">
            <text:p>38046700540102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73" office:value-type="float">
            <text:p>2237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30" office:value-type="float">
            <text:p>38046700540103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74" office:value-type="float">
            <text:p>2237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31" office:value-type="float">
            <text:p>38046700540103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75" office:value-type="float">
            <text:p>2237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32" office:value-type="float">
            <text:p>38046700540103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76" office:value-type="float">
            <text:p>2237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33" office:value-type="float">
            <text:p>38046700540103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77" office:value-type="float">
            <text:p>2237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34" office:value-type="float">
            <text:p>38046700540103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78" office:value-type="float">
            <text:p>2237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35" office:value-type="float">
            <text:p>38046700540103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79" office:value-type="float">
            <text:p>2237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36" office:value-type="float">
            <text:p>38046700540103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80" office:value-type="float">
            <text:p>2238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37" office:value-type="float">
            <text:p>38046700540103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81" office:value-type="float">
            <text:p>2238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38" office:value-type="float">
            <text:p>38046700540103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82" office:value-type="float">
            <text:p>2238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39" office:value-type="float">
            <text:p>38046700540103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83" office:value-type="float">
            <text:p>2238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40" office:value-type="float">
            <text:p>38046700540104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84" office:value-type="float">
            <text:p>2238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41" office:value-type="float">
            <text:p>38046700540104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85" office:value-type="float">
            <text:p>2238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42" office:value-type="float">
            <text:p>38046700540104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86" office:value-type="float">
            <text:p>2238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43" office:value-type="float">
            <text:p>38046700540104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87" office:value-type="float">
            <text:p>2238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44" office:value-type="float">
            <text:p>38046700540104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88" office:value-type="float">
            <text:p>2238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45" office:value-type="float">
            <text:p>38046700540104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89" office:value-type="float">
            <text:p>2238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46" office:value-type="float">
            <text:p>38046700540104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90" office:value-type="float">
            <text:p>2239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47" office:value-type="float">
            <text:p>38046700540104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91" office:value-type="float">
            <text:p>2239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48" office:value-type="float">
            <text:p>38046700540104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92" office:value-type="float">
            <text:p>2239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49" office:value-type="float">
            <text:p>38046700540104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93" office:value-type="float">
            <text:p>2239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50" office:value-type="float">
            <text:p>38046700540105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94" office:value-type="float">
            <text:p>2239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51" office:value-type="float">
            <text:p>38046700540105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95" office:value-type="float">
            <text:p>2239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52" office:value-type="float">
            <text:p>38046700540105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96" office:value-type="float">
            <text:p>2239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53" office:value-type="float">
            <text:p>38046700540105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97" office:value-type="float">
            <text:p>2239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54" office:value-type="float">
            <text:p>38046700540105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98" office:value-type="float">
            <text:p>2239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55" office:value-type="float">
            <text:p>38046700540105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399" office:value-type="float">
            <text:p>2239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56" office:value-type="float">
            <text:p>38046700540105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00" office:value-type="float">
            <text:p>2240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57" office:value-type="float">
            <text:p>38046700540105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01" office:value-type="float">
            <text:p>2240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58" office:value-type="float">
            <text:p>38046700540105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02" office:value-type="float">
            <text:p>2240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59" office:value-type="float">
            <text:p>38046700540105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03" office:value-type="float">
            <text:p>2240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60" office:value-type="float">
            <text:p>38046700540106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04" office:value-type="float">
            <text:p>2240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61" office:value-type="float">
            <text:p>38046700540106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05" office:value-type="float">
            <text:p>2240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62" office:value-type="float">
            <text:p>38046700540106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06" office:value-type="float">
            <text:p>2240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63" office:value-type="float">
            <text:p>38046700540106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07" office:value-type="float">
            <text:p>2240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64" office:value-type="float">
            <text:p>38046700540106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08" office:value-type="float">
            <text:p>2240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65" office:value-type="float">
            <text:p>38046700540106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09" office:value-type="float">
            <text:p>2240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66" office:value-type="float">
            <text:p>38046700540106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10" office:value-type="float">
            <text:p>2241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67" office:value-type="float">
            <text:p>38046700540106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11" office:value-type="float">
            <text:p>2241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68" office:value-type="float">
            <text:p>38046700540106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12" office:value-type="float">
            <text:p>2241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69" office:value-type="float">
            <text:p>38046700540106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13" office:value-type="float">
            <text:p>2241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70" office:value-type="float">
            <text:p>38046700540107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14" office:value-type="float">
            <text:p>2241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71" office:value-type="float">
            <text:p>38046700540107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15" office:value-type="float">
            <text:p>2241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72" office:value-type="float">
            <text:p>38046700540107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16" office:value-type="float">
            <text:p>2241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73" office:value-type="float">
            <text:p>38046700540107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17" office:value-type="float">
            <text:p>2241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74" office:value-type="float">
            <text:p>38046700540107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18" office:value-type="float">
            <text:p>2241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75" office:value-type="float">
            <text:p>38046700540107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19" office:value-type="float">
            <text:p>2241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76" office:value-type="float">
            <text:p>38046700540107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20" office:value-type="float">
            <text:p>2242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77" office:value-type="float">
            <text:p>38046700540107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21" office:value-type="float">
            <text:p>2242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78" office:value-type="float">
            <text:p>38046700540107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22" office:value-type="float">
            <text:p>2242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79" office:value-type="float">
            <text:p>38046700540107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23" office:value-type="float">
            <text:p>2242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80" office:value-type="float">
            <text:p>38046700540108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24" office:value-type="float">
            <text:p>2242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81" office:value-type="float">
            <text:p>38046700540108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25" office:value-type="float">
            <text:p>2242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82" office:value-type="float">
            <text:p>38046700540108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26" office:value-type="float">
            <text:p>2242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83" office:value-type="float">
            <text:p>38046700540108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27" office:value-type="float">
            <text:p>2242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84" office:value-type="float">
            <text:p>38046700540108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28" office:value-type="float">
            <text:p>2242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85" office:value-type="float">
            <text:p>38046700540108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29" office:value-type="float">
            <text:p>2242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86" office:value-type="float">
            <text:p>38046700540108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30" office:value-type="float">
            <text:p>2243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87" office:value-type="float">
            <text:p>38046700540108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31" office:value-type="float">
            <text:p>2243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88" office:value-type="float">
            <text:p>38046700540108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32" office:value-type="float">
            <text:p>2243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89" office:value-type="float">
            <text:p>38046700540108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33" office:value-type="float">
            <text:p>2243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90" office:value-type="float">
            <text:p>38046700540109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34" office:value-type="float">
            <text:p>2243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91" office:value-type="float">
            <text:p>38046700540109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35" office:value-type="float">
            <text:p>2243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92" office:value-type="float">
            <text:p>38046700540109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36" office:value-type="float">
            <text:p>2243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93" office:value-type="float">
            <text:p>38046700540109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37" office:value-type="float">
            <text:p>2243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94" office:value-type="float">
            <text:p>38046700540109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38" office:value-type="float">
            <text:p>2243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95" office:value-type="float">
            <text:p>38046700540109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39" office:value-type="float">
            <text:p>22439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96" office:value-type="float">
            <text:p>380467005401096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40" office:value-type="float">
            <text:p>22440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97" office:value-type="float">
            <text:p>380467005401097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41" office:value-type="float">
            <text:p>22441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98" office:value-type="float">
            <text:p>380467005401098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42" office:value-type="float">
            <text:p>22442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099" office:value-type="float">
            <text:p>380467005401099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43" office:value-type="float">
            <text:p>22443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100" office:value-type="float">
            <text:p>380467005401100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44" office:value-type="float">
            <text:p>22444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101" office:value-type="float">
            <text:p>380467005401101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45" office:value-type="float">
            <text:p>22445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102" office:value-type="float">
            <text:p>380467005401102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46" office:value-type="float">
            <text:p>22446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103" office:value-type="float">
            <text:p>380467005401103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47" office:value-type="float">
            <text:p>22447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104" office:value-type="float">
            <text:p>380467005401104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22448" office:value-type="float">
            <text:p>22448</text:p>
          </table:table-cell>
          <table:table-cell ns41:value-type="string" table:style-name="TL Metadata" office:value-type="string">
            <text:p>Ge-3edl</text:p>
          </table:table-cell>
          <table:table-cell ns41:value-type="float" table:style-name="TL Metadata" office:value="380467005401105" office:value-type="float">
            <text:p>380467005401105</text:p>
          </table:table-cell>
          <table:table-cell table:style-name="TL Metadata" table:number-columns-repeated="4"/>
          <table:table-cell ns41:value-type="string" table:style-name="TL Metadata" office:value-type="string">
            <text:p>x</text:p>
          </table:table-cell>
          <table:table-cell table:number-columns-repeated="1016"/>
        </table:table-row>
        <table:table-row table:style-name="ro3" table:number-rows-repeated="10480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ede_20_gedeelte" style:page-layout-name="Mpm3" style:display-name="PageStyle_Dere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1:14:49</meta:creation-date>
    <dc:creator>Yamit</dc:creator>
    <dc:date>2004-12-16T11:47:43</dc:date>
    <meta:document-statistic meta:object-count="0" meta:cell-count="7609" meta:table-count="2"/>
    <meta:generator>ODFPY/1.3.0dev</meta:generator>
  </office:meta>
</office:document-meta>
</file>